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f_index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TUB3</text:p>
          </table:table-cell>
          <table:table-cell table:style-name="Default" office:value-type="string" calcext:value-type="string">
            <text:p>ITUB4</text:p>
          </table:table-cell>
          <table:table-cell table:style-name="Default" office:value-type="string" calcext:value-type="string">
            <text:p>ITSA3</text:p>
          </table:table-cell>
          <table:table-cell table:style-name="Default" office:value-type="string" calcext:value-type="string">
            <text:p>ITSA4</text:p>
          </table:table-cell>
          <table:table-cell table:style-name="Default" office:value-type="string" calcext:value-type="string">
            <text:p>IBO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1-13</text:p>
          </table:table-cell>
          <table:table-cell office:value-type="percentage" office:value="0.0213863621545363" calcext:value-type="percentage">
            <text:p>2,1386%</text:p>
          </table:table-cell>
          <table:table-cell office:value-type="percentage" office:value="0.0189692943907587" calcext:value-type="percentage">
            <text:p>1,8969%</text:p>
          </table:table-cell>
          <table:table-cell office:value-type="percentage" office:value="0.00882625090323708" calcext:value-type="percentage">
            <text:p>0,8826%</text:p>
          </table:table-cell>
          <table:table-cell office:value-type="percentage" office:value="0.0171918892182164" calcext:value-type="percentage">
            <text:p>1,7192%</text:p>
          </table:table-cell>
          <table:table-cell office:value-type="percentage" office:value="0.022872522632738" calcext:value-type="percentage">
            <text:p>2,2873%</text:p>
          </table:table-cell>
          <table:table-cell/>
          <table:table-cell office:value-type="string" calcext:value-type="string">
            <text:p><text:span text:style-name="T1">ANOVA - Fator único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11-16</text:p>
          </table:table-cell>
          <table:table-cell office:value-type="percentage" office:value="0.0275300094827653" calcext:value-type="percentage">
            <text:p>2,7530%</text:p>
          </table:table-cell>
          <table:table-cell office:value-type="percentage" office:value="0.0351247862853095" calcext:value-type="percentage">
            <text:p>3,5125%</text:p>
          </table:table-cell>
          <table:table-cell office:value-type="percentage" office:value="0.00524933026737706" calcext:value-type="percentage">
            <text:p>0,5249%</text:p>
          </table:table-cell>
          <table:table-cell office:value-type="percentage" office:value="0.0215962507653902" calcext:value-type="percentage">
            <text:p>2,1596%</text:p>
          </table:table-cell>
          <table:table-cell office:value-type="percentage" office:value="0.0183519595835886" calcext:value-type="percentage">
            <text:p>1,8352%</text:p>
          </table:table-cell>
          <table:table-cell/>
          <table:table-cell office:value-type="string" calcext:value-type="string">
            <text:p>Alf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11-17</text:p>
          </table:table-cell>
          <table:table-cell office:value-type="percentage" office:value="-0.00113227884566836" calcext:value-type="percentage">
            <text:p>-0,1132%</text:p>
          </table:table-cell>
          <table:table-cell office:value-type="percentage" office:value="0.000678582744523704" calcext:value-type="percentage">
            <text:p>0,0679%</text:p>
          </table:table-cell>
          <table:table-cell office:value-type="percentage" office:value="0.0078327473303097" calcext:value-type="percentage">
            <text:p>0,7833%</text:p>
          </table:table-cell>
          <table:table-cell office:value-type="percentage" office:value="0.00275746201735316" calcext:value-type="percentage">
            <text:p>0,2757%</text:p>
          </table:table-cell>
          <table:table-cell office:value-type="percentage" office:value="0.00750728178145255" calcext:value-type="percentage">
            <text:p>0,750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1-18</text:p>
          </table:table-cell>
          <table:table-cell office:value-type="percentage" office:value="-0.0230447946044505" calcext:value-type="percentage">
            <text:p>-2,3045%</text:p>
          </table:table-cell>
          <table:table-cell office:value-type="percentage" office:value="-0.0244149648182779" calcext:value-type="percentage">
            <text:p>-2,4415%</text:p>
          </table:table-cell>
          <table:table-cell office:value-type="percentage" office:value="-0.0233159624998887" calcext:value-type="percentage">
            <text:p>-2,3316%</text:p>
          </table:table-cell>
          <table:table-cell office:value-type="percentage" office:value="-0.0192484196515955" calcext:value-type="percentage">
            <text:p>-1,9248%</text:p>
          </table:table-cell>
          <table:table-cell office:value-type="percentage" office:value="-0.00695707317983008" calcext:value-type="percentage">
            <text:p>-0,6957%</text:p>
          </table:table-cell>
          <table:table-cell/>
          <table:table-cell office:value-type="string" calcext:value-type="string">
            <text:p>Grupos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Variâ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9</text:p>
          </table:table-cell>
          <table:table-cell office:value-type="percentage" office:value="0.00464020550349242" calcext:value-type="percentage">
            <text:p>0,4640%</text:p>
          </table:table-cell>
          <table:table-cell office:value-type="percentage" office:value="0.00139018651944478" calcext:value-type="percentage">
            <text:p>0,1390%</text:p>
          </table:table-cell>
          <table:table-cell office:value-type="percentage" office:value="0.00176828311792887" calcext:value-type="percentage">
            <text:p>0,1768%</text:p>
          </table:table-cell>
          <table:table-cell office:value-type="percentage" office:value="0.00186913889938234" calcext:value-type="percentage">
            <text:p>0,1869%</text:p>
          </table:table-cell>
          <table:table-cell office:value-type="percentage" office:value="0.000319299794333316" calcext:value-type="percentage">
            <text:p>0,0319%</text:p>
          </table:table-cell>
          <table:table-cell/>
          <table:table-cell office:value-type="string" calcext:value-type="string">
            <text:p>Coluna 1</text:p>
          </table:table-cell>
          <table:table-cell table:formula="of:=COUNT([$df_index.$B$1:.$B$266])" office:value-type="float" office:value="265" calcext:value-type="float">
            <text:p>265</text:p>
          </table:table-cell>
          <table:table-cell table:formula="of:=SUM([$df_index.$B$1:.$B$266])" office:value-type="float" office:value="-0.13106489656385" calcext:value-type="float">
            <text:p>-0,13106489656385</text:p>
          </table:table-cell>
          <table:table-cell table:formula="of:=AVERAGE([$df_index.$B$1:.$B$266])" office:value-type="float" office:value="-0.000494584515335283" calcext:value-type="float">
            <text:p>-0,000494584515335283</text:p>
          </table:table-cell>
          <table:table-cell table:formula="of:=VAR([$df_index.$B$1:.$B$266])" office:value-type="float" office:value="0.000448937707738405" calcext:value-type="float">
            <text:p>0,000448937707738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3</text:p>
          </table:table-cell>
          <table:table-cell office:value-type="percentage" office:value="0.002694456706547" calcext:value-type="percentage">
            <text:p>0,2694%</text:p>
          </table:table-cell>
          <table:table-cell office:value-type="percentage" office:value="0.00312385227041756" calcext:value-type="percentage">
            <text:p>0,3124%</text:p>
          </table:table-cell>
          <table:table-cell office:value-type="percentage" office:value="0.0079436258129133" calcext:value-type="percentage">
            <text:p>0,7944%</text:p>
          </table:table-cell>
          <table:table-cell office:value-type="percentage" office:value="-0.000932685488458263" calcext:value-type="percentage">
            <text:p>-0,0933%</text:p>
          </table:table-cell>
          <table:table-cell office:value-type="percentage" office:value="0.00809260493630126" calcext:value-type="percentage">
            <text:p>0,8093%</text:p>
          </table:table-cell>
          <table:table-cell/>
          <table:table-cell office:value-type="string" calcext:value-type="string">
            <text:p>Coluna 2</text:p>
          </table:table-cell>
          <table:table-cell table:formula="of:=COUNT([$df_index.$C$1:.$C$266])" office:value-type="float" office:value="265" calcext:value-type="float">
            <text:p>265</text:p>
          </table:table-cell>
          <table:table-cell table:formula="of:=SUM([$df_index.$C$1:.$C$266])" office:value-type="float" office:value="-0.128210682312677" calcext:value-type="float">
            <text:p>-0,128210682312677</text:p>
          </table:table-cell>
          <table:table-cell table:formula="of:=AVERAGE([$df_index.$C$1:.$C$266])" office:value-type="float" office:value="-0.000483813895519535" calcext:value-type="float">
            <text:p>-0,000483813895519535</text:p>
          </table:table-cell>
          <table:table-cell table:formula="of:=VAR([$df_index.$C$1:.$C$266])" office:value-type="float" office:value="0.000482724520699055" calcext:value-type="float">
            <text:p>0,000482724520699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4</text:p>
          </table:table-cell>
          <table:table-cell office:value-type="percentage" office:value="0.0222648071470011" calcext:value-type="percentage">
            <text:p>2,2265%</text:p>
          </table:table-cell>
          <table:table-cell office:value-type="percentage" office:value="0.0280278716343543" calcext:value-type="percentage">
            <text:p>2,8028%</text:p>
          </table:table-cell>
          <table:table-cell office:value-type="percentage" office:value="0.01225936743691" calcext:value-type="percentage">
            <text:p>1,2259%</text:p>
          </table:table-cell>
          <table:table-cell office:value-type="percentage" office:value="0.0214750712578973" calcext:value-type="percentage">
            <text:p>2,1475%</text:p>
          </table:table-cell>
          <table:table-cell office:value-type="percentage" office:value="0.0224159286266403" calcext:value-type="percentage">
            <text:p>2,2416%</text:p>
          </table:table-cell>
          <table:table-cell/>
          <table:table-cell office:value-type="string" calcext:value-type="string">
            <text:p>Coluna 3</text:p>
          </table:table-cell>
          <table:table-cell table:formula="of:=COUNT([$df_index.$D$1:.$D$266])" office:value-type="float" office:value="265" calcext:value-type="float">
            <text:p>265</text:p>
          </table:table-cell>
          <table:table-cell table:formula="of:=SUM([$df_index.$D$1:.$D$266])" office:value-type="float" office:value="-0.0599543999599841" calcext:value-type="float">
            <text:p>-0,0599543999599841</text:p>
          </table:table-cell>
          <table:table-cell table:formula="of:=AVERAGE([$df_index.$D$1:.$D$266])" office:value-type="float" office:value="-0.000226243018716921" calcext:value-type="float">
            <text:p>-0,000226243018716921</text:p>
          </table:table-cell>
          <table:table-cell table:formula="of:=VAR([$df_index.$D$1:.$D$266])" office:value-type="float" office:value="0.000229515683646532" calcext:value-type="float">
            <text:p>0,000229515683646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5</text:p>
          </table:table-cell>
          <table:table-cell office:value-type="percentage" office:value="-0.0101389725019896" calcext:value-type="percentage">
            <text:p>-1,0139%</text:p>
          </table:table-cell>
          <table:table-cell office:value-type="percentage" office:value="-0.011780669027031" calcext:value-type="percentage">
            <text:p>-1,1781%</text:p>
          </table:table-cell>
          <table:table-cell office:value-type="percentage" office:value="-0.000865237186283285" calcext:value-type="percentage">
            <text:p>-0,0865%</text:p>
          </table:table-cell>
          <table:table-cell office:value-type="percentage" office:value="-0.0137109600285605" calcext:value-type="percentage">
            <text:p>-1,3711%</text:p>
          </table:table-cell>
          <table:table-cell office:value-type="percentage" office:value="0.00316069444191425" calcext:value-type="percentage">
            <text:p>0,3161%</text:p>
          </table:table-cell>
          <table:table-cell/>
          <table:table-cell office:value-type="string" calcext:value-type="string">
            <text:p>Coluna 4</text:p>
          </table:table-cell>
          <table:table-cell table:formula="of:=COUNT([$df_index.$E$1:.$E$266])" office:value-type="float" office:value="265" calcext:value-type="float">
            <text:p>265</text:p>
          </table:table-cell>
          <table:table-cell table:formula="of:=SUM([$df_index.$E$1:.$E$266])" office:value-type="float" office:value="0.0123603013665371" calcext:value-type="float">
            <text:p>0,0123603013665371</text:p>
          </table:table-cell>
          <table:table-cell table:formula="of:=AVERAGE([$df_index.$E$1:.$E$266])" office:value-type="float" office:value="0.0000466426466661777" calcext:value-type="float">
            <text:p>4,66426466661777E-05</text:p>
          </table:table-cell>
          <table:table-cell table:formula="of:=VAR([$df_index.$E$1:.$E$266])" office:value-type="float" office:value="0.000289144047488391" calcext:value-type="float">
            <text:p>0,000289144047488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6</text:p>
          </table:table-cell>
          <table:table-cell office:value-type="percentage" office:value="-0.0178298080780088" calcext:value-type="percentage">
            <text:p>-1,7830%</text:p>
          </table:table-cell>
          <table:table-cell office:value-type="percentage" office:value="-0.0211171748507366" calcext:value-type="percentage">
            <text:p>-2,1117%</text:p>
          </table:table-cell>
          <table:table-cell office:value-type="percentage" office:value="-0.0164501888309937" calcext:value-type="percentage">
            <text:p>-1,6450%</text:p>
          </table:table-cell>
          <table:table-cell office:value-type="percentage" office:value="-0.00741428514179709" calcext:value-type="percentage">
            <text:p>-0,7414%</text:p>
          </table:table-cell>
          <table:table-cell office:value-type="percentage" office:value="0.000853513479156964" calcext:value-type="percentage">
            <text:p>0,0854%</text:p>
          </table:table-cell>
          <table:table-cell/>
          <table:table-cell office:value-type="string" calcext:value-type="string">
            <text:p>Coluna 5</text:p>
          </table:table-cell>
          <table:table-cell table:formula="of:=COUNT([$df_index.$F$1:.$F$266])" office:value-type="float" office:value="265" calcext:value-type="float">
            <text:p>265</text:p>
          </table:table-cell>
          <table:table-cell table:formula="of:=SUM([$df_index.$F$1:.$F$266])" office:value-type="float" office:value="0.0749280420305851" calcext:value-type="float">
            <text:p>0,0749280420305851</text:p>
          </table:table-cell>
          <table:table-cell table:formula="of:=AVERAGE([$df_index.$F$1:.$F$266])" office:value-type="float" office:value="0.000282747328417302" calcext:value-type="float">
            <text:p>0,000282747328417302</text:p>
          </table:table-cell>
          <table:table-cell table:formula="of:=VAR([$df_index.$F$1:.$F$266])" office:value-type="float" office:value="0.00017366935405362" calcext:value-type="float">
            <text:p>0,0001736693540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7</text:p>
          </table:table-cell>
          <table:table-cell office:value-type="percentage" office:value="0.00888359393155502" calcext:value-type="percentage">
            <text:p>0,8884%</text:p>
          </table:table-cell>
          <table:table-cell office:value-type="percentage" office:value="0.00765476631150364" calcext:value-type="percentage">
            <text:p>0,7655%</text:p>
          </table:table-cell>
          <table:table-cell office:value-type="percentage" office:value="0.010563176701855" calcext:value-type="percentage">
            <text:p>1,0563%</text:p>
          </table:table-cell>
          <table:table-cell office:value-type="percentage" office:value="0.0149392410973062" calcext:value-type="percentage">
            <text:p>1,4939%</text:p>
          </table:table-cell>
          <table:table-cell office:value-type="percentage" office:value="0.00315712121349576" calcext:value-type="percentage">
            <text:p>0,31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1-30</text:p>
          </table:table-cell>
          <table:table-cell office:value-type="percentage" office:value="-0.0137825839627388" calcext:value-type="percentage">
            <text:p>-1,3783%</text:p>
          </table:table-cell>
          <table:table-cell office:value-type="percentage" office:value="-0.0138120974583008" calcext:value-type="percentage">
            <text:p>-1,3812%</text:p>
          </table:table-cell>
          <table:table-cell office:value-type="percentage" office:value="-0.0391985564352533" calcext:value-type="percentage">
            <text:p>-3,9199%</text:p>
          </table:table-cell>
          <table:table-cell office:value-type="percentage" office:value="-0.0266789690136098" calcext:value-type="percentage">
            <text:p>-2,6679%</text:p>
          </table:table-cell>
          <table:table-cell office:value-type="percentage" office:value="-0.0152566131584897" calcext:value-type="percentage">
            <text:p>-1,5257%</text:p>
          </table:table-cell>
          <table:table-cell/>
          <table:table-cell office:value-type="string" calcext:value-type="string">
            <text:p>Origem de variaçõe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alor P</text:p>
          </table:table-cell>
          <table:table-cell office:value-type="string" calcext:value-type="string">
            <text:p>F crítico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percentage" office:value="0.0398134149708445" calcext:value-type="percentage">
            <text:p>3,9813%</text:p>
          </table:table-cell>
          <table:table-cell office:value-type="percentage" office:value="0.0422140436947491" calcext:value-type="percentage">
            <text:p>4,2214%</text:p>
          </table:table-cell>
          <table:table-cell office:value-type="percentage" office:value="0.060853945320914" calcext:value-type="percentage">
            <text:p>6,0854%</text:p>
          </table:table-cell>
          <table:table-cell office:value-type="percentage" office:value="0.0454544247680198" calcext:value-type="percentage">
            <text:p>4,5454%</text:p>
          </table:table-cell>
          <table:table-cell office:value-type="percentage" office:value="0.0224726324296525" calcext:value-type="percentage">
            <text:p>2,2473%</text:p>
          </table:table-cell>
          <table:table-cell/>
          <table:table-cell office:value-type="string" calcext:value-type="string">
            <text:p>Entre grupos</text:p>
          </table:table-cell>
          <table:table-cell table:formula="of:=SUMPRODUCT([$df_index.$J$6:.$J$10];[$df_index.$K$6:.$K$10])-SUM([$df_index.$J$6:.$J$10])^2/SUM([$df_index.$I$6:.$I$10])" office:value-type="float" office:value="0.000121577812555795" calcext:value-type="float">
            <text:p>0,000121577812555795</text:p>
          </table:table-cell>
          <table:table-cell table:formula="of:=COUNT([$df_index.$J$6:.$J$10])-1" office:value-type="float" office:value="4" calcext:value-type="float">
            <text:p>4</text:p>
          </table:table-cell>
          <table:table-cell table:formula="of:=[$df_index.$I$13] / [$df_index.$J$13]" office:value-type="float" office:value="0.0000303944531389487" calcext:value-type="float">
            <text:p>3,03944531389487E-05</text:p>
          </table:table-cell>
          <table:table-cell table:formula="of:=[$df_index.$K$13] / [$df_index.$K$14]" office:value-type="float" office:value="0.0935794818726119" calcext:value-type="float">
            <text:p>0,0935794818726119</text:p>
          </table:table-cell>
          <table:table-cell table:formula="of:=LEGACY.FDIST([$df_index.$L$13]; [$df_index.$J$13]; [$df_index.$J$14])" office:value-type="float" office:value="0.984507168688671" calcext:value-type="float">
            <text:p>0,984507168688671</text:p>
          </table:table-cell>
          <table:table-cell table:formula="of:=LEGACY.FINV([$df_index.$I$3]; [$df_index.$J$13]; [$df_index.$J$14])" office:value-type="float" office:value="2.37867031670905" calcext:value-type="float">
            <text:p>2,3786703167090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percentage" office:value="0.000747200189078923" calcext:value-type="percentage">
            <text:p>0,0747%</text:p>
          </table:table-cell>
          <table:table-cell office:value-type="percentage" office:value="0.0077309864996653" calcext:value-type="percentage">
            <text:p>0,7731%</text:p>
          </table:table-cell>
          <table:table-cell office:value-type="percentage" office:value="-0.00684922774522934" calcext:value-type="percentage">
            <text:p>-0,6849%</text:p>
          </table:table-cell>
          <table:table-cell office:value-type="percentage" office:value="-0.000905753229138107" calcext:value-type="percentage">
            <text:p>-0,0906%</text:p>
          </table:table-cell>
          <table:table-cell office:value-type="percentage" office:value="0.00430233080343112" calcext:value-type="percentage">
            <text:p>0,4302%</text:p>
          </table:table-cell>
          <table:table-cell/>
          <table:table-cell office:value-type="string" calcext:value-type="string">
            <text:p>Dentro dos grupos</text:p>
          </table:table-cell>
          <table:table-cell table:formula="of:=SUM(DEVSQ([$df_index.$B$1:.$B$266]);DEVSQ([$df_index.$C$1:.$C$266]);DEVSQ([$df_index.$D$1:.$D$266]);DEVSQ([$df_index.$E$1:.$E$266]);DEVSQ([$df_index.$F$1:.$F$266]))" office:value-type="float" office:value="0.428733706797265" calcext:value-type="float">
            <text:p>0,428733706797265</text:p>
          </table:table-cell>
          <table:table-cell table:formula="of:=SUM([$df_index.$I$6:.$I$10])-COUNT([$df_index.$I$6:.$I$10])" office:value-type="float" office:value="1320" calcext:value-type="float">
            <text:p>1320</text:p>
          </table:table-cell>
          <table:table-cell table:formula="of:=[$df_index.$I$14] / [$df_index.$J$14]" office:value-type="float" office:value="0.000324798262725201" calcext:value-type="float">
            <text:p>0,000324798262725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12-03</text:p>
          </table:table-cell>
          <table:table-cell office:value-type="percentage" office:value="0.000373395323583381" calcext:value-type="percentage">
            <text:p>0,0373%</text:p>
          </table:table-cell>
          <table:table-cell office:value-type="percentage" office:value="-0.000667085113365884" calcext:value-type="percentage">
            <text:p>-0,0667%</text:p>
          </table:table-cell>
          <table:table-cell office:value-type="percentage" office:value="0.0224136130688439" calcext:value-type="percentage">
            <text:p>2,2414%</text:p>
          </table:table-cell>
          <table:table-cell office:value-type="percentage" office:value="0.0145058252804424" calcext:value-type="percentage">
            <text:p>1,4506%</text:p>
          </table:table-cell>
          <table:table-cell office:value-type="percentage" office:value="0.00988248340994868" calcext:value-type="percentage">
            <text:p>0,9882%</text:p>
          </table:table-cell>
          <table:table-cell/>
          <table:table-cell office:value-type="string" calcext:value-type="string">
            <text:p>Total</text:p>
          </table:table-cell>
          <table:table-cell table:formula="of:=DEVSQ([$df_index.$B$1:.$B$266];[$df_index.$C$1:.$C$266];[$df_index.$D$1:.$D$266];[$df_index.$E$1:.$E$266];[$df_index.$F$1:.$F$266])" office:value-type="float" office:value="0.42885528460982" calcext:value-type="float">
            <text:p>0,42885528460982</text:p>
          </table:table-cell>
          <table:table-cell table:formula="of:=SUM([$df_index.$I$6:.$I$10]) - 1"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4</text:p>
          </table:table-cell>
          <table:table-cell office:value-type="percentage" office:value="0.00522387794100321" calcext:value-type="percentage">
            <text:p>0,5224%</text:p>
          </table:table-cell>
          <table:table-cell office:value-type="percentage" office:value="0.0100133525902379" calcext:value-type="percentage">
            <text:p>1,0013%</text:p>
          </table:table-cell>
          <table:table-cell office:value-type="percentage" office:value="-0.00674519289350628" calcext:value-type="percentage">
            <text:p>-0,6745%</text:p>
          </table:table-cell>
          <table:table-cell office:value-type="percentage" office:value="0.00178740254365262" calcext:value-type="percentage">
            <text:p>0,1787%</text:p>
          </table:table-cell>
          <table:table-cell office:value-type="percentage" office:value="0.00675705594275544" calcext:value-type="percentage">
            <text:p>0,67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07</text:p>
          </table:table-cell>
          <table:table-cell office:value-type="percentage" office:value="0.00296957102500017" calcext:value-type="percentage">
            <text:p>0,2970%</text:p>
          </table:table-cell>
          <table:table-cell office:value-type="percentage" office:value="0.00594860463678759" calcext:value-type="percentage">
            <text:p>0,5949%</text:p>
          </table:table-cell>
          <table:table-cell office:value-type="percentage" office:value="0.000848641630423641" calcext:value-type="percentage">
            <text:p>0,0849%</text:p>
          </table:table-cell>
          <table:table-cell office:value-type="percentage" office:value="0.00446035493645347" calcext:value-type="percentage">
            <text:p>0,4460%</text:p>
          </table:table-cell>
          <table:table-cell office:value-type="percentage" office:value="-0.000501398638306894" calcext:value-type="percentage">
            <text:p>-0,05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08</text:p>
          </table:table-cell>
          <table:table-cell office:value-type="percentage" office:value="-0.00666169710230669" calcext:value-type="percentage">
            <text:p>-0,6662%</text:p>
          </table:table-cell>
          <table:table-cell office:value-type="percentage" office:value="-0.0026282118932196" calcext:value-type="percentage">
            <text:p>-0,2628%</text:p>
          </table:table-cell>
          <table:table-cell office:value-type="percentage" office:value="0.000848261115573123" calcext:value-type="percentage">
            <text:p>0,0848%</text:p>
          </table:table-cell>
          <table:table-cell office:value-type="percentage" office:value="-0.00444054851396858" calcext:value-type="percentage">
            <text:p>-0,4441%</text:p>
          </table:table-cell>
          <table:table-cell office:value-type="percentage" office:value="-0.000475247524752476" calcext:value-type="percentage">
            <text:p>-0,0475%</text:p>
          </table:table-cell>
          <table:table-cell/>
          <table:table-cell office:value-type="string" calcext:value-type="string">
            <text:p>Correlações</text:p>
          </table:table-cell>
          <table:table-cell office:value-type="string" calcext:value-type="string">
            <text:p>ITUB3</text:p>
          </table:table-cell>
          <table:table-cell office:value-type="string" calcext:value-type="string">
            <text:p>ITUB4</text:p>
          </table:table-cell>
          <table:table-cell office:value-type="string" calcext:value-type="string">
            <text:p>ITSA3</text:p>
          </table:table-cell>
          <table:table-cell office:value-type="string" calcext:value-type="string">
            <text:p>ITSA4</text:p>
          </table:table-cell>
          <table:table-cell office:value-type="string" calcext:value-type="string">
            <text:p>IBOV</text:p>
          </table:table-cell>
          <table:table-cell/>
        </table:table-row>
        <table:table-row table:style-name="ro1">
          <table:table-cell office:value-type="string" calcext:value-type="string">
            <text:p>2020-12-09</text:p>
          </table:table-cell>
          <table:table-cell office:value-type="percentage" office:value="0.0104321850225078" calcext:value-type="percentage">
            <text:p>1,0432%</text:p>
          </table:table-cell>
          <table:table-cell office:value-type="percentage" office:value="0.00592881510147225" calcext:value-type="percentage">
            <text:p>0,5929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535237232766606" calcext:value-type="percentage">
            <text:p>0,5352%</text:p>
          </table:table-cell>
          <table:table-cell office:value-type="percentage" office:value="-0.00747549990754681" calcext:value-type="percentage">
            <text:p>-0,7475%</text:p>
          </table:table-cell>
          <table:table-cell/>
          <table:table-cell office:value-type="string" calcext:value-type="string">
            <text:p>ITUB3</text:p>
          </table:table-cell>
          <table:table-cell office:value-type="float" office:value="1" calcext:value-type="float">
            <text:p>1</text:p>
          </table:table-cell>
          <table:table-cell office:value-type="float" office:value="0.974039578657437" calcext:value-type="float">
            <text:p>0,974039578657437</text:p>
          </table:table-cell>
          <table:table-cell office:value-type="float" office:value="0.664950523148008" calcext:value-type="float">
            <text:p>0,664950523148008</text:p>
          </table:table-cell>
          <table:table-cell office:value-type="float" office:value="0.795032197079092" calcext:value-type="float">
            <text:p>0,795032197079092</text:p>
          </table:table-cell>
          <table:table-cell office:value-type="float" office:value="0.669538769244654" calcext:value-type="float">
            <text:p>0,669538769244654</text:p>
          </table:table-cell>
          <table:table-cell/>
        </table:table-row>
        <table:table-row table:style-name="ro1">
          <table:table-cell office:value-type="string" calcext:value-type="string">
            <text:p>2020-12-10</text:p>
          </table:table-cell>
          <table:table-cell office:value-type="percentage" office:value="0.0291296886815127" calcext:value-type="percentage">
            <text:p>2,9130%</text:p>
          </table:table-cell>
          <table:table-cell office:value-type="percentage" office:value="0.0330714375014947" calcext:value-type="percentage">
            <text:p>3,3071%</text:p>
          </table:table-cell>
          <table:table-cell office:value-type="percentage" office:value="0.01271194694845" calcext:value-type="percentage">
            <text:p>1,2712%</text:p>
          </table:table-cell>
          <table:table-cell office:value-type="percentage" office:value="0.0204083282747365" calcext:value-type="percentage">
            <text:p>2,0408%</text:p>
          </table:table-cell>
          <table:table-cell office:value-type="percentage" office:value="0.0201380387147141" calcext:value-type="percentage">
            <text:p>2,0138%</text:p>
          </table:table-cell>
          <table:table-cell/>
          <table:table-cell office:value-type="string" calcext:value-type="string">
            <text:p>ITUB4</text:p>
          </table:table-cell>
          <table:table-cell table:formula="of:=CORREL([$df_index.$B$1:.$B$266]; [$df_index.$C$1:.$C$266])" office:value-type="float" office:value="0.974039578657437" calcext:value-type="float">
            <text:p>0,974039578657437</text:p>
          </table:table-cell>
          <table:table-cell office:value-type="float" office:value="1" calcext:value-type="float">
            <text:p>1</text:p>
          </table:table-cell>
          <table:table-cell office:value-type="float" office:value="0.693196185390766" calcext:value-type="float">
            <text:p>0,693196185390766</text:p>
          </table:table-cell>
          <table:table-cell office:value-type="float" office:value="0.843130518563188" calcext:value-type="float">
            <text:p>0,843130518563188</text:p>
          </table:table-cell>
          <table:table-cell office:value-type="float" office:value="0.696813896986753" calcext:value-type="float">
            <text:p>0,696813896986753</text:p>
          </table:table-cell>
          <table:table-cell/>
        </table:table-row>
        <table:table-row table:style-name="ro1">
          <table:table-cell office:value-type="string" calcext:value-type="string">
            <text:p>2020-12-11</text:p>
          </table:table-cell>
          <table:table-cell office:value-type="percentage" office:value="-0.00596277121588229" calcext:value-type="percentage">
            <text:p>-0,5963%</text:p>
          </table:table-cell>
          <table:table-cell office:value-type="percentage" office:value="-0.00590870964240831" calcext:value-type="percentage">
            <text:p>-0,5909%</text:p>
          </table:table-cell>
          <table:table-cell office:value-type="percentage" office:value="0.00520340384804996" calcext:value-type="percentage">
            <text:p>0,5203%</text:p>
          </table:table-cell>
          <table:table-cell office:value-type="percentage" office:value="0.00102181565540005" calcext:value-type="percentage">
            <text:p>0,1022%</text:p>
          </table:table-cell>
          <table:table-cell office:value-type="percentage" office:value="0.00287846111033807" calcext:value-type="percentage">
            <text:p>0,2878%</text:p>
          </table:table-cell>
          <table:table-cell/>
          <table:table-cell office:value-type="string" calcext:value-type="string">
            <text:p>ITSA3</text:p>
          </table:table-cell>
          <table:table-cell table:formula="of:=CORREL([$df_index.$B$1:.$B$266]; [$df_index.$D$1:.$D$266])" office:value-type="float" office:value="0.664950523148008" calcext:value-type="float">
            <text:p>0,664950523148008</text:p>
          </table:table-cell>
          <table:table-cell table:formula="of:=CORREL([$df_index.$C$1:.$C$266]; [$df_index.$D$1:.$D$266])" office:value-type="float" office:value="0.693196185390766" calcext:value-type="float">
            <text:p>0,693196185390766</text:p>
          </table:table-cell>
          <table:table-cell office:value-type="float" office:value="1" calcext:value-type="float">
            <text:p>1</text:p>
          </table:table-cell>
          <table:table-cell office:value-type="float" office:value="0.81832684181296" calcext:value-type="float">
            <text:p>0,81832684181296</text:p>
          </table:table-cell>
          <table:table-cell office:value-type="float" office:value="0.696108697889556" calcext:value-type="float">
            <text:p>0,696108697889556</text:p>
          </table:table-cell>
          <table:table-cell/>
        </table:table-row>
        <table:table-row table:style-name="ro1">
          <table:table-cell office:value-type="string" calcext:value-type="string">
            <text:p>2020-12-14</text:p>
          </table:table-cell>
          <table:table-cell office:value-type="percentage" office:value="-0.0158959245689201" calcext:value-type="percentage">
            <text:p>-1,5896%</text:p>
          </table:table-cell>
          <table:table-cell office:value-type="percentage" office:value="-0.0134183778404818" calcext:value-type="percentage">
            <text:p>-1,3418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113934229015272" calcext:value-type="percentage">
            <text:p>-1,1393%</text:p>
          </table:table-cell>
          <table:table-cell office:value-type="percentage" office:value="-0.00301761140448997" calcext:value-type="percentage">
            <text:p>-0,3018%</text:p>
          </table:table-cell>
          <table:table-cell/>
          <table:table-cell office:value-type="string" calcext:value-type="string">
            <text:p>ITSA4</text:p>
          </table:table-cell>
          <table:table-cell table:formula="of:=CORREL([$df_index.$B$1:.$B$266]; [$df_index.$E$1:.$E$266])" office:value-type="float" office:value="0.795032197079092" calcext:value-type="float">
            <text:p>0,795032197079092</text:p>
          </table:table-cell>
          <table:table-cell table:formula="of:=CORREL([$df_index.$C$1:.$C$266]; [$df_index.$E$1:.$E$266])" office:value-type="float" office:value="0.843130518563188" calcext:value-type="float">
            <text:p>0,843130518563188</text:p>
          </table:table-cell>
          <table:table-cell table:formula="of:=CORREL([$df_index.$D$1:.$D$266]; [$df_index.$E$1:.$E$266])" office:value-type="float" office:value="0.81832684181296" calcext:value-type="float">
            <text:p>0,81832684181296</text:p>
          </table:table-cell>
          <table:table-cell office:value-type="float" office:value="1" calcext:value-type="float">
            <text:p>1</text:p>
          </table:table-cell>
          <table:table-cell office:value-type="float" office:value="0.782047652909103" calcext:value-type="float">
            <text:p>0,782047652909103</text:p>
          </table:table-cell>
          <table:table-cell/>
        </table:table-row>
        <table:table-row table:style-name="ro1">
          <table:table-cell office:value-type="string" calcext:value-type="string">
            <text:p>2020-12-15</text:p>
          </table:table-cell>
          <table:table-cell office:value-type="percentage" office:value="0.00697522219296376" calcext:value-type="percentage">
            <text:p>0,6975%</text:p>
          </table:table-cell>
          <table:table-cell office:value-type="percentage" office:value="0.00906729569959119" calcext:value-type="percentage">
            <text:p>0,9067%</text:p>
          </table:table-cell>
          <table:table-cell office:value-type="percentage" office:value="0.00923574247646997" calcext:value-type="percentage">
            <text:p>0,9236%</text:p>
          </table:table-cell>
          <table:table-cell office:value-type="percentage" office:value="0.0195035499994589" calcext:value-type="percentage">
            <text:p>1,9504%</text:p>
          </table:table-cell>
          <table:table-cell office:value-type="percentage" office:value="0.0101848227875625" calcext:value-type="percentage">
            <text:p>1,0185%</text:p>
          </table:table-cell>
          <table:table-cell/>
          <table:table-cell office:value-type="string" calcext:value-type="string">
            <text:p>IBOV</text:p>
          </table:table-cell>
          <table:table-cell table:formula="of:=CORREL([$df_index.$B$1:.$B$266]; [$df_index.$F$1:.$F$266])" office:value-type="float" office:value="0.669538769244654" calcext:value-type="float">
            <text:p>0,669538769244654</text:p>
          </table:table-cell>
          <table:table-cell table:formula="of:=CORREL([$df_index.$C$1:.$C$266]; [$df_index.$F$1:.$F$266])" office:value-type="float" office:value="0.696813896986753" calcext:value-type="float">
            <text:p>0,696813896986753</text:p>
          </table:table-cell>
          <table:table-cell table:formula="of:=CORREL([$df_index.$D$1:.$D$266]; [$df_index.$F$1:.$F$266])" office:value-type="float" office:value="0.696108697889556" calcext:value-type="float">
            <text:p>0,696108697889556</text:p>
          </table:table-cell>
          <table:table-cell table:formula="of:=CORREL([$df_index.$E$1:.$E$266]; [$df_index.$F$1:.$F$266])" office:value-type="float" office:value="0.782047652909103" calcext:value-type="float">
            <text:p>0,782047652909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20-12-16</text:p>
          </table:table-cell>
          <table:table-cell office:value-type="percentage" office:value="0.0240611252049172" calcext:value-type="percentage">
            <text:p>2,4061%</text:p>
          </table:table-cell>
          <table:table-cell office:value-type="percentage" office:value="0.0189345755977604" calcext:value-type="percentage">
            <text:p>1,8935%</text:p>
          </table:table-cell>
          <table:table-cell office:value-type="percentage" office:value="0.00831951199626646" calcext:value-type="percentage">
            <text:p>0,8320%</text:p>
          </table:table-cell>
          <table:table-cell office:value-type="percentage" office:value="0.0139131560494095" calcext:value-type="percentage">
            <text:p>1,3913%</text:p>
          </table:table-cell>
          <table:table-cell office:value-type="percentage" office:value="0.0155063454617463" calcext:value-type="percentage">
            <text:p>1,550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17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125991394434999" calcext:value-type="percentage">
            <text:p>-0,1260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0857501456620335" calcext:value-type="percentage">
            <text:p>0,0858%</text:p>
          </table:table-cell>
          <table:table-cell office:value-type="percentage" office:value="0.00178046071540616" calcext:value-type="percentage">
            <text:p>0,178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18</text:p>
          </table:table-cell>
          <table:table-cell office:value-type="percentage" office:value="-0.00178016268352144" calcext:value-type="percentage">
            <text:p>-0,1780%</text:p>
          </table:table-cell>
          <table:table-cell office:value-type="percentage" office:value="-0.00157670785567543" calcext:value-type="percentage">
            <text:p>-0,1577%</text:p>
          </table:table-cell>
          <table:table-cell office:value-type="percentage" office:value="0.00165010835300006" calcext:value-type="percentage">
            <text:p>0,1650%</text:p>
          </table:table-cell>
          <table:table-cell office:value-type="percentage" office:value="-0.00942588036103276" calcext:value-type="percentage">
            <text:p>-0,9426%</text:p>
          </table:table-cell>
          <table:table-cell office:value-type="percentage" office:value="-0.00404546493225111" calcext:value-type="percentage">
            <text:p>-0,404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21</text:p>
          </table:table-cell>
          <table:table-cell office:value-type="percentage" office:value="-0.0224678441416075" calcext:value-type="percentage">
            <text:p>-2,2468%</text:p>
          </table:table-cell>
          <table:table-cell office:value-type="percentage" office:value="-0.0176879386374563" calcext:value-type="percentage">
            <text:p>-1,7688%</text:p>
          </table:table-cell>
          <table:table-cell office:value-type="percentage" office:value="-0.00164738998103176" calcext:value-type="percentage">
            <text:p>-0,1647%</text:p>
          </table:table-cell>
          <table:table-cell office:value-type="percentage" office:value="-0.0155710391258836" calcext:value-type="percentage">
            <text:p>-1,5571%</text:p>
          </table:table-cell>
          <table:table-cell office:value-type="percentage" office:value="-0.0141316632534267" calcext:value-type="percentage">
            <text:p>-1,413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22</text:p>
          </table:table-cell>
          <table:table-cell office:value-type="percentage" office:value="0.00620199951104428" calcext:value-type="percentage">
            <text:p>0,6202%</text:p>
          </table:table-cell>
          <table:table-cell office:value-type="percentage" office:value="0.00482315459729454" calcext:value-type="percentage">
            <text:p>0,4823%</text:p>
          </table:table-cell>
          <table:table-cell office:value-type="percentage" office:value="-0.0115511672576905" calcext:value-type="percentage">
            <text:p>-1,1551%</text:p>
          </table:table-cell>
          <table:table-cell office:value-type="percentage" office:value="0.00175746188699133" calcext:value-type="percentage">
            <text:p>0,1757%</text:p>
          </table:table-cell>
          <table:table-cell office:value-type="percentage" office:value="0.00286167425182726" calcext:value-type="percentage">
            <text:p>0,286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23</text:p>
          </table:table-cell>
          <table:table-cell office:value-type="percentage" office:value="0.015228459236762" calcext:value-type="percentage">
            <text:p>1,5228%</text:p>
          </table:table-cell>
          <table:table-cell office:value-type="percentage" office:value="0.0220800663860254" calcext:value-type="percentage">
            <text:p>2,2080%</text:p>
          </table:table-cell>
          <table:table-cell office:value-type="percentage" office:value="0.0250417864898951" calcext:value-type="percentage">
            <text:p>2,5042%</text:p>
          </table:table-cell>
          <table:table-cell office:value-type="percentage" office:value="0.0236843292050457" calcext:value-type="percentage">
            <text:p>2,3684%</text:p>
          </table:table-cell>
          <table:table-cell office:value-type="percentage" office:value="0.0129697115549903" calcext:value-type="percentage">
            <text:p>1,297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28</text:p>
          </table:table-cell>
          <table:table-cell office:value-type="percentage" office:value="0.0153572513430249" calcext:value-type="percentage">
            <text:p>1,5357%</text:p>
          </table:table-cell>
          <table:table-cell office:value-type="percentage" office:value="0.00720071383742793" calcext:value-type="percentage">
            <text:p>0,7201%</text:p>
          </table:table-cell>
          <table:table-cell office:value-type="percentage" office:value="0.00244295311111586" calcext:value-type="percentage">
            <text:p>0,2443%</text:p>
          </table:table-cell>
          <table:table-cell office:value-type="percentage" office:value="0.0111399242007189" calcext:value-type="percentage">
            <text:p>1,1140%</text:p>
          </table:table-cell>
          <table:table-cell office:value-type="percentage" office:value="0.0101309213708138" calcext:value-type="percentage">
            <text:p>1,01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29</text:p>
          </table:table-cell>
          <table:table-cell office:value-type="percentage" office:value="-0.00386907543030401" calcext:value-type="percentage">
            <text:p>-0,3869%</text:p>
          </table:table-cell>
          <table:table-cell office:value-type="percentage" office:value="-0.00217580317746469" calcext:value-type="percentage">
            <text:p>-0,2176%</text:p>
          </table:table-cell>
          <table:table-cell office:value-type="percentage" office:value="0.0121852396627145" calcext:value-type="percentage">
            <text:p>1,2185%</text:p>
          </table:table-cell>
          <table:table-cell office:value-type="percentage" office:value="0.00593188205980177" calcext:value-type="percentage">
            <text:p>0,5932%</text:p>
          </table:table-cell>
          <table:table-cell office:value-type="percentage" office:value="0.00356149885343249" calcext:value-type="percentage">
            <text:p>0,356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12-30</text:p>
          </table:table-cell>
          <table:table-cell office:value-type="percentage" office:value="-0.0137711281513273" calcext:value-type="percentage">
            <text:p>-1,3771%</text:p>
          </table:table-cell>
          <table:table-cell office:value-type="percentage" office:value="-0.0146416988272057" calcext:value-type="percentage">
            <text:p>-1,4642%</text:p>
          </table:table-cell>
          <table:table-cell office:value-type="percentage" office:value="-0.00963088538090873" calcext:value-type="percentage">
            <text:p>-0,9631%</text:p>
          </table:table-cell>
          <table:table-cell office:value-type="percentage" office:value="-0.0117943063474416" calcext:value-type="percentage">
            <text:p>-1,1794%</text:p>
          </table:table-cell>
          <table:table-cell office:value-type="percentage" office:value="-0.00141452186649926" calcext:value-type="percentage">
            <text:p>-0,141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04</text:p>
          </table:table-cell>
          <table:table-cell office:value-type="percentage" office:value="-0.0166577628969908" calcext:value-type="percentage">
            <text:p>-1,6658%</text:p>
          </table:table-cell>
          <table:table-cell office:value-type="percentage" office:value="-0.0226159823188907" calcext:value-type="percentage">
            <text:p>-2,2616%</text:p>
          </table:table-cell>
          <table:table-cell office:value-type="percentage" office:value="-0.00810377105319071" calcext:value-type="percentage">
            <text:p>-0,8104%</text:p>
          </table:table-cell>
          <table:table-cell office:value-type="percentage" office:value="-0.0153453708992756" calcext:value-type="percentage">
            <text:p>-1,5345%</text:p>
          </table:table-cell>
          <table:table-cell office:value-type="percentage" office:value="-0.00626959247648906" calcext:value-type="percentage">
            <text:p>-0,627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05</text:p>
          </table:table-cell>
          <table:table-cell office:value-type="percentage" office:value="-0.00255027847042777" calcext:value-type="percentage">
            <text:p>-0,2550%</text:p>
          </table:table-cell>
          <table:table-cell office:value-type="percentage" office:value="-0.00647241002323895" calcext:value-type="percentage">
            <text:p>-0,6472%</text:p>
          </table:table-cell>
          <table:table-cell office:value-type="percentage" office:value="-0.00816989773420085" calcext:value-type="percentage">
            <text:p>-0,8170%</text:p>
          </table:table-cell>
          <table:table-cell office:value-type="percentage" office:value="-0.00779204575100723" calcext:value-type="percentage">
            <text:p>-0,7792%</text:p>
          </table:table-cell>
          <table:table-cell office:value-type="percentage" office:value="0.00560906897889635" calcext:value-type="percentage">
            <text:p>0,560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06</text:p>
          </table:table-cell>
          <table:table-cell office:value-type="percentage" office:value="0.0226442696408684" calcext:value-type="percentage">
            <text:p>2,2644%</text:p>
          </table:table-cell>
          <table:table-cell office:value-type="percentage" office:value="0.0293159091689608" calcext:value-type="percentage">
            <text:p>2,9316%</text:p>
          </table:table-cell>
          <table:table-cell office:value-type="percentage" office:value="0.00741345897127221" calcext:value-type="percentage">
            <text:p>0,7413%</text:p>
          </table:table-cell>
          <table:table-cell office:value-type="percentage" office:value="0.0200695894730334" calcext:value-type="percentage">
            <text:p>2,0070%</text:p>
          </table:table-cell>
          <table:table-cell office:value-type="percentage" office:value="0.00526744000738111" calcext:value-type="percentage">
            <text:p>0,52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07</text:p>
          </table:table-cell>
          <table:table-cell office:value-type="percentage" office:value="0.0321428189783575" calcext:value-type="percentage">
            <text:p>3,2143%</text:p>
          </table:table-cell>
          <table:table-cell office:value-type="percentage" office:value="0.0389243441928135" calcext:value-type="percentage">
            <text:p>3,8924%</text:p>
          </table:table-cell>
          <table:table-cell office:value-type="percentage" office:value="0.031071288258689" calcext:value-type="percentage">
            <text:p>3,1071%</text:p>
          </table:table-cell>
          <table:table-cell office:value-type="percentage" office:value="0.0402053469644921" calcext:value-type="percentage">
            <text:p>4,0205%</text:p>
          </table:table-cell>
          <table:table-cell office:value-type="percentage" office:value="0.0175634746476876" calcext:value-type="percentage">
            <text:p>1,756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percentage" office:value="0.00311434782414932" calcext:value-type="percentage">
            <text:p>0,3114%</text:p>
          </table:table-cell>
          <table:table-cell office:value-type="percentage" office:value="-0.000304787949257035" calcext:value-type="percentage">
            <text:p>-0,0305%</text:p>
          </table:table-cell>
          <table:table-cell office:value-type="percentage" office:value="-0.00872321066329795" calcext:value-type="percentage">
            <text:p>-0,8723%</text:p>
          </table:table-cell>
          <table:table-cell office:value-type="percentage" office:value="-0.00246697236174753" calcext:value-type="percentage">
            <text:p>-0,2467%</text:p>
          </table:table-cell>
          <table:table-cell office:value-type="percentage" office:value="0.0255911968250844" calcext:value-type="percentage">
            <text:p>2,559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1</text:p>
          </table:table-cell>
          <table:table-cell office:value-type="percentage" office:value="-0.0196619630780953" calcext:value-type="percentage">
            <text:p>-1,9662%</text:p>
          </table:table-cell>
          <table:table-cell office:value-type="percentage" office:value="-0.0225471678022697" calcext:value-type="percentage">
            <text:p>-2,2547%</text:p>
          </table:table-cell>
          <table:table-cell office:value-type="percentage" office:value="-0.032799941719292" calcext:value-type="percentage">
            <text:p>-3,2800%</text:p>
          </table:table-cell>
          <table:table-cell office:value-type="percentage" office:value="-0.0230832454086544" calcext:value-type="percentage">
            <text:p>-2,3083%</text:p>
          </table:table-cell>
          <table:table-cell office:value-type="percentage" office:value="-0.0181488203266788" calcext:value-type="percentage">
            <text:p>-1,814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2</text:p>
          </table:table-cell>
          <table:table-cell office:value-type="percentage" office:value="0.00387044981428986" calcext:value-type="percentage">
            <text:p>0,3870%</text:p>
          </table:table-cell>
          <table:table-cell office:value-type="percentage" office:value="0.00311710541677912" calcext:value-type="percentage">
            <text:p>0,3117%</text:p>
          </table:table-cell>
          <table:table-cell office:value-type="percentage" office:value="0.010752686409458" calcext:value-type="percentage">
            <text:p>1,0753%</text:p>
          </table:table-cell>
          <table:table-cell office:value-type="percentage" office:value="0.00759486143496546" calcext:value-type="percentage">
            <text:p>0,7595%</text:p>
          </table:table-cell>
          <table:table-cell office:value-type="percentage" office:value="0.00969814424259208" calcext:value-type="percentage">
            <text:p>0,96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3</text:p>
          </table:table-cell>
          <table:table-cell office:value-type="percentage" office:value="-0.0150719219871106" calcext:value-type="percentage">
            <text:p>-1,5072%</text:p>
          </table:table-cell>
          <table:table-cell office:value-type="percentage" office:value="-0.016469806796037" calcext:value-type="percentage">
            <text:p>-1,6470%</text:p>
          </table:table-cell>
          <table:table-cell office:value-type="percentage" office:value="-0.00409171473985503" calcext:value-type="percentage">
            <text:p>-0,4092%</text:p>
          </table:table-cell>
          <table:table-cell office:value-type="percentage" office:value="-0.0100502078145175" calcext:value-type="percentage">
            <text:p>-1,0050%</text:p>
          </table:table-cell>
          <table:table-cell office:value-type="percentage" office:value="-0.0157905772673753" calcext:value-type="percentage">
            <text:p>-1,579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4</text:p>
          </table:table-cell>
          <table:table-cell office:value-type="percentage" office:value="0.0217083038778931" calcext:value-type="percentage">
            <text:p>2,1708%</text:p>
          </table:table-cell>
          <table:table-cell office:value-type="percentage" office:value="0.0296998240269659" calcext:value-type="percentage">
            <text:p>2,9700%</text:p>
          </table:table-cell>
          <table:table-cell office:value-type="percentage" office:value="0.0312243878695739" calcext:value-type="percentage">
            <text:p>3,1224%</text:p>
          </table:table-cell>
          <table:table-cell office:value-type="percentage" office:value="0.0219966877966644" calcext:value-type="percentage">
            <text:p>2,1997%</text:p>
          </table:table-cell>
          <table:table-cell office:value-type="percentage" office:value="0.0118076040642412" calcext:value-type="percentage">
            <text:p>1,180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5</text:p>
          </table:table-cell>
          <table:table-cell office:value-type="percentage" office:value="-0.0285615076564627" calcext:value-type="percentage">
            <text:p>-2,8562%</text:p>
          </table:table-cell>
          <table:table-cell office:value-type="percentage" office:value="-0.0377417987235734" calcext:value-type="percentage">
            <text:p>-3,7742%</text:p>
          </table:table-cell>
          <table:table-cell office:value-type="percentage" office:value="-0.0382471150040319" calcext:value-type="percentage">
            <text:p>-3,8247%</text:p>
          </table:table-cell>
          <table:table-cell office:value-type="percentage" office:value="-0.0389073175509056" calcext:value-type="percentage">
            <text:p>-3,8907%</text:p>
          </table:table-cell>
          <table:table-cell office:value-type="percentage" office:value="-0.0241251690543485" calcext:value-type="percentage">
            <text:p>-2,412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8</text:p>
          </table:table-cell>
          <table:table-cell office:value-type="percentage" office:value="-0.00322691640035022" calcext:value-type="percentage">
            <text:p>-0,3227%</text:p>
          </table:table-cell>
          <table:table-cell office:value-type="percentage" office:value="-0.00510192614144078" calcext:value-type="percentage">
            <text:p>-0,5102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172264530133992" calcext:value-type="percentage">
            <text:p>0,1723%</text:p>
          </table:table-cell>
          <table:table-cell office:value-type="percentage" office:value="0.00614097691324633" calcext:value-type="percentage">
            <text:p>0,61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19</text:p>
          </table:table-cell>
          <table:table-cell office:value-type="percentage" office:value="-0.007913609683735" calcext:value-type="percentage">
            <text:p>-0,7914%</text:p>
          </table:table-cell>
          <table:table-cell office:value-type="percentage" office:value="-0.0118591019566233" calcext:value-type="percentage">
            <text:p>-1,1859%</text:p>
          </table:table-cell>
          <table:table-cell office:value-type="percentage" office:value="-0.0140846388583925" calcext:value-type="percentage">
            <text:p>-1,4085%</text:p>
          </table:table-cell>
          <table:table-cell office:value-type="percentage" office:value="-0.0154772314189163" calcext:value-type="percentage">
            <text:p>-1,5477%</text:p>
          </table:table-cell>
          <table:table-cell office:value-type="percentage" office:value="-0.00469309315253785" calcext:value-type="percentage">
            <text:p>-0,469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percentage" office:value="-0.0152284679719653" calcext:value-type="percentage">
            <text:p>-1,5228%</text:p>
          </table:table-cell>
          <table:table-cell office:value-type="percentage" office:value="-0.0165420693917218" calcext:value-type="percentage">
            <text:p>-1,6542%</text:p>
          </table:table-cell>
          <table:table-cell office:value-type="percentage" office:value="-0.000840182471978368" calcext:value-type="percentage">
            <text:p>-0,0840%</text:p>
          </table:table-cell>
          <table:table-cell office:value-type="percentage" office:value="-0.0157205418836808" calcext:value-type="percentage">
            <text:p>-1,5721%</text:p>
          </table:table-cell>
          <table:table-cell office:value-type="percentage" office:value="-0.00799681784657713" calcext:value-type="percentage">
            <text:p>-0,799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1</text:p>
          </table:table-cell>
          <table:table-cell office:value-type="percentage" office:value="-0.0154639603975999" calcext:value-type="percentage">
            <text:p>-1,5464%</text:p>
          </table:table-cell>
          <table:table-cell office:value-type="percentage" office:value="-0.0135226573519742" calcext:value-type="percentage">
            <text:p>-1,3523%</text:p>
          </table:table-cell>
          <table:table-cell office:value-type="percentage" office:value="-0.0134568903975814" calcext:value-type="percentage">
            <text:p>-1,3457%</text:p>
          </table:table-cell>
          <table:table-cell office:value-type="percentage" office:value="-0.0204082063996052" calcext:value-type="percentage">
            <text:p>-2,0408%</text:p>
          </table:table-cell>
          <table:table-cell office:value-type="percentage" office:value="-0.0105673806261904" calcext:value-type="percentage">
            <text:p>-1,05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2</text:p>
          </table:table-cell>
          <table:table-cell office:value-type="percentage" office:value="-0.0243082369095685" calcext:value-type="percentage">
            <text:p>-2,4308%</text:p>
          </table:table-cell>
          <table:table-cell office:value-type="percentage" office:value="-0.0213974406773038" calcext:value-type="percentage">
            <text:p>-2,1397%</text:p>
          </table:table-cell>
          <table:table-cell office:value-type="percentage" office:value="-0.00340985867734489" calcext:value-type="percentage">
            <text:p>-0,3410%</text:p>
          </table:table-cell>
          <table:table-cell office:value-type="percentage" office:value="-0.0144926011830915" calcext:value-type="percentage">
            <text:p>-1,4493%</text:p>
          </table:table-cell>
          <table:table-cell office:value-type="percentage" office:value="-0.0107309000954046" calcext:value-type="percentage">
            <text:p>-1,07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6</text:p>
          </table:table-cell>
          <table:table-cell office:value-type="percentage" office:value="-0.0211153890058469" calcext:value-type="percentage">
            <text:p>-2,1115%</text:p>
          </table:table-cell>
          <table:table-cell office:value-type="percentage" office:value="-0.0331911442254624" calcext:value-type="percentage">
            <text:p>-3,3191%</text:p>
          </table:table-cell>
          <table:table-cell office:value-type="percentage" office:value="-0.0102149046961233" calcext:value-type="percentage">
            <text:p>-1,0215%</text:p>
          </table:table-cell>
          <table:table-cell office:value-type="percentage" office:value="-0.0220276180140233" calcext:value-type="percentage">
            <text:p>-2,2028%</text:p>
          </table:table-cell>
          <table:table-cell office:value-type="percentage" office:value="-0.00604239920800187" calcext:value-type="percentage">
            <text:p>-0,604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7</text:p>
          </table:table-cell>
          <table:table-cell table:number-columns-repeated="2" office:value-type="percentage" office:value="0" calcext:value-type="percentage">
            <text:p>0,0000%</text:p>
          </table:table-cell>
          <table:table-cell office:value-type="percentage" office:value="0.00346308853578781" calcext:value-type="percentage">
            <text:p>0,3463%</text:p>
          </table:table-cell>
          <table:table-cell office:value-type="percentage" office:value="-0.00659125383532933" calcext:value-type="percentage">
            <text:p>-0,6591%</text:p>
          </table:table-cell>
          <table:table-cell office:value-type="percentage" office:value="-0.00499725236983106" calcext:value-type="percentage">
            <text:p>-0,499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percentage" office:value="0.0423696568620073" calcext:value-type="percentage">
            <text:p>4,2370%</text:p>
          </table:table-cell>
          <table:table-cell office:value-type="percentage" office:value="0.0403540716806006" calcext:value-type="percentage">
            <text:p>4,0354%</text:p>
          </table:table-cell>
          <table:table-cell office:value-type="percentage" office:value="0.0172563674662878" calcext:value-type="percentage">
            <text:p>1,7256%</text:p>
          </table:table-cell>
          <table:table-cell office:value-type="percentage" office:value="0.0398103897828173" calcext:value-type="percentage">
            <text:p>3,9810%</text:p>
          </table:table-cell>
          <table:table-cell office:value-type="percentage" office:value="0.0296163338568545" calcext:value-type="percentage">
            <text:p>2,96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percentage" office:value="-0.0282271585692029" calcext:value-type="percentage">
            <text:p>-2,8227%</text:p>
          </table:table-cell>
          <table:table-cell office:value-type="percentage" office:value="-0.0357265224488105" calcext:value-type="percentage">
            <text:p>-3,5727%</text:p>
          </table:table-cell>
          <table:table-cell office:value-type="percentage" office:value="-0.0144190660410474" calcext:value-type="percentage">
            <text:p>-1,4419%</text:p>
          </table:table-cell>
          <table:table-cell office:value-type="percentage" office:value="-0.0328166535759933" calcext:value-type="percentage">
            <text:p>-3,2817%</text:p>
          </table:table-cell>
          <table:table-cell office:value-type="percentage" office:value="-0.0277167809309888" calcext:value-type="percentage">
            <text:p>-2,771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percentage" office:value="0.0199571873824489" calcext:value-type="percentage">
            <text:p>1,9957%</text:p>
          </table:table-cell>
          <table:table-cell office:value-type="percentage" office:value="0.0266547905736259" calcext:value-type="percentage">
            <text:p>2,6655%</text:p>
          </table:table-cell>
          <table:table-cell office:value-type="percentage" office:value="0.00258171266573992" calcext:value-type="percentage">
            <text:p>0,2582%</text:p>
          </table:table-cell>
          <table:table-cell office:value-type="percentage" office:value="0.0169649233485727" calcext:value-type="percentage">
            <text:p>1,6965%</text:p>
          </table:table-cell>
          <table:table-cell office:value-type="percentage" office:value="0.0117061901436981" calcext:value-type="percentage">
            <text:p>1,170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percentage" office:value="-0.0148177597437318" calcext:value-type="percentage">
            <text:p>-1,4818%</text:p>
          </table:table-cell>
          <table:table-cell office:value-type="percentage" office:value="-0.0213202783063031" calcext:value-type="percentage">
            <text:p>-2,1320%</text:p>
          </table:table-cell>
          <table:table-cell office:value-type="percentage" office:value="0.0171674085751883" calcext:value-type="percentage">
            <text:p>1,7167%</text:p>
          </table:table-cell>
          <table:table-cell office:value-type="percentage" office:value="0.00185359721800671" calcext:value-type="percentage">
            <text:p>0,1854%</text:p>
          </table:table-cell>
          <table:table-cell office:value-type="percentage" office:value="0.00740425169343495" calcext:value-type="percentage">
            <text:p>0,740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percentage" office:value="-0.00347068550974505" calcext:value-type="percentage">
            <text:p>-0,3471%</text:p>
          </table:table-cell>
          <table:table-cell office:value-type="percentage" office:value="-0.00491929222384413" calcext:value-type="percentage">
            <text:p>-0,4919%</text:p>
          </table:table-cell>
          <table:table-cell office:value-type="percentage" office:value="-0.00506320703389962" calcext:value-type="percentage">
            <text:p>-0,5063%</text:p>
          </table:table-cell>
          <table:table-cell office:value-type="percentage" office:value="0.000925083876104127" calcext:value-type="percentage">
            <text:p>0,0925%</text:p>
          </table:table-cell>
          <table:table-cell office:value-type="percentage" office:value="0.0126105857875061" calcext:value-type="percentage">
            <text:p>1,261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percentage" office:value="-0.00425695217920197" calcext:value-type="percentage">
            <text:p>-0,4257%</text:p>
          </table:table-cell>
          <table:table-cell office:value-type="percentage" office:value="-0.00423722211185251" calcext:value-type="percentage">
            <text:p>-0,4237%</text:p>
          </table:table-cell>
          <table:table-cell office:value-type="percentage" office:value="-0.00593741547461402" calcext:value-type="percentage">
            <text:p>-0,5937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387554813113389" calcext:value-type="percentage">
            <text:p>-0,387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percentage" office:value="-0.00466393409943233" calcext:value-type="percentage">
            <text:p>-0,4664%</text:p>
          </table:table-cell>
          <table:table-cell office:value-type="percentage" office:value="-0.00425532241882542" calcext:value-type="percentage">
            <text:p>-0,4255%</text:p>
          </table:table-cell>
          <table:table-cell office:value-type="percentage" office:value="0.00426636621239829" calcext:value-type="percentage">
            <text:p>0,4266%</text:p>
          </table:table-cell>
          <table:table-cell office:value-type="percentage" office:value="-0.00554519021491096" calcext:value-type="percentage">
            <text:p>-0,5545%</text:p>
          </table:table-cell>
          <table:table-cell office:value-type="percentage" office:value="0.00556762059684224" calcext:value-type="percentage">
            <text:p>0,556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percentage" office:value="-0.0183520855937228" calcext:value-type="percentage">
            <text:p>-1,8352%</text:p>
          </table:table-cell>
          <table:table-cell office:value-type="percentage" office:value="-0.0185186731199215" calcext:value-type="percentage">
            <text:p>-1,8519%</text:p>
          </table:table-cell>
          <table:table-cell office:value-type="percentage" office:value="-0.0152931993509521" calcext:value-type="percentage">
            <text:p>-1,5293%</text:p>
          </table:table-cell>
          <table:table-cell office:value-type="percentage" office:value="-0.014870027769157" calcext:value-type="percentage">
            <text:p>-1,4870%</text:p>
          </table:table-cell>
          <table:table-cell office:value-type="percentage" office:value="-0.00341046487387953" calcext:value-type="percentage">
            <text:p>-0,34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percentage" office:value="0.00596663918296425" calcext:value-type="percentage">
            <text:p>0,5967%</text:p>
          </table:table-cell>
          <table:table-cell office:value-type="percentage" office:value="0.0119738684381248" calcext:value-type="percentage">
            <text:p>1,1974%</text:p>
          </table:table-cell>
          <table:table-cell office:value-type="percentage" office:value="0.00172565381541046" calcext:value-type="percentage">
            <text:p>0,1726%</text:p>
          </table:table-cell>
          <table:table-cell office:value-type="percentage" office:value="0.00849069934092994" calcext:value-type="percentage">
            <text:p>0,8491%</text:p>
          </table:table-cell>
          <table:table-cell office:value-type="percentage" office:value="-0.000727936008567909" calcext:value-type="percentage">
            <text:p>-0,072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percentage" office:value="-0.00632679645388023" calcext:value-type="percentage">
            <text:p>-0,6327%</text:p>
          </table:table-cell>
          <table:table-cell office:value-type="percentage" office:value="-0.00717089448755892" calcext:value-type="percentage">
            <text:p>-0,7171%</text:p>
          </table:table-cell>
          <table:table-cell office:value-type="percentage" office:value="-0.0129198523912807" calcext:value-type="percentage">
            <text:p>-1,2920%</text:p>
          </table:table-cell>
          <table:table-cell office:value-type="percentage" office:value="-0.00654827780710676" calcext:value-type="percentage">
            <text:p>-0,6548%</text:p>
          </table:table-cell>
          <table:table-cell office:value-type="percentage" office:value="-0.00836480251865124" calcext:value-type="percentage">
            <text:p>-0,836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percentage" office:value="0.000398065375532664" calcext:value-type="percentage">
            <text:p>0,0398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261784375123808" calcext:value-type="percentage">
            <text:p>0,2618%</text:p>
          </table:table-cell>
          <table:table-cell office:value-type="percentage" office:value="0.00188336196013661" calcext:value-type="percentage">
            <text:p>0,1883%</text:p>
          </table:table-cell>
          <table:table-cell office:value-type="percentage" office:value="0.00679726420670446" calcext:value-type="percentage">
            <text:p>0,679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percentage" office:value="-0.00119332783659287" calcext:value-type="percentage">
            <text:p>-0,1193%</text:p>
          </table:table-cell>
          <table:table-cell office:value-type="percentage" office:value="0.00252793710926724" calcext:value-type="percentage">
            <text:p>0,2528%</text:p>
          </table:table-cell>
          <table:table-cell office:value-type="percentage" office:value="-0.00522193099103574" calcext:value-type="percentage">
            <text:p>-0,5222%</text:p>
          </table:table-cell>
          <table:table-cell office:value-type="percentage" office:value="-0.00375955004942319" calcext:value-type="percentage">
            <text:p>-0,3760%</text:p>
          </table:table-cell>
          <table:table-cell office:value-type="percentage" office:value="-0.000998029102193154" calcext:value-type="percentage">
            <text:p>-0,09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percentage" office:value="0.00278773208961836" calcext:value-type="percentage">
            <text:p>0,2788%</text:p>
          </table:table-cell>
          <table:table-cell office:value-type="percentage" office:value="0.0126081686058517" calcext:value-type="percentage">
            <text:p>1,2608%</text:p>
          </table:table-cell>
          <table:table-cell office:value-type="percentage" office:value="-0.000874818333921557" calcext:value-type="percentage">
            <text:p>-0,0875%</text:p>
          </table:table-cell>
          <table:table-cell office:value-type="percentage" office:value="-0.00566018586739425" calcext:value-type="percentage">
            <text:p>-0,5660%</text:p>
          </table:table-cell>
          <table:table-cell office:value-type="percentage" office:value="0.0107038517075793" calcext:value-type="percentage">
            <text:p>1,070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percentage" office:value="-0.000794392780131381" calcext:value-type="percentage">
            <text:p>-0,0794%</text:p>
          </table:table-cell>
          <table:table-cell office:value-type="percentage" office:value="-0.00711505124838396" calcext:value-type="percentage">
            <text:p>-0,7115%</text:p>
          </table:table-cell>
          <table:table-cell office:value-type="percentage" office:value="-0.00350268370185858" calcext:value-type="percentage">
            <text:p>-0,3503%</text:p>
          </table:table-cell>
          <table:table-cell office:value-type="percentage" office:value="-0.0180266570425749" calcext:value-type="percentage">
            <text:p>-1,8027%</text:p>
          </table:table-cell>
          <table:table-cell office:value-type="percentage" office:value="-0.0103911421950146" calcext:value-type="percentage">
            <text:p>-1,039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percentage" office:value="-0.00794914358123899" calcext:value-type="percentage">
            <text:p>-0,7949%</text:p>
          </table:table-cell>
          <table:table-cell office:value-type="percentage" office:value="-0.0103904621472309" calcext:value-type="percentage">
            <text:p>-1,0390%</text:p>
          </table:table-cell>
          <table:table-cell office:value-type="percentage" office:value="-0.00351508253851174" calcext:value-type="percentage">
            <text:p>-0,3515%</text:p>
          </table:table-cell>
          <table:table-cell office:value-type="percentage" office:value="-0.00966189077083601" calcext:value-type="percentage">
            <text:p>-0,9662%</text:p>
          </table:table-cell>
          <table:table-cell office:value-type="percentage" office:value="-0.00329024676850764" calcext:value-type="percentage">
            <text:p>-0,329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percentage" office:value="-0.0552883183887468" calcext:value-type="percentage">
            <text:p>-5,5288%</text:p>
          </table:table-cell>
          <table:table-cell office:value-type="percentage" office:value="-0.0727733945024144" calcext:value-type="percentage">
            <text:p>-7,2773%</text:p>
          </table:table-cell>
          <table:table-cell office:value-type="percentage" office:value="-0.0167548631642999" calcext:value-type="percentage">
            <text:p>-1,6755%</text:p>
          </table:table-cell>
          <table:table-cell office:value-type="percentage" office:value="-0.045853506639904" calcext:value-type="percentage">
            <text:p>-4,5854%</text:p>
          </table:table-cell>
          <table:table-cell office:value-type="percentage" office:value="-0.051200862330313" calcext:value-type="percentage">
            <text:p>-5,12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percentage" office:value="0.0581001163137298" calcext:value-type="percentage">
            <text:p>5,8100%</text:p>
          </table:table-cell>
          <table:table-cell office:value-type="percentage" office:value="0.0640374638516985" calcext:value-type="percentage">
            <text:p>6,4037%</text:p>
          </table:table-cell>
          <table:table-cell office:value-type="percentage" office:value="0.0125560824540152" calcext:value-type="percentage">
            <text:p>1,2556%</text:p>
          </table:table-cell>
          <table:table-cell office:value-type="percentage" office:value="0.0756646800888545" calcext:value-type="percentage">
            <text:p>7,5665%</text:p>
          </table:table-cell>
          <table:table-cell office:value-type="percentage" office:value="0.0227127489615508" calcext:value-type="percentage">
            <text:p>2,271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percentage" office:value="-0.0192385648748503" calcext:value-type="percentage">
            <text:p>-1,9239%</text:p>
          </table:table-cell>
          <table:table-cell office:value-type="percentage" office:value="-0.0146789120818832" calcext:value-type="percentage">
            <text:p>-1,4679%</text:p>
          </table:table-cell>
          <table:table-cell office:value-type="percentage" office:value="0.00354292880420659" calcext:value-type="percentage">
            <text:p>0,3543%</text:p>
          </table:table-cell>
          <table:table-cell office:value-type="percentage" office:value="-0.0095057560536117" calcext:value-type="percentage">
            <text:p>-0,9506%</text:p>
          </table:table-cell>
          <table:table-cell office:value-type="percentage" office:value="0.00382722799343904" calcext:value-type="percentage">
            <text:p>0,382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percentage" office:value="-0.0277890772919076" calcext:value-type="percentage">
            <text:p>-2,7789%</text:p>
          </table:table-cell>
          <table:table-cell office:value-type="percentage" office:value="-0.0312847975809333" calcext:value-type="percentage">
            <text:p>-3,1285%</text:p>
          </table:table-cell>
          <table:table-cell office:value-type="percentage" office:value="-0.0185348181954215" calcext:value-type="percentage">
            <text:p>-1,8535%</text:p>
          </table:table-cell>
          <table:table-cell office:value-type="percentage" office:value="-0.0297506556577078" calcext:value-type="percentage">
            <text:p>-2,9751%</text:p>
          </table:table-cell>
          <table:table-cell office:value-type="percentage" office:value="-0.0294982190407027" calcext:value-type="percentage">
            <text:p>-2,94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percentage" office:value="-0.0115472278319904" calcext:value-type="percentage">
            <text:p>-1,1547%</text:p>
          </table:table-cell>
          <table:table-cell office:value-type="percentage" office:value="-0.0121029444421387" calcext:value-type="percentage">
            <text:p>-1,2103%</text:p>
          </table:table-cell>
          <table:table-cell office:value-type="percentage" office:value="-0.0233812328902622" calcext:value-type="percentage">
            <text:p>-2,3381%</text:p>
          </table:table-cell>
          <table:table-cell office:value-type="percentage" office:value="-0.0158257711114714" calcext:value-type="percentage">
            <text:p>-1,5826%</text:p>
          </table:table-cell>
          <table:table-cell office:value-type="percentage" office:value="-0.0197851339794755" calcext:value-type="percentage">
            <text:p>-1,978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percentage" office:value="-0.0280454861728093" calcext:value-type="percentage">
            <text:p>-2,8045%</text:p>
          </table:table-cell>
          <table:table-cell office:value-type="percentage" office:value="-0.0299587143559517" calcext:value-type="percentage">
            <text:p>-2,9959%</text:p>
          </table:table-cell>
          <table:table-cell office:value-type="percentage" office:value="-0.027675218440989" calcext:value-type="percentage">
            <text:p>-2,7675%</text:p>
          </table:table-cell>
          <table:table-cell office:value-type="percentage" office:value="-0.0312185862546468" calcext:value-type="percentage">
            <text:p>-3,1219%</text:p>
          </table:table-cell>
          <table:table-cell office:value-type="percentage" office:value="0.00272640523469803" calcext:value-type="percentage">
            <text:p>0,27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percentage" office:value="0.0361231771916357" calcext:value-type="percentage">
            <text:p>3,6123%</text:p>
          </table:table-cell>
          <table:table-cell office:value-type="percentage" office:value="0.0403714607496395" calcext:value-type="percentage">
            <text:p>4,0371%</text:p>
          </table:table-cell>
          <table:table-cell office:value-type="percentage" office:value="0.0322579134305354" calcext:value-type="percentage">
            <text:p>3,2258%</text:p>
          </table:table-cell>
          <table:table-cell office:value-type="percentage" office:value="0.0291060404295722" calcext:value-type="percentage">
            <text:p>2,9106%</text:p>
          </table:table-cell>
          <table:table-cell office:value-type="percentage" office:value="0.0109212851769611" calcext:value-type="percentage">
            <text:p>1,092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232824555059574" calcext:value-type="percentage">
            <text:p>0,2328%</text:p>
          </table:table-cell>
          <table:table-cell office:value-type="percentage" office:value="0.00827211470559242" calcext:value-type="percentage">
            <text:p>0,8272%</text:p>
          </table:table-cell>
          <table:table-cell office:value-type="percentage" office:value="0.00909085189838299" calcext:value-type="percentage">
            <text:p>0,9091%</text:p>
          </table:table-cell>
          <table:table-cell office:value-type="percentage" office:value="-0.00319168011475701" calcext:value-type="percentage">
            <text:p>-0,319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percentage" office:value="0.0187074423964249" calcext:value-type="percentage">
            <text:p>1,8707%</text:p>
          </table:table-cell>
          <table:table-cell office:value-type="percentage" office:value="0.0313588356345451" calcext:value-type="percentage">
            <text:p>3,1359%</text:p>
          </table:table-cell>
          <table:table-cell office:value-type="percentage" office:value="0.0191430958520111" calcext:value-type="percentage">
            <text:p>1,9143%</text:p>
          </table:table-cell>
          <table:table-cell office:value-type="percentage" office:value="0.022022038664" calcext:value-type="percentage">
            <text:p>2,2022%</text:p>
          </table:table-cell>
          <table:table-cell office:value-type="percentage" office:value="0.0135451144049503" calcext:value-type="percentage">
            <text:p>1,354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percentage" office:value="0.0358933245939248" calcext:value-type="percentage">
            <text:p>3,5893%</text:p>
          </table:table-cell>
          <table:table-cell office:value-type="percentage" office:value="0.0371620645940909" calcext:value-type="percentage">
            <text:p>3,7162%</text:p>
          </table:table-cell>
          <table:table-cell office:value-type="percentage" office:value="0.0178891980844691" calcext:value-type="percentage">
            <text:p>1,7889%</text:p>
          </table:table-cell>
          <table:table-cell office:value-type="percentage" office:value="0.0156708344335412" calcext:value-type="percentage">
            <text:p>1,5671%</text:p>
          </table:table-cell>
          <table:table-cell office:value-type="percentage" office:value="0.0222912414588694" calcext:value-type="percentage">
            <text:p>2,229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percentage" office:value="-0.0346496340325343" calcext:value-type="percentage">
            <text:p>-3,4650%</text:p>
          </table:table-cell>
          <table:table-cell office:value-type="percentage" office:value="-0.0318492088127653" calcext:value-type="percentage">
            <text:p>-3,1849%</text:p>
          </table:table-cell>
          <table:table-cell office:value-type="percentage" office:value="-0.0474517231147765" calcext:value-type="percentage">
            <text:p>-4,7452%</text:p>
          </table:table-cell>
          <table:table-cell office:value-type="percentage" office:value="-0.0395371152021058" calcext:value-type="percentage">
            <text:p>-3,9537%</text:p>
          </table:table-cell>
          <table:table-cell office:value-type="percentage" office:value="-0.0398430582802382" calcext:value-type="percentage">
            <text:p>-3,98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percentage" office:value="0.0133558099997952" calcext:value-type="percentage">
            <text:p>1,3356%</text:p>
          </table:table-cell>
          <table:table-cell office:value-type="percentage" office:value="0.0138317381376118" calcext:value-type="percentage">
            <text:p>1,3832%</text:p>
          </table:table-cell>
          <table:table-cell office:value-type="percentage" office:value="0.021217509598306" calcext:value-type="percentage">
            <text:p>2,1218%</text:p>
          </table:table-cell>
          <table:table-cell office:value-type="percentage" office:value="0.0090362871875358" calcext:value-type="percentage">
            <text:p>0,9036%</text:p>
          </table:table-cell>
          <table:table-cell office:value-type="percentage" office:value="0.00650019889342923" calcext:value-type="percentage">
            <text:p>0,65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percentage" office:value="0.00617782887990481" calcext:value-type="percentage">
            <text:p>0,6178%</text:p>
          </table:table-cell>
          <table:table-cell office:value-type="percentage" office:value="0.00737463882770939" calcext:value-type="percentage">
            <text:p>0,7375%</text:p>
          </table:table-cell>
          <table:table-cell office:value-type="percentage" office:value="0.0176811329481708" calcext:value-type="percentage">
            <text:p>1,7681%</text:p>
          </table:table-cell>
          <table:table-cell office:value-type="percentage" office:value="0.0274507018714112" calcext:value-type="percentage">
            <text:p>2,7451%</text:p>
          </table:table-cell>
          <table:table-cell office:value-type="percentage" office:value="0.0129793139377172" calcext:value-type="percentage">
            <text:p>1,29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1</text:p>
          </table:table-cell>
          <table:table-cell office:value-type="percentage" office:value="0.00286532306601939" calcext:value-type="percentage">
            <text:p>0,2865%</text:p>
          </table:table-cell>
          <table:table-cell office:value-type="percentage" office:value="0.00146417332751003" calcext:value-type="percentage">
            <text:p>0,1464%</text:p>
          </table:table-cell>
          <table:table-cell office:value-type="percentage" office:value="-0.0186667010210526" calcext:value-type="percentage">
            <text:p>-1,8667%</text:p>
          </table:table-cell>
          <table:table-cell office:value-type="percentage" office:value="-0.00290977105562884" calcext:value-type="percentage">
            <text:p>-0,2910%</text:p>
          </table:table-cell>
          <table:table-cell office:value-type="percentage" office:value="0.0195786337518622" calcext:value-type="percentage">
            <text:p>1,95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percentage" office:value="-0.00408162349579277" calcext:value-type="percentage">
            <text:p>-0,4082%</text:p>
          </table:table-cell>
          <table:table-cell office:value-type="percentage" office:value="-0.00657882497595119" calcext:value-type="percentage">
            <text:p>-0,6579%</text:p>
          </table:table-cell>
          <table:table-cell office:value-type="percentage" office:value="0.00452923214976075" calcext:value-type="percentage">
            <text:p>0,4529%</text:p>
          </table:table-cell>
          <table:table-cell office:value-type="percentage" office:value="-0.00778200141035268" calcext:value-type="percentage">
            <text:p>-0,7782%</text:p>
          </table:table-cell>
          <table:table-cell office:value-type="percentage" office:value="-0.00716621442983367" calcext:value-type="percentage">
            <text:p>-0,716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percentage" office:value="0.00942620827348861" calcext:value-type="percentage">
            <text:p>0,9426%</text:p>
          </table:table-cell>
          <table:table-cell office:value-type="percentage" office:value="0.0117732863414091" calcext:value-type="percentage">
            <text:p>1,1773%</text:p>
          </table:table-cell>
          <table:table-cell office:value-type="percentage" office:value="-0.00541046615551521" calcext:value-type="percentage">
            <text:p>-0,5410%</text:p>
          </table:table-cell>
          <table:table-cell office:value-type="percentage" office:value="0.00294105379551368" calcext:value-type="percentage">
            <text:p>0,2941%</text:p>
          </table:table-cell>
          <table:table-cell office:value-type="percentage" office:value="0.00605290819901883" calcext:value-type="percentage">
            <text:p>0,605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percentage" office:value="-0.0129922568355444" calcext:value-type="percentage">
            <text:p>-1,2992%</text:p>
          </table:table-cell>
          <table:table-cell office:value-type="percentage" office:value="-0.0203636124961576" calcext:value-type="percentage">
            <text:p>-2,0364%</text:p>
          </table:table-cell>
          <table:table-cell office:value-type="percentage" office:value="-0.00815957965346725" calcext:value-type="percentage">
            <text:p>-0,8160%</text:p>
          </table:table-cell>
          <table:table-cell office:value-type="percentage" office:value="-0.0146628222454356" calcext:value-type="percentage">
            <text:p>-1,4663%</text:p>
          </table:table-cell>
          <table:table-cell office:value-type="percentage" office:value="-0.00724416853140153" calcext:value-type="percentage">
            <text:p>-0,724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percentage" office:value="0.0275607738076877" calcext:value-type="percentage">
            <text:p>2,7561%</text:p>
          </table:table-cell>
          <table:table-cell office:value-type="percentage" office:value="0.0389753545636871" calcext:value-type="percentage">
            <text:p>3,8975%</text:p>
          </table:table-cell>
          <table:table-cell office:value-type="percentage" office:value="0.0265082452262095" calcext:value-type="percentage">
            <text:p>2,6508%</text:p>
          </table:table-cell>
          <table:table-cell office:value-type="percentage" office:value="0.0287700503339274" calcext:value-type="percentage">
            <text:p>2,8770%</text:p>
          </table:table-cell>
          <table:table-cell office:value-type="percentage" office:value="0.0221892842421001" calcext:value-type="percentage">
            <text:p>2,218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percentage" office:value="0.00360271663883926" calcext:value-type="percentage">
            <text:p>0,3603%</text:p>
          </table:table-cell>
          <table:table-cell office:value-type="percentage" office:value="0.00571629125171524" calcext:value-type="percentage">
            <text:p>0,5716%</text:p>
          </table:table-cell>
          <table:table-cell office:value-type="percentage" office:value="-0.000890415035951109" calcext:value-type="percentage">
            <text:p>-0,0890%</text:p>
          </table:table-cell>
          <table:table-cell office:value-type="percentage" office:value="0.00964295783751012" calcext:value-type="percentage">
            <text:p>0,9643%</text:p>
          </table:table-cell>
          <table:table-cell office:value-type="percentage" office:value="-0.0147062608859793" calcext:value-type="percentage">
            <text:p>-1,470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percentage" office:value="0.00079784280969708" calcext:value-type="percentage">
            <text:p>0,0798%</text:p>
          </table:table-cell>
          <table:table-cell office:value-type="percentage" office:value="0.00213139929200934" calcext:value-type="percentage">
            <text:p>0,2131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286521065204826" calcext:value-type="percentage">
            <text:p>-0,2865%</text:p>
          </table:table-cell>
          <table:table-cell office:value-type="percentage" office:value="0.0120781991553098" calcext:value-type="percentage">
            <text:p>1,207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22</text:p>
          </table:table-cell>
          <table:table-cell office:value-type="percentage" office:value="0.00478284937455387" calcext:value-type="percentage">
            <text:p>0,4783%</text:p>
          </table:table-cell>
          <table:table-cell office:value-type="percentage" office:value="0.00567164290967614" calcext:value-type="percentage">
            <text:p>0,5672%</text:p>
          </table:table-cell>
          <table:table-cell office:value-type="percentage" office:value="0.0142603039072229" calcext:value-type="percentage">
            <text:p>1,4260%</text:p>
          </table:table-cell>
          <table:table-cell office:value-type="percentage" office:value="0.0076629261756338" calcext:value-type="percentage">
            <text:p>0,7663%</text:p>
          </table:table-cell>
          <table:table-cell office:value-type="percentage" office:value="-0.0106950491301131" calcext:value-type="percentage">
            <text:p>-1,06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23</text:p>
          </table:table-cell>
          <table:table-cell office:value-type="percentage" office:value="-0.0170566058070064" calcext:value-type="percentage">
            <text:p>-1,7057%</text:p>
          </table:table-cell>
          <table:table-cell office:value-type="percentage" office:value="-0.0253787315768198" calcext:value-type="percentage">
            <text:p>-2,5379%</text:p>
          </table:table-cell>
          <table:table-cell office:value-type="percentage" office:value="-0.0202111617796572" calcext:value-type="percentage">
            <text:p>-2,0211%</text:p>
          </table:table-cell>
          <table:table-cell office:value-type="percentage" office:value="-0.0247148618984373" calcext:value-type="percentage">
            <text:p>-2,4715%</text:p>
          </table:table-cell>
          <table:table-cell office:value-type="percentage" office:value="-0.0149331617077901" calcext:value-type="percentage">
            <text:p>-1,49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24</text:p>
          </table:table-cell>
          <table:table-cell office:value-type="percentage" office:value="-0.0112996449407322" calcext:value-type="percentage">
            <text:p>-1,1300%</text:p>
          </table:table-cell>
          <table:table-cell office:value-type="percentage" office:value="-0.0173598873170988" calcext:value-type="percentage">
            <text:p>-1,7360%</text:p>
          </table:table-cell>
          <table:table-cell office:value-type="percentage" office:value="-0.00627789192921668" calcext:value-type="percentage">
            <text:p>-0,6278%</text:p>
          </table:table-cell>
          <table:table-cell office:value-type="percentage" office:value="-0.020467753270949" calcext:value-type="percentage">
            <text:p>-2,0468%</text:p>
          </table:table-cell>
          <table:table-cell office:value-type="percentage" office:value="-0.0105772456781621" calcext:value-type="percentage">
            <text:p>-1,057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25</text:p>
          </table:table-cell>
          <table:table-cell office:value-type="percentage" office:value="0.0146938445848539" calcext:value-type="percentage">
            <text:p>1,4694%</text:p>
          </table:table-cell>
          <table:table-cell office:value-type="percentage" office:value="0.0176665771049189" calcext:value-type="percentage">
            <text:p>1,7667%</text:p>
          </table:table-cell>
          <table:table-cell office:value-type="percentage" office:value="0.0108305227933592" calcext:value-type="percentage">
            <text:p>1,0831%</text:p>
          </table:table-cell>
          <table:table-cell office:value-type="percentage" office:value="0.0208954358973856" calcext:value-type="percentage">
            <text:p>2,0895%</text:p>
          </table:table-cell>
          <table:table-cell office:value-type="percentage" office:value="0.0150449743003998" calcext:value-type="percentage">
            <text:p>1,504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26</text:p>
          </table:table-cell>
          <table:table-cell office:value-type="percentage" office:value="0.0157457781730981" calcext:value-type="percentage">
            <text:p>1,5746%</text:p>
          </table:table-cell>
          <table:table-cell office:value-type="percentage" office:value="0.017052677160571" calcext:value-type="percentage">
            <text:p>1,7053%</text:p>
          </table:table-cell>
          <table:table-cell office:value-type="percentage" office:value="0.000811812353914254" calcext:value-type="percentage">
            <text:p>0,0812%</text:p>
          </table:table-cell>
          <table:table-cell office:value-type="percentage" office:value="0.0116279774546368" calcext:value-type="percentage">
            <text:p>1,1628%</text:p>
          </table:table-cell>
          <table:table-cell office:value-type="percentage" office:value="0.00906373626373624" calcext:value-type="percentage">
            <text:p>0,906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29</text:p>
          </table:table-cell>
          <table:table-cell office:value-type="percentage" office:value="-0.00952397833432528" calcext:value-type="percentage">
            <text:p>-0,9524%</text:p>
          </table:table-cell>
          <table:table-cell office:value-type="percentage" office:value="-0.000356358893434328" calcext:value-type="percentage">
            <text:p>-0,0356%</text:p>
          </table:table-cell>
          <table:table-cell office:value-type="percentage" office:value="0.0134050606078464" calcext:value-type="percentage">
            <text:p>1,3405%</text:p>
          </table:table-cell>
          <table:table-cell office:value-type="percentage" office:value="-0.00386104902530837" calcext:value-type="percentage">
            <text:p>-0,3861%</text:p>
          </table:table-cell>
          <table:table-cell office:value-type="percentage" office:value="0.00555841123530887" calcext:value-type="percentage">
            <text:p>0,55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30</text:p>
          </table:table-cell>
          <table:table-cell office:value-type="percentage" office:value="0.0188301119789924" calcext:value-type="percentage">
            <text:p>1,8830%</text:p>
          </table:table-cell>
          <table:table-cell office:value-type="percentage" office:value="0.0163935476534083" calcext:value-type="percentage">
            <text:p>1,6394%</text:p>
          </table:table-cell>
          <table:table-cell office:value-type="percentage" office:value="-0.00793645420622791" calcext:value-type="percentage">
            <text:p>-0,7936%</text:p>
          </table:table-cell>
          <table:table-cell office:value-type="percentage" office:value="0.0145349350641788" calcext:value-type="percentage">
            <text:p>1,4535%</text:p>
          </table:table-cell>
          <table:table-cell office:value-type="percentage" office:value="0.0123983053050192" calcext:value-type="percentage">
            <text:p>1,23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3-31</text:p>
          </table:table-cell>
          <table:table-cell office:value-type="percentage" office:value="-0.0125834799569909" calcext:value-type="percentage">
            <text:p>-1,2583%</text:p>
          </table:table-cell>
          <table:table-cell office:value-type="percentage" office:value="-0.0192847312692591" calcext:value-type="percentage">
            <text:p>-1,9285%</text:p>
          </table:table-cell>
          <table:table-cell office:value-type="percentage" office:value="-0.0133336506283097" calcext:value-type="percentage">
            <text:p>-1,3334%</text:p>
          </table:table-cell>
          <table:table-cell office:value-type="percentage" office:value="-0.014326697447101" calcext:value-type="percentage">
            <text:p>-1,4327%</text:p>
          </table:table-cell>
          <table:table-cell office:value-type="percentage" office:value="-0.00184852374839539" calcext:value-type="percentage">
            <text:p>-0,184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01</text:p>
          </table:table-cell>
          <table:table-cell office:value-type="percentage" office:value="-0.0249054178960396" calcext:value-type="percentage">
            <text:p>-2,4905%</text:p>
          </table:table-cell>
          <table:table-cell office:value-type="percentage" office:value="-0.0305851298877001" calcext:value-type="percentage">
            <text:p>-3,0585%</text:p>
          </table:table-cell>
          <table:table-cell office:value-type="percentage" office:value="-0.00900887160775166" calcext:value-type="percentage">
            <text:p>-0,9009%</text:p>
          </table:table-cell>
          <table:table-cell office:value-type="percentage" office:value="-0.0213179365843585" calcext:value-type="percentage">
            <text:p>-2,1318%</text:p>
          </table:table-cell>
          <table:table-cell office:value-type="percentage" office:value="-0.0118404581854348" calcext:value-type="percentage">
            <text:p>-1,184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05</text:p>
          </table:table-cell>
          <table:table-cell office:value-type="percentage" office:value="0.00531270958430485" calcext:value-type="percentage">
            <text:p>0,5313%</text:p>
          </table:table-cell>
          <table:table-cell office:value-type="percentage" office:value="0.0129153867081298" calcext:value-type="percentage">
            <text:p>1,2915%</text:p>
          </table:table-cell>
          <table:table-cell office:value-type="percentage" office:value="0.0118182325765179" calcext:value-type="percentage">
            <text:p>1,1818%</text:p>
          </table:table-cell>
          <table:table-cell office:value-type="percentage" office:value="0.0128713665211022" calcext:value-type="percentage">
            <text:p>1,2871%</text:p>
          </table:table-cell>
          <table:table-cell office:value-type="percentage" office:value="0.0196524168568279" calcext:value-type="percentage">
            <text:p>1,965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06</text:p>
          </table:table-cell>
          <table:table-cell office:value-type="percentage" office:value="-0.0109754963885125" calcext:value-type="percentage">
            <text:p>-1,0975%</text:p>
          </table:table-cell>
          <table:table-cell office:value-type="percentage" office:value="-0.0116578557958008" calcext:value-type="percentage">
            <text:p>-1,1658%</text:p>
          </table:table-cell>
          <table:table-cell office:value-type="percentage" office:value="-0.00988324051435296" calcext:value-type="percentage">
            <text:p>-0,9883%</text:p>
          </table:table-cell>
          <table:table-cell office:value-type="percentage" office:value="-0.00977514169216975" calcext:value-type="percentage">
            <text:p>-0,9775%</text:p>
          </table:table-cell>
          <table:table-cell office:value-type="percentage" office:value="-0.000161677360064005" calcext:value-type="percentage">
            <text:p>-0,016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07</text:p>
          </table:table-cell>
          <table:table-cell office:value-type="percentage" office:value="-0.000411219550037312" calcext:value-type="percentage">
            <text:p>-0,0411%</text:p>
          </table:table-cell>
          <table:table-cell office:value-type="percentage" office:value="-0.00884614540136575" calcext:value-type="percentage">
            <text:p>-0,8846%</text:p>
          </table:table-cell>
          <table:table-cell office:value-type="percentage" office:value="0.0027223347199854" calcext:value-type="percentage">
            <text:p>0,2722%</text:p>
          </table:table-cell>
          <table:table-cell office:value-type="percentage" office:value="-0.000987300001478397" calcext:value-type="percentage">
            <text:p>-0,0987%</text:p>
          </table:table-cell>
          <table:table-cell office:value-type="percentage" office:value="0.00106383884118166" calcext:value-type="percentage">
            <text:p>0,106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08</text:p>
          </table:table-cell>
          <table:table-cell office:value-type="percentage" office:value="-0.00986817688459107" calcext:value-type="percentage">
            <text:p>-0,9868%</text:p>
          </table:table-cell>
          <table:table-cell office:value-type="percentage" office:value="-0.00780963335069695" calcext:value-type="percentage">
            <text:p>-0,7810%</text:p>
          </table:table-cell>
          <table:table-cell office:value-type="percentage" office:value="-0.00452490622399071" calcext:value-type="percentage">
            <text:p>-0,4525%</text:p>
          </table:table-cell>
          <table:table-cell office:value-type="percentage" office:value="-0.00296443774841371" calcext:value-type="percentage">
            <text:p>-0,2964%</text:p>
          </table:table-cell>
          <table:table-cell office:value-type="percentage" office:value="0.00585764809902734" calcext:value-type="percentage">
            <text:p>0,58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09</text:p>
          </table:table-cell>
          <table:table-cell office:value-type="percentage" office:value="-0.00415293696944885" calcext:value-type="percentage">
            <text:p>-0,4153%</text:p>
          </table:table-cell>
          <table:table-cell office:value-type="percentage" office:value="-0.00149911494461463" calcext:value-type="percentage">
            <text:p>-0,1499%</text:p>
          </table:table-cell>
          <table:table-cell office:value-type="percentage" office:value="-0.00454547406789152" calcext:value-type="percentage">
            <text:p>-0,4545%</text:p>
          </table:table-cell>
          <table:table-cell office:value-type="percentage" office:value="-0.00495528941772738" calcext:value-type="percentage">
            <text:p>-0,4955%</text:p>
          </table:table-cell>
          <table:table-cell office:value-type="percentage" office:value="-0.00543473667306216" calcext:value-type="percentage">
            <text:p>-0,543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12</text:p>
          </table:table-cell>
          <table:table-cell office:value-type="percentage" office:value="0.0179314629942462" calcext:value-type="percentage">
            <text:p>1,7931%</text:p>
          </table:table-cell>
          <table:table-cell office:value-type="percentage" office:value="0.0247748428034447" calcext:value-type="percentage">
            <text:p>2,4775%</text:p>
          </table:table-cell>
          <table:table-cell office:value-type="percentage" office:value="0.00821930343064081" calcext:value-type="percentage">
            <text:p>0,8219%</text:p>
          </table:table-cell>
          <table:table-cell office:value-type="percentage" office:value="0.0169322004441705" calcext:value-type="percentage">
            <text:p>1,6932%</text:p>
          </table:table-cell>
          <table:table-cell office:value-type="percentage" office:value="0.00970510750403664" calcext:value-type="percentage">
            <text:p>0,97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13</text:p>
          </table:table-cell>
          <table:table-cell office:value-type="percentage" office:value="0.000409631300547719" calcext:value-type="percentage">
            <text:p>0,0410%</text:p>
          </table:table-cell>
          <table:table-cell office:value-type="percentage" office:value="-0.000366571248924141" calcext:value-type="percentage">
            <text:p>-0,0367%</text:p>
          </table:table-cell>
          <table:table-cell office:value-type="percentage" office:value="-0.00634069543220472" calcext:value-type="percentage">
            <text:p>-0,6341%</text:p>
          </table:table-cell>
          <table:table-cell office:value-type="percentage" office:value="-0.00195893531190305" calcext:value-type="percentage">
            <text:p>-0,1959%</text:p>
          </table:table-cell>
          <table:table-cell office:value-type="percentage" office:value="0.00408207925125415" calcext:value-type="percentage">
            <text:p>0,408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14</text:p>
          </table:table-cell>
          <table:table-cell office:value-type="percentage" office:value="0.0102376315863744" calcext:value-type="percentage">
            <text:p>1,0238%</text:p>
          </table:table-cell>
          <table:table-cell office:value-type="percentage" office:value="0.0128252517934691" calcext:value-type="percentage">
            <text:p>1,2825%</text:p>
          </table:table-cell>
          <table:table-cell office:value-type="percentage" office:value="0.00820431830971358" calcext:value-type="percentage">
            <text:p>0,8204%</text:p>
          </table:table-cell>
          <table:table-cell office:value-type="percentage" office:value="0.00686953757283559" calcext:value-type="percentage">
            <text:p>0,6870%</text:p>
          </table:table-cell>
          <table:table-cell office:value-type="percentage" office:value="0.00836567558278922" calcext:value-type="percentage">
            <text:p>0,836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15</text:p>
          </table:table-cell>
          <table:table-cell table:number-columns-repeated="2" office:value-type="percentage" office:value="0" calcext:value-type="percentage">
            <text:p>0,0000%</text:p>
          </table:table-cell>
          <table:table-cell office:value-type="percentage" office:value="0.00180805885032664" calcext:value-type="percentage">
            <text:p>0,1808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337503636892644" calcext:value-type="percentage">
            <text:p>0,337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16</text:p>
          </table:table-cell>
          <table:table-cell office:value-type="percentage" office:value="0.00567479443026819" calcext:value-type="percentage">
            <text:p>0,5675%</text:p>
          </table:table-cell>
          <table:table-cell office:value-type="percentage" office:value="0.0112156589470789" calcext:value-type="percentage">
            <text:p>1,1216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389868171377206" calcext:value-type="percentage">
            <text:p>0,3899%</text:p>
          </table:table-cell>
          <table:table-cell office:value-type="percentage" office:value="0.00342167836223406" calcext:value-type="percentage">
            <text:p>0,342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19</text:p>
          </table:table-cell>
          <table:table-cell office:value-type="percentage" office:value="-0.00927033169510383" calcext:value-type="percentage">
            <text:p>-0,9270%</text:p>
          </table:table-cell>
          <table:table-cell office:value-type="percentage" office:value="-0.0150266990538882" calcext:value-type="percentage">
            <text:p>-1,5027%</text:p>
          </table:table-cell>
          <table:table-cell office:value-type="percentage" office:value="-0.00541500884320567" calcext:value-type="percentage">
            <text:p>-0,5415%</text:p>
          </table:table-cell>
          <table:table-cell office:value-type="percentage" office:value="-0.00970880473046076" calcext:value-type="percentage">
            <text:p>-0,9709%</text:p>
          </table:table-cell>
          <table:table-cell office:value-type="percentage" office:value="-0.00148620308139436" calcext:value-type="percentage">
            <text:p>-0,14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0</text:p>
          </table:table-cell>
          <table:table-cell office:value-type="percentage" office:value="-0.00610253018586626" calcext:value-type="percentage">
            <text:p>-0,6103%</text:p>
          </table:table-cell>
          <table:table-cell office:value-type="percentage" office:value="-0.00508543342281298" calcext:value-type="percentage">
            <text:p>-0,5085%</text:p>
          </table:table-cell>
          <table:table-cell office:value-type="percentage" office:value="-0.00181488981332356" calcext:value-type="percentage">
            <text:p>-0,1815%</text:p>
          </table:table-cell>
          <table:table-cell office:value-type="percentage" office:value="0.00196085590684181" calcext:value-type="percentage">
            <text:p>0,1961%</text:p>
          </table:table-cell>
          <table:table-cell office:value-type="percentage" office:value="-0.00721054459457227" calcext:value-type="percentage">
            <text:p>-0,721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2</text:p>
          </table:table-cell>
          <table:table-cell office:value-type="percentage" office:value="-0.000409456202251635" calcext:value-type="percentage">
            <text:p>-0,0409%</text:p>
          </table:table-cell>
          <table:table-cell office:value-type="percentage" office:value="0.000365010268275734" calcext:value-type="percentage">
            <text:p>0,0365%</text:p>
          </table:table-cell>
          <table:table-cell office:value-type="percentage" office:value="0.000909005335742341" calcext:value-type="percentage">
            <text:p>0,0909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575535973080577" calcext:value-type="percentage">
            <text:p>-0,575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3</text:p>
          </table:table-cell>
          <table:table-cell office:value-type="percentage" office:value="0.00737114605542333" calcext:value-type="percentage">
            <text:p>0,7371%</text:p>
          </table:table-cell>
          <table:table-cell office:value-type="percentage" office:value="0.00474468511870296" calcext:value-type="percentage">
            <text:p>0,4745%</text:p>
          </table:table-cell>
          <table:table-cell office:value-type="percentage" office:value="0.000908358588610492" calcext:value-type="percentage">
            <text:p>0,0908%</text:p>
          </table:table-cell>
          <table:table-cell office:value-type="percentage" office:value="0.0097848031634673" calcext:value-type="percentage">
            <text:p>0,9785%</text:p>
          </table:table-cell>
          <table:table-cell office:value-type="percentage" office:value="0.0097092258588769" calcext:value-type="percentage">
            <text:p>0,970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6</text:p>
          </table:table-cell>
          <table:table-cell office:value-type="percentage" office:value="-0.00487808682851287" calcext:value-type="percentage">
            <text:p>-0,4878%</text:p>
          </table:table-cell>
          <table:table-cell office:value-type="percentage" office:value="-0.000726520892849525" calcext:value-type="percentage">
            <text:p>-0,0727%</text:p>
          </table:table-cell>
          <table:table-cell office:value-type="percentage" office:value="0.0054444908090836" calcext:value-type="percentage">
            <text:p>0,5444%</text:p>
          </table:table-cell>
          <table:table-cell office:value-type="percentage" office:value="-0.00484513747254145" calcext:value-type="percentage">
            <text:p>-0,4845%</text:p>
          </table:table-cell>
          <table:table-cell office:value-type="percentage" office:value="0.000539284825354702" calcext:value-type="percentage">
            <text:p>0,053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7</text:p>
          </table:table-cell>
          <table:table-cell office:value-type="percentage" office:value="-0.0114377582067496" calcext:value-type="percentage">
            <text:p>-1,1438%</text:p>
          </table:table-cell>
          <table:table-cell office:value-type="percentage" office:value="-0.0152672503600458" calcext:value-type="percentage">
            <text:p>-1,5267%</text:p>
          </table:table-cell>
          <table:table-cell office:value-type="percentage" office:value="-0.00631762875947284" calcext:value-type="percentage">
            <text:p>-0,6318%</text:p>
          </table:table-cell>
          <table:table-cell office:value-type="percentage" office:value="-0.0214215359294314" calcext:value-type="percentage">
            <text:p>-2,1422%</text:p>
          </table:table-cell>
          <table:table-cell office:value-type="percentage" office:value="-0.0100087068286413" calcext:value-type="percentage">
            <text:p>-1,000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8</text:p>
          </table:table-cell>
          <table:table-cell office:value-type="percentage" office:value="0.0379593780124765" calcext:value-type="percentage">
            <text:p>3,7959%</text:p>
          </table:table-cell>
          <table:table-cell office:value-type="percentage" office:value="0.0435192827217401" calcext:value-type="percentage">
            <text:p>4,3519%</text:p>
          </table:table-cell>
          <table:table-cell office:value-type="percentage" office:value="0.0164998362701747" calcext:value-type="percentage">
            <text:p>1,6500%</text:p>
          </table:table-cell>
          <table:table-cell office:value-type="percentage" office:value="0.0370247063393141" calcext:value-type="percentage">
            <text:p>3,7025%</text:p>
          </table:table-cell>
          <table:table-cell office:value-type="percentage" office:value="0.0139461252387174" calcext:value-type="percentage">
            <text:p>1,39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29</text:p>
          </table:table-cell>
          <table:table-cell office:value-type="percentage" office:value="-0.0227450818384728" calcext:value-type="percentage">
            <text:p>-2,2745%</text:p>
          </table:table-cell>
          <table:table-cell office:value-type="percentage" office:value="-0.0315490969958679" calcext:value-type="percentage">
            <text:p>-3,1549%</text:p>
          </table:table-cell>
          <table:table-cell office:value-type="percentage" office:value="-0.0107428931251253" calcext:value-type="percentage">
            <text:p>-1,0743%</text:p>
          </table:table-cell>
          <table:table-cell office:value-type="percentage" office:value="-0.0230769507103582" calcext:value-type="percentage">
            <text:p>-2,3077%</text:p>
          </table:table-cell>
          <table:table-cell office:value-type="percentage" office:value="-0.00815345344601126" calcext:value-type="percentage">
            <text:p>-0,815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4-30</text:p>
          </table:table-cell>
          <table:table-cell office:value-type="percentage" office:value="-0.00122529069547173" calcext:value-type="percentage">
            <text:p>-0,1225%</text:p>
          </table:table-cell>
          <table:table-cell office:value-type="percentage" office:value="0.00768681132338478" calcext:value-type="percentage">
            <text:p>0,7687%</text:p>
          </table:table-cell>
          <table:table-cell office:value-type="percentage" office:value="0.00193207536703022" calcext:value-type="percentage">
            <text:p>0,1932%</text:p>
          </table:table-cell>
          <table:table-cell office:value-type="percentage" office:value="-0.0077612255157401" calcext:value-type="percentage">
            <text:p>-0,7761%</text:p>
          </table:table-cell>
          <table:table-cell office:value-type="percentage" office:value="-0.00976129795279268" calcext:value-type="percentage">
            <text:p>-0,976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03</text:p>
          </table:table-cell>
          <table:table-cell office:value-type="percentage" office:value="0.0145225178806285" calcext:value-type="percentage">
            <text:p>1,4523%</text:p>
          </table:table-cell>
          <table:table-cell office:value-type="percentage" office:value="0.0139921731049399" calcext:value-type="percentage">
            <text:p>1,3992%</text:p>
          </table:table-cell>
          <table:table-cell office:value-type="percentage" office:value="0.000905036876259979" calcext:value-type="percentage">
            <text:p>0,0905%</text:p>
          </table:table-cell>
          <table:table-cell office:value-type="percentage" office:value="0.0129222231400452" calcext:value-type="percentage">
            <text:p>1,2922%</text:p>
          </table:table-cell>
          <table:table-cell office:value-type="percentage" office:value="0.00264941881003256" calcext:value-type="percentage">
            <text:p>0,264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04</text:p>
          </table:table-cell>
          <table:table-cell office:value-type="percentage" office:value="-0.0370968085999892" calcext:value-type="percentage">
            <text:p>-3,7097%</text:p>
          </table:table-cell>
          <table:table-cell office:value-type="percentage" office:value="-0.0426522522240736" calcext:value-type="percentage">
            <text:p>-4,2652%</text:p>
          </table:table-cell>
          <table:table-cell office:value-type="percentage" office:value="-0.0135623913885065" calcext:value-type="percentage">
            <text:p>-1,3562%</text:p>
          </table:table-cell>
          <table:table-cell office:value-type="percentage" office:value="-0.0264965196232859" calcext:value-type="percentage">
            <text:p>-2,6497%</text:p>
          </table:table-cell>
          <table:table-cell office:value-type="percentage" office:value="-0.0125577766779353" calcext:value-type="percentage">
            <text:p>-1,25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05</text:p>
          </table:table-cell>
          <table:table-cell office:value-type="percentage" office:value="0.0263820229274969" calcext:value-type="percentage">
            <text:p>2,6382%</text:p>
          </table:table-cell>
          <table:table-cell office:value-type="percentage" office:value="0.02845378092918" calcext:value-type="percentage">
            <text:p>2,8454%</text:p>
          </table:table-cell>
          <table:table-cell office:value-type="percentage" office:value="0.00733266477758776" calcext:value-type="percentage">
            <text:p>0,7333%</text:p>
          </table:table-cell>
          <table:table-cell office:value-type="percentage" office:value="0.0292339071586454" calcext:value-type="percentage">
            <text:p>2,9234%</text:p>
          </table:table-cell>
          <table:table-cell office:value-type="percentage" office:value="0.0157333152100041" calcext:value-type="percentage">
            <text:p>1,57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06</text:p>
          </table:table-cell>
          <table:table-cell office:value-type="percentage" office:value="-0.0130560071109016" calcext:value-type="percentage">
            <text:p>-1,3056%</text:p>
          </table:table-cell>
          <table:table-cell office:value-type="percentage" office:value="-0.00618856761885689" calcext:value-type="percentage">
            <text:p>-0,6189%</text:p>
          </table:table-cell>
          <table:table-cell office:value-type="percentage" office:value="0.000909888721296381" calcext:value-type="percentage">
            <text:p>0,0910%</text:p>
          </table:table-cell>
          <table:table-cell office:value-type="percentage" office:value="-0.000979280684656581" calcext:value-type="percentage">
            <text:p>-0,0979%</text:p>
          </table:table-cell>
          <table:table-cell office:value-type="percentage" office:value="0.00298584858318551" calcext:value-type="percentage">
            <text:p>0,29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07</text:p>
          </table:table-cell>
          <table:table-cell office:value-type="percentage" office:value="0.0132287213914566" calcext:value-type="percentage">
            <text:p>1,3229%</text:p>
          </table:table-cell>
          <table:table-cell office:value-type="percentage" office:value="0.0120879590547884" calcext:value-type="percentage">
            <text:p>1,2088%</text:p>
          </table:table-cell>
          <table:table-cell office:value-type="percentage" office:value="-0.00363633543810637" calcext:value-type="percentage">
            <text:p>-0,3636%</text:p>
          </table:table-cell>
          <table:table-cell office:value-type="percentage" office:value="0.0137252923528439" calcext:value-type="percentage">
            <text:p>1,3725%</text:p>
          </table:table-cell>
          <table:table-cell office:value-type="percentage" office:value="0.017653288414873" calcext:value-type="percentage">
            <text:p>1,765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0</text:p>
          </table:table-cell>
          <table:table-cell office:value-type="percentage" office:value="0.0171358550166183" calcext:value-type="percentage">
            <text:p>1,7136%</text:p>
          </table:table-cell>
          <table:table-cell office:value-type="percentage" office:value="0.0148389424632664" calcext:value-type="percentage">
            <text:p>1,4839%</text:p>
          </table:table-cell>
          <table:table-cell office:value-type="percentage" office:value="0.0164233640307503" calcext:value-type="percentage">
            <text:p>1,6423%</text:p>
          </table:table-cell>
          <table:table-cell office:value-type="percentage" office:value="0.0106382685994402" calcext:value-type="percentage">
            <text:p>1,0638%</text:p>
          </table:table-cell>
          <table:table-cell office:value-type="percentage" office:value="-0.00105704780478211" calcext:value-type="percentage">
            <text:p>-0,10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1</text:p>
          </table:table-cell>
          <table:table-cell office:value-type="percentage" office:value="-0.00521466750328115" calcext:value-type="percentage">
            <text:p>-0,5215%</text:p>
          </table:table-cell>
          <table:table-cell office:value-type="percentage" office:value="-0.00213985270910921" calcext:value-type="percentage">
            <text:p>-0,2140%</text:p>
          </table:table-cell>
          <table:table-cell office:value-type="percentage" office:value="0.00628363553664113" calcext:value-type="percentage">
            <text:p>0,6284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865399601341976" calcext:value-type="percentage">
            <text:p>0,86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2</text:p>
          </table:table-cell>
          <table:table-cell office:value-type="percentage" office:value="-0.0145159884863911" calcext:value-type="percentage">
            <text:p>-1,4516%</text:p>
          </table:table-cell>
          <table:table-cell office:value-type="percentage" office:value="-0.0146533238773602" calcext:value-type="percentage">
            <text:p>-1,4653%</text:p>
          </table:table-cell>
          <table:table-cell office:value-type="percentage" office:value="-0.0178412496387791" calcext:value-type="percentage">
            <text:p>-1,7841%</text:p>
          </table:table-cell>
          <table:table-cell office:value-type="percentage" office:value="-0.0191386185212818" calcext:value-type="percentage">
            <text:p>-1,9139%</text:p>
          </table:table-cell>
          <table:table-cell office:value-type="percentage" office:value="-0.0264630298298689" calcext:value-type="percentage">
            <text:p>-2,646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3</text:p>
          </table:table-cell>
          <table:table-cell office:value-type="percentage" office:value="0.0302781745583873" calcext:value-type="percentage">
            <text:p>3,0278%</text:p>
          </table:table-cell>
          <table:table-cell office:value-type="percentage" office:value="0.0290171476139232" calcext:value-type="percentage">
            <text:p>2,9017%</text:p>
          </table:table-cell>
          <table:table-cell office:value-type="percentage" office:value="0.0208901388944669" calcext:value-type="percentage">
            <text:p>2,0890%</text:p>
          </table:table-cell>
          <table:table-cell office:value-type="percentage" office:value="0.0175610384565943" calcext:value-type="percentage">
            <text:p>1,7561%</text:p>
          </table:table-cell>
          <table:table-cell office:value-type="percentage" office:value="0.0083201069250689" calcext:value-type="percentage">
            <text:p>0,832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4</text:p>
          </table:table-cell>
          <table:table-cell office:value-type="percentage" office:value="0.0154884479153172" calcext:value-type="percentage">
            <text:p>1,5488%</text:p>
          </table:table-cell>
          <table:table-cell office:value-type="percentage" office:value="0.0222064469980046" calcext:value-type="percentage">
            <text:p>2,2206%</text:p>
          </table:table-cell>
          <table:table-cell office:value-type="percentage" office:value="0.00177938923134113" calcext:value-type="percentage">
            <text:p>0,1779%</text:p>
          </table:table-cell>
          <table:table-cell office:value-type="percentage" office:value="0.0201340324805452" calcext:value-type="percentage">
            <text:p>2,0134%</text:p>
          </table:table-cell>
          <table:table-cell office:value-type="percentage" office:value="0.0097343959703744" calcext:value-type="percentage">
            <text:p>0,97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percentage" office:value="0.00508407159369573" calcext:value-type="percentage">
            <text:p>0,5084%</text:p>
          </table:table-cell>
          <table:table-cell office:value-type="percentage" office:value="-0.000689627331891818" calcext:value-type="percentage">
            <text:p>-0,0690%</text:p>
          </table:table-cell>
          <table:table-cell office:value-type="percentage" office:value="0.039964491100789" calcext:value-type="percentage">
            <text:p>3,9964%</text:p>
          </table:table-cell>
          <table:table-cell office:value-type="percentage" office:value="0.000940073387504459" calcext:value-type="percentage">
            <text:p>0,0940%</text:p>
          </table:table-cell>
          <table:table-cell office:value-type="percentage" office:value="0.00867239356421434" calcext:value-type="percentage">
            <text:p>0,867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percentage" office:value="-0.00077835446886898" calcext:value-type="percentage">
            <text:p>-0,0778%</text:p>
          </table:table-cell>
          <table:table-cell office:value-type="percentage" office:value="-0.00207037695352252" calcext:value-type="percentage">
            <text:p>-0,2070%</text:p>
          </table:table-cell>
          <table:table-cell office:value-type="percentage" office:value="-0.0128094853942529" calcext:value-type="percentage">
            <text:p>-1,2809%</text:p>
          </table:table-cell>
          <table:table-cell office:value-type="percentage" office:value="-0.00281711082530567" calcext:value-type="percentage">
            <text:p>-0,2817%</text:p>
          </table:table-cell>
          <table:table-cell office:value-type="percentage" office:value="0.00034163562120737" calcext:value-type="percentage">
            <text:p>0,034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percentage" office:value="0.0093460089491928" calcext:value-type="percentage">
            <text:p>0,9346%</text:p>
          </table:table-cell>
          <table:table-cell office:value-type="percentage" office:value="0.00726148778562097" calcext:value-type="percentage">
            <text:p>0,7261%</text:p>
          </table:table-cell>
          <table:table-cell office:value-type="percentage" office:value="0.00346009550460691" calcext:value-type="percentage">
            <text:p>0,3460%</text:p>
          </table:table-cell>
          <table:table-cell office:value-type="percentage" office:value="0.0112995383718417" calcext:value-type="percentage">
            <text:p>1,1300%</text:p>
          </table:table-cell>
          <table:table-cell office:value-type="percentage" office:value="-0.00279720279720275" calcext:value-type="percentage">
            <text:p>-0,279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percentage" office:value="0.0100307659864509" calcext:value-type="percentage">
            <text:p>1,0031%</text:p>
          </table:table-cell>
          <table:table-cell office:value-type="percentage" office:value="0.00549253063845501" calcext:value-type="percentage">
            <text:p>0,5493%</text:p>
          </table:table-cell>
          <table:table-cell office:value-type="percentage" office:value="0.000862125653630752" calcext:value-type="percentage">
            <text:p>0,0862%</text:p>
          </table:table-cell>
          <table:table-cell office:value-type="percentage" office:value="0.00372436756776517" calcext:value-type="percentage">
            <text:p>0,3724%</text:p>
          </table:table-cell>
          <table:table-cell office:value-type="percentage" office:value="0.000530023810300317" calcext:value-type="percentage">
            <text:p>0,053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percentage" office:value="-0.00114593908582128" calcext:value-type="percentage">
            <text:p>-0,1146%</text:p>
          </table:table-cell>
          <table:table-cell office:value-type="percentage" office:value="0.00477979472659729" calcext:value-type="percentage">
            <text:p>0,4780%</text:p>
          </table:table-cell>
          <table:table-cell office:value-type="percentage" office:value="0.00775185615376262" calcext:value-type="percentage">
            <text:p>0,7752%</text:p>
          </table:table-cell>
          <table:table-cell office:value-type="percentage" office:value="0.00556591319574484" calcext:value-type="percentage">
            <text:p>0,5566%</text:p>
          </table:table-cell>
          <table:table-cell office:value-type="percentage" office:value="-0.000888338318351112" calcext:value-type="percentage">
            <text:p>-0,088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percentage" office:value="0.00344168665414957" calcext:value-type="percentage">
            <text:p>0,3442%</text:p>
          </table:table-cell>
          <table:table-cell office:value-type="percentage" office:value="-0.00271827099194022" calcext:value-type="percentage">
            <text:p>-0,2718%</text:p>
          </table:table-cell>
          <table:table-cell office:value-type="percentage" office:value="-0.00854698419495503" calcext:value-type="percentage">
            <text:p>-0,8547%</text:p>
          </table:table-cell>
          <table:table-cell office:value-type="percentage" office:value="0.00184491441611812" calcext:value-type="percentage">
            <text:p>0,1845%</text:p>
          </table:table-cell>
          <table:table-cell office:value-type="percentage" office:value="0.0117462803445576" calcext:value-type="percentage">
            <text:p>1,174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percentage" office:value="-0.00539334318833296" calcext:value-type="percentage">
            <text:p>-0,5393%</text:p>
          </table:table-cell>
          <table:table-cell office:value-type="percentage" office:value="-0.0102815795020678" calcext:value-type="percentage">
            <text:p>-1,0282%</text:p>
          </table:table-cell>
          <table:table-cell office:value-type="percentage" office:value="0.00417902732279041" calcext:value-type="percentage">
            <text:p>0,4179%</text:p>
          </table:table-cell>
          <table:table-cell office:value-type="percentage" office:value="-0.00568183512081111" calcext:value-type="percentage">
            <text:p>-0,5682%</text:p>
          </table:table-cell>
          <table:table-cell office:value-type="percentage" office:value="-0.00841718266253866" calcext:value-type="percentage">
            <text:p>-0,841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percentage" office:value="0.0107485372024616" calcext:value-type="percentage">
            <text:p>1,0749%</text:p>
          </table:table-cell>
          <table:table-cell office:value-type="percentage" office:value="0.0137931126976234" calcext:value-type="percentage">
            <text:p>1,3793%</text:p>
          </table:table-cell>
          <table:table-cell office:value-type="percentage" office:value="0.012037794180713" calcext:value-type="percentage">
            <text:p>1,2038%</text:p>
          </table:table-cell>
          <table:table-cell office:value-type="percentage" office:value="0.00927655415899453" calcext:value-type="percentage">
            <text:p>0,9277%</text:p>
          </table:table-cell>
          <table:table-cell office:value-type="percentage" office:value="0.0081390054314241" calcext:value-type="percentage">
            <text:p>0,813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percentage" office:value="-0.00379803612478358" calcext:value-type="percentage">
            <text:p>-0,3798%</text:p>
          </table:table-cell>
          <table:table-cell office:value-type="percentage" office:value="-0.00850325815796249" calcext:value-type="percentage">
            <text:p>-0,8503%</text:p>
          </table:table-cell>
          <table:table-cell office:value-type="percentage" office:value="-0.0152931522972747" calcext:value-type="percentage">
            <text:p>-1,5293%</text:p>
          </table:table-cell>
          <table:table-cell office:value-type="percentage" office:value="-0.0128676268699686" calcext:value-type="percentage">
            <text:p>-1,2868%</text:p>
          </table:table-cell>
          <table:table-cell office:value-type="percentage" office:value="0.00304865754220129" calcext:value-type="percentage">
            <text:p>0,304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percentage" office:value="0.0095310676389937" calcext:value-type="percentage">
            <text:p>0,9531%</text:p>
          </table:table-cell>
          <table:table-cell office:value-type="percentage" office:value="0.0164664941165074" calcext:value-type="percentage">
            <text:p>1,6466%</text:p>
          </table:table-cell>
          <table:table-cell office:value-type="percentage" office:value="0.0180097606361997" calcext:value-type="percentage">
            <text:p>1,8010%</text:p>
          </table:table-cell>
          <table:table-cell office:value-type="percentage" office:value="0.0166391498206542" calcext:value-type="percentage">
            <text:p>1,6639%</text:p>
          </table:table-cell>
          <table:table-cell office:value-type="percentage" office:value="0.00960061752715746" calcext:value-type="percentage">
            <text:p>0,96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percentage" office:value="0.0033988844388857" calcext:value-type="percentage">
            <text:p>0,3399%</text:p>
          </table:table-cell>
          <table:table-cell office:value-type="percentage" office:value="-0.00303744736808598" calcext:value-type="percentage">
            <text:p>-0,3037%</text:p>
          </table:table-cell>
          <table:table-cell office:value-type="percentage" office:value="-0.00594240421125503" calcext:value-type="percentage">
            <text:p>-0,5942%</text:p>
          </table:table-cell>
          <table:table-cell office:value-type="percentage" office:value="-0.00366967325295375" calcext:value-type="percentage">
            <text:p>-0,3670%</text:p>
          </table:table-cell>
          <table:table-cell office:value-type="percentage" office:value="0.00521658795326574" calcext:value-type="percentage">
            <text:p>0,521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percentage" office:value="0.0288081286347412" calcext:value-type="percentage">
            <text:p>2,8808%</text:p>
          </table:table-cell>
          <table:table-cell office:value-type="percentage" office:value="0.0364097294847638" calcext:value-type="percentage">
            <text:p>3,6410%</text:p>
          </table:table-cell>
          <table:table-cell office:value-type="percentage" office:value="0.0290847237512113" calcext:value-type="percentage">
            <text:p>2,9085%</text:p>
          </table:table-cell>
          <table:table-cell office:value-type="percentage" office:value="0.0396680456831082" calcext:value-type="percentage">
            <text:p>3,9668%</text:p>
          </table:table-cell>
          <table:table-cell office:value-type="percentage" office:value="0.0162499207707423" calcext:value-type="percentage">
            <text:p>1,62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percentage" office:value="0.0267204485297321" calcext:value-type="percentage">
            <text:p>2,6720%</text:p>
          </table:table-cell>
          <table:table-cell office:value-type="percentage" office:value="0.0333333566237102" calcext:value-type="percentage">
            <text:p>3,3333%</text:p>
          </table:table-cell>
          <table:table-cell office:value-type="percentage" office:value="0.014962587650851" calcext:value-type="percentage">
            <text:p>1,4963%</text:p>
          </table:table-cell>
          <table:table-cell office:value-type="percentage" office:value="0.0328304528210812" calcext:value-type="percentage">
            <text:p>3,2830%</text:p>
          </table:table-cell>
          <table:table-cell office:value-type="percentage" office:value="0.0104001808727108" calcext:value-type="percentage">
            <text:p>1,04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percentage" office:value="0.0178250973505001" calcext:value-type="percentage">
            <text:p>1,7825%</text:p>
          </table:table-cell>
          <table:table-cell office:value-type="percentage" office:value="0.0208729444748892" calcext:value-type="percentage">
            <text:p>2,0873%</text:p>
          </table:table-cell>
          <table:table-cell office:value-type="percentage" office:value="0.0237510900466209" calcext:value-type="percentage">
            <text:p>2,3751%</text:p>
          </table:table-cell>
          <table:table-cell office:value-type="percentage" office:value="0.0223366959981728" calcext:value-type="percentage">
            <text:p>2,2337%</text:p>
          </table:table-cell>
          <table:table-cell office:value-type="percentage" office:value="0.00405089466902253" calcext:value-type="percentage">
            <text:p>0,405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percentage" office:value="0.0210158406643215" calcext:value-type="percentage">
            <text:p>2,1016%</text:p>
          </table:table-cell>
          <table:table-cell office:value-type="percentage" office:value="0.0235439699410036" calcext:value-type="percentage">
            <text:p>2,3544%</text:p>
          </table:table-cell>
          <table:table-cell office:value-type="percentage" office:value="0.0151999714633679" calcext:value-type="percentage">
            <text:p>1,5200%</text:p>
          </table:table-cell>
          <table:table-cell office:value-type="percentage" office:value="0.0126051274766765" calcext:value-type="percentage">
            <text:p>1,2605%</text:p>
          </table:table-cell>
          <table:table-cell office:value-type="percentage" office:value="0.00499515853864718" calcext:value-type="percentage">
            <text:p>0,49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percentage" office:value="-0.00754713073547264" calcext:value-type="percentage">
            <text:p>-0,7547%</text:p>
          </table:table-cell>
          <table:table-cell office:value-type="percentage" office:value="-0.00696103729856601" calcext:value-type="percentage">
            <text:p>-0,6961%</text:p>
          </table:table-cell>
          <table:table-cell office:value-type="percentage" office:value="-0.0157604687990986" calcext:value-type="percentage">
            <text:p>-1,5760%</text:p>
          </table:table-cell>
          <table:table-cell office:value-type="percentage" office:value="-0.00912871882306832" calcext:value-type="percentage">
            <text:p>-0,9129%</text:p>
          </table:table-cell>
          <table:table-cell office:value-type="percentage" office:value="-0.0075625497033095" calcext:value-type="percentage">
            <text:p>-0,756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percentage" office:value="0.0145177870473705" calcext:value-type="percentage">
            <text:p>1,4518%</text:p>
          </table:table-cell>
          <table:table-cell office:value-type="percentage" office:value="0.0137148133965488" calcext:value-type="percentage">
            <text:p>1,3715%</text:p>
          </table:table-cell>
          <table:table-cell office:value-type="percentage" office:value="-0.00800634120471488" calcext:value-type="percentage">
            <text:p>-0,8006%</text:p>
          </table:table-cell>
          <table:table-cell office:value-type="percentage" office:value="0.003350079233849" calcext:value-type="percentage">
            <text:p>0,3350%</text:p>
          </table:table-cell>
          <table:table-cell office:value-type="percentage" office:value="0.000924591831231281" calcext:value-type="percentage">
            <text:p>0,092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percentage" office:value="0.00136293333563353" calcext:value-type="percentage">
            <text:p>0,1363%</text:p>
          </table:table-cell>
          <table:table-cell office:value-type="percentage" office:value="-0.00360780322441856" calcext:value-type="percentage">
            <text:p>-0,3608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500829978010631" calcext:value-type="percentage">
            <text:p>-0,5008%</text:p>
          </table:table-cell>
          <table:table-cell office:value-type="percentage" office:value="0.00130093066578407" calcext:value-type="percentage">
            <text:p>0,13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percentage" office:value="-0.0122491081362478" calcext:value-type="percentage">
            <text:p>-1,2249%</text:p>
          </table:table-cell>
          <table:table-cell office:value-type="percentage" office:value="-0.0117680510487294" calcext:value-type="percentage">
            <text:p>-1,1768%</text:p>
          </table:table-cell>
          <table:table-cell office:value-type="percentage" office:value="-0.0258272769502713" calcext:value-type="percentage">
            <text:p>-2,5827%</text:p>
          </table:table-cell>
          <table:table-cell office:value-type="percentage" office:value="-0.015939595598232" calcext:value-type="percentage">
            <text:p>-1,5940%</text:p>
          </table:table-cell>
          <table:table-cell office:value-type="percentage" office:value="-0.00488176143177832" calcext:value-type="percentage">
            <text:p>-0,488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percentage" office:value="-0.00688931552344618" calcext:value-type="percentage">
            <text:p>-0,6889%</text:p>
          </table:table-cell>
          <table:table-cell office:value-type="percentage" office:value="-0.00335892947268912" calcext:value-type="percentage">
            <text:p>-0,3359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511512398671821" calcext:value-type="percentage">
            <text:p>0,5115%</text:p>
          </table:table-cell>
          <table:table-cell office:value-type="percentage" office:value="0.00592547956211709" calcext:value-type="percentage">
            <text:p>0,592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percentage" office:value="0.00069358915704254" calcext:value-type="percentage">
            <text:p>0,0694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497094629615802" calcext:value-type="percentage">
            <text:p>0,4971%</text:p>
          </table:table-cell>
          <table:table-cell office:value-type="percentage" office:value="0.00254446354433879" calcext:value-type="percentage">
            <text:p>0,2544%</text:p>
          </table:table-cell>
          <table:table-cell office:value-type="percentage" office:value="-0.000898562300319483" calcext:value-type="percentage">
            <text:p>-0,089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percentage" office:value="0.0166378422754423" calcext:value-type="percentage">
            <text:p>1,6638%</text:p>
          </table:table-cell>
          <table:table-cell office:value-type="percentage" office:value="0.0199143443447853" calcext:value-type="percentage">
            <text:p>1,9914%</text:p>
          </table:table-cell>
          <table:table-cell office:value-type="percentage" office:value="0.00164883969512197" calcext:value-type="percentage">
            <text:p>0,1649%</text:p>
          </table:table-cell>
          <table:table-cell office:value-type="percentage" office:value="0.00930626853880301" calcext:value-type="percentage">
            <text:p>0,9306%</text:p>
          </table:table-cell>
          <table:table-cell office:value-type="percentage" office:value="-0.00639552313380631" calcext:value-type="percentage">
            <text:p>-0,639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percentage" office:value="-0.00920569094770629" calcext:value-type="percentage">
            <text:p>-0,9206%</text:p>
          </table:table-cell>
          <table:table-cell office:value-type="percentage" office:value="-0.0117153740725737" calcext:value-type="percentage">
            <text:p>-1,1715%</text:p>
          </table:table-cell>
          <table:table-cell office:value-type="percentage" office:value="-0.00658434138678621" calcext:value-type="percentage">
            <text:p>-0,6584%</text:p>
          </table:table-cell>
          <table:table-cell office:value-type="percentage" office:value="-0.00922046045773195" calcext:value-type="percentage">
            <text:p>-0,9220%</text:p>
          </table:table-cell>
          <table:table-cell office:value-type="percentage" office:value="-0.00929915905275458" calcext:value-type="percentage">
            <text:p>-0,929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percentage" office:value="-0.0227115807899008" calcext:value-type="percentage">
            <text:p>-2,2712%</text:p>
          </table:table-cell>
          <table:table-cell office:value-type="percentage" office:value="-0.01823705028291" calcext:value-type="percentage">
            <text:p>-1,8237%</text:p>
          </table:table-cell>
          <table:table-cell office:value-type="percentage" office:value="-0.00497102713112496" calcext:value-type="percentage">
            <text:p>-0,4971%</text:p>
          </table:table-cell>
          <table:table-cell office:value-type="percentage" office:value="-0.00930626853880301" calcext:value-type="percentage">
            <text:p>-0,9306%</text:p>
          </table:table-cell>
          <table:table-cell office:value-type="percentage" office:value="0.00271753984553746" calcext:value-type="percentage">
            <text:p>0,271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percentage" office:value="0.0080985524104995" calcext:value-type="percentage">
            <text:p>0,8099%</text:p>
          </table:table-cell>
          <table:table-cell office:value-type="percentage" office:value="0.00464402982447543" calcext:value-type="percentage">
            <text:p>0,4644%</text:p>
          </table:table-cell>
          <table:table-cell office:value-type="percentage" office:value="-0.00416316392009086" calcext:value-type="percentage">
            <text:p>-0,4163%</text:p>
          </table:table-cell>
          <table:table-cell office:value-type="percentage" office:value="0.00256201360600916" calcext:value-type="percentage">
            <text:p>0,2562%</text:p>
          </table:table-cell>
          <table:table-cell office:value-type="percentage" office:value="0.00669755850628873" calcext:value-type="percentage">
            <text:p>0,66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percentage" office:value="-0.00523914272135451" calcext:value-type="percentage">
            <text:p>-0,5239%</text:p>
          </table:table-cell>
          <table:table-cell office:value-type="percentage" office:value="-0.0129431031402146" calcext:value-type="percentage">
            <text:p>-1,2943%</text:p>
          </table:table-cell>
          <table:table-cell office:value-type="percentage" office:value="0.000836097346563536" calcext:value-type="percentage">
            <text:p>0,0836%</text:p>
          </table:table-cell>
          <table:table-cell office:value-type="percentage" office:value="0.00766598374028349" calcext:value-type="percentage">
            <text:p>0,7666%</text:p>
          </table:table-cell>
          <table:table-cell office:value-type="percentage" office:value="-0.00385255096120374" calcext:value-type="percentage">
            <text:p>-0,385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percentage" office:value="-0.00842713301333908" calcext:value-type="percentage">
            <text:p>-0,8427%</text:p>
          </table:table-cell>
          <table:table-cell office:value-type="percentage" office:value="-0.00718072225694999" calcext:value-type="percentage">
            <text:p>-0,7181%</text:p>
          </table:table-cell>
          <table:table-cell office:value-type="percentage" office:value="-0.00584795512304748" calcext:value-type="percentage">
            <text:p>-0,5848%</text:p>
          </table:table-cell>
          <table:table-cell office:value-type="percentage" office:value="-0.00929831957384219" calcext:value-type="percentage">
            <text:p>-0,9298%</text:p>
          </table:table-cell>
          <table:table-cell office:value-type="percentage" office:value="-0.00263266209510205" calcext:value-type="percentage">
            <text:p>-0,26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percentage" office:value="-0.00283266485927425" calcext:value-type="percentage">
            <text:p>-0,2833%</text:p>
          </table:table-cell>
          <table:table-cell office:value-type="percentage" office:value="0.00031441289748102" calcext:value-type="percentage">
            <text:p>0,0314%</text:p>
          </table:table-cell>
          <table:table-cell office:value-type="percentage" office:value="-0.00168070795856501" calcext:value-type="percentage">
            <text:p>-0,1681%</text:p>
          </table:table-cell>
          <table:table-cell office:value-type="percentage" office:value="0.00341304772520945" calcext:value-type="percentage">
            <text:p>0,3413%</text:p>
          </table:table-cell>
          <table:table-cell office:value-type="percentage" office:value="0.00845609991590623" calcext:value-type="percentage">
            <text:p>0,845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percentage" office:value="-0.0266336166622257" calcext:value-type="percentage">
            <text:p>-2,6634%</text:p>
          </table:table-cell>
          <table:table-cell office:value-type="percentage" office:value="-0.0317509762433797" calcext:value-type="percentage">
            <text:p>-3,1751%</text:p>
          </table:table-cell>
          <table:table-cell office:value-type="percentage" office:value="-0.0193602294716054" calcext:value-type="percentage">
            <text:p>-1,9360%</text:p>
          </table:table-cell>
          <table:table-cell office:value-type="percentage" office:value="-0.0238096542227764" calcext:value-type="percentage">
            <text:p>-2,3810%</text:p>
          </table:table-cell>
          <table:table-cell office:value-type="percentage" office:value="-0.0174344086353598" calcext:value-type="percentage">
            <text:p>-1,74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8</text:p>
          </table:table-cell>
          <table:table-cell office:value-type="percentage" office:value="-0.0109448792268609" calcext:value-type="percentage">
            <text:p>-1,0945%</text:p>
          </table:table-cell>
          <table:table-cell office:value-type="percentage" office:value="-0.0113636320609035" calcext:value-type="percentage">
            <text:p>-1,1364%</text:p>
          </table:table-cell>
          <table:table-cell office:value-type="percentage" office:value="-0.012017171263911" calcext:value-type="percentage">
            <text:p>-1,2017%</text:p>
          </table:table-cell>
          <table:table-cell office:value-type="percentage" office:value="-0.0104530324684505" calcext:value-type="percentage">
            <text:p>-1,0453%</text:p>
          </table:table-cell>
          <table:table-cell office:value-type="percentage" office:value="0.00135946438674806" calcext:value-type="percentage">
            <text:p>0,13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percentage" office:value="-0.00700865279523255" calcext:value-type="percentage">
            <text:p>-0,7009%</text:p>
          </table:table-cell>
          <table:table-cell office:value-type="percentage" office:value="-0.00985223121318801" calcext:value-type="percentage">
            <text:p>-0,9852%</text:p>
          </table:table-cell>
          <table:table-cell office:value-type="percentage" office:value="-0.00347522794925181" calcext:value-type="percentage">
            <text:p>-0,3475%</text:p>
          </table:table-cell>
          <table:table-cell office:value-type="percentage" office:value="-0.00528155446570822" calcext:value-type="percentage">
            <text:p>-0,5282%</text:p>
          </table:table-cell>
          <table:table-cell office:value-type="percentage" office:value="-0.000800445738411204" calcext:value-type="percentage">
            <text:p>-0,08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percentage" office:value="-0.00668628658370374" calcext:value-type="percentage">
            <text:p>-0,6686%</text:p>
          </table:table-cell>
          <table:table-cell office:value-type="percentage" office:value="-0.011608619272487" calcext:value-type="percentage">
            <text:p>-1,1609%</text:p>
          </table:table-cell>
          <table:table-cell office:value-type="percentage" office:value="-0.00610304912577286" calcext:value-type="percentage">
            <text:p>-0,6103%</text:p>
          </table:table-cell>
          <table:table-cell office:value-type="percentage" office:value="-0.0132744253269419" calcext:value-type="percentage">
            <text:p>-1,3274%</text:p>
          </table:table-cell>
          <table:table-cell office:value-type="percentage" office:value="-0.00412324173191858" calcext:value-type="percentage">
            <text:p>-0,412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01</text:p>
          </table:table-cell>
          <table:table-cell office:value-type="percentage" office:value="-0.00804504221524216" calcext:value-type="percentage">
            <text:p>-0,8045%</text:p>
          </table:table-cell>
          <table:table-cell office:value-type="percentage" office:value="-0.00318940911889631" calcext:value-type="percentage">
            <text:p>-0,3189%</text:p>
          </table:table-cell>
          <table:table-cell office:value-type="percentage" office:value="-0.00964894412787209" calcext:value-type="percentage">
            <text:p>-0,9649%</text:p>
          </table:table-cell>
          <table:table-cell office:value-type="percentage" office:value="0.00179376334403081" calcext:value-type="percentage">
            <text:p>0,1794%</text:p>
          </table:table-cell>
          <table:table-cell office:value-type="percentage" office:value="-0.0089588492295074" calcext:value-type="percentage">
            <text:p>-0,89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02</text:p>
          </table:table-cell>
          <table:table-cell office:value-type="percentage" office:value="0.00603554575005649" calcext:value-type="percentage">
            <text:p>0,6036%</text:p>
          </table:table-cell>
          <table:table-cell office:value-type="percentage" office:value="0.0107780121955552" calcext:value-type="percentage">
            <text:p>1,0778%</text:p>
          </table:table-cell>
          <table:table-cell office:value-type="percentage" office:value="0.0132859868780377" calcext:value-type="percentage">
            <text:p>1,3286%</text:p>
          </table:table-cell>
          <table:table-cell office:value-type="percentage" office:value="0.00537147980743158" calcext:value-type="percentage">
            <text:p>0,5371%</text:p>
          </table:table-cell>
          <table:table-cell office:value-type="percentage" office:value="0.0155650693107126" calcext:value-type="percentage">
            <text:p>1,556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05</text:p>
          </table:table-cell>
          <table:table-cell office:value-type="percentage" office:value="-0.00862393216160162" calcext:value-type="percentage">
            <text:p>-0,8624%</text:p>
          </table:table-cell>
          <table:table-cell office:value-type="percentage" office:value="-0.0136620821273399" calcext:value-type="percentage">
            <text:p>-1,3662%</text:p>
          </table:table-cell>
          <table:table-cell office:value-type="percentage" office:value="-0.00524461121187247" calcext:value-type="percentage">
            <text:p>-0,5245%</text:p>
          </table:table-cell>
          <table:table-cell office:value-type="percentage" office:value="-0.013357083276192" calcext:value-type="percentage">
            <text:p>-1,3357%</text:p>
          </table:table-cell>
          <table:table-cell office:value-type="percentage" office:value="-0.00550061901553023" calcext:value-type="percentage">
            <text:p>-0,55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06</text:p>
          </table:table-cell>
          <table:table-cell office:value-type="percentage" office:value="-0.00945540108142284" calcext:value-type="percentage">
            <text:p>-0,9455%</text:p>
          </table:table-cell>
          <table:table-cell office:value-type="percentage" office:value="-0.0016893694556489" calcext:value-type="percentage">
            <text:p>-0,1689%</text:p>
          </table:table-cell>
          <table:table-cell office:value-type="percentage" office:value="-0.00615114401247496" calcext:value-type="percentage">
            <text:p>-0,6151%</text:p>
          </table:table-cell>
          <table:table-cell office:value-type="percentage" office:value="-0.0036100154498514" calcext:value-type="percentage">
            <text:p>-0,3610%</text:p>
          </table:table-cell>
          <table:table-cell office:value-type="percentage" office:value="-0.0143791364639143" calcext:value-type="percentage">
            <text:p>-1,43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percentage" office:value="0.010691090648796" calcext:value-type="percentage">
            <text:p>1,0691%</text:p>
          </table:table-cell>
          <table:table-cell office:value-type="percentage" office:value="0.00439939900257147" calcext:value-type="percentage">
            <text:p>0,4399%</text:p>
          </table:table-cell>
          <table:table-cell office:value-type="percentage" office:value="0.0212200909614864" calcext:value-type="percentage">
            <text:p>2,1220%</text:p>
          </table:table-cell>
          <table:table-cell office:value-type="percentage" office:value="0.0172100542827733" calcext:value-type="percentage">
            <text:p>1,7210%</text:p>
          </table:table-cell>
          <table:table-cell office:value-type="percentage" office:value="0.0153803109636677" calcext:value-type="percentage">
            <text:p>1,538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percentage" office:value="-0.00944468513206398" calcext:value-type="percentage">
            <text:p>-0,9445%</text:p>
          </table:table-cell>
          <table:table-cell office:value-type="percentage" office:value="-0.0131400599255173" calcext:value-type="percentage">
            <text:p>-1,3140%</text:p>
          </table:table-cell>
          <table:table-cell office:value-type="percentage" office:value="-0.00173163851997327" calcext:value-type="percentage">
            <text:p>-0,1732%</text:p>
          </table:table-cell>
          <table:table-cell office:value-type="percentage" office:value="-0.0053427811662814" calcext:value-type="percentage">
            <text:p>-0,5343%</text:p>
          </table:table-cell>
          <table:table-cell office:value-type="percentage" office:value="-0.0125256851337201" calcext:value-type="percentage">
            <text:p>-1,25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12</text:p>
          </table:table-cell>
          <table:table-cell office:value-type="percentage" office:value="0.0152554912872582" calcext:value-type="percentage">
            <text:p>1,5255%</text:p>
          </table:table-cell>
          <table:table-cell office:value-type="percentage" office:value="0.013656536301303" calcext:value-type="percentage">
            <text:p>1,3657%</text:p>
          </table:table-cell>
          <table:table-cell office:value-type="percentage" office:value="0.00607120571644137" calcext:value-type="percentage">
            <text:p>0,6071%</text:p>
          </table:table-cell>
          <table:table-cell office:value-type="percentage" office:value="0.0188003103867278" calcext:value-type="percentage">
            <text:p>1,8800%</text:p>
          </table:table-cell>
          <table:table-cell office:value-type="percentage" office:value="0.0172688713843798" calcext:value-type="percentage">
            <text:p>1,726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percentage" office:value="0.00150259658721708" calcext:value-type="percentage">
            <text:p>0,1503%</text:p>
          </table:table-cell>
          <table:table-cell office:value-type="percentage" office:value="0.00606257460602233" calcext:value-type="percentage">
            <text:p>0,6063%</text:p>
          </table:table-cell>
          <table:table-cell office:value-type="percentage" office:value="0.00948266522939201" calcext:value-type="percentage">
            <text:p>0,9483%</text:p>
          </table:table-cell>
          <table:table-cell office:value-type="percentage" office:value="-0.00351493381615897" calcext:value-type="percentage">
            <text:p>-0,3515%</text:p>
          </table:table-cell>
          <table:table-cell office:value-type="percentage" office:value="0.00449864413687173" calcext:value-type="percentage">
            <text:p>0,449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percentage" office:value="0.00787703370429527" calcext:value-type="percentage">
            <text:p>0,7877%</text:p>
          </table:table-cell>
          <table:table-cell office:value-type="percentage" office:value="0.00133914919084566" calcext:value-type="percentage">
            <text:p>0,1339%</text:p>
          </table:table-cell>
          <table:table-cell office:value-type="percentage" office:value="0.00597788235188257" calcext:value-type="percentage">
            <text:p>0,5978%</text:p>
          </table:table-cell>
          <table:table-cell office:value-type="percentage" office:value="0.00176362304562683" calcext:value-type="percentage">
            <text:p>0,1764%</text:p>
          </table:table-cell>
          <table:table-cell office:value-type="percentage" office:value="0.0018647400287124" calcext:value-type="percentage">
            <text:p>0,186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percentage" office:value="-0.0200965011034058" calcext:value-type="percentage">
            <text:p>-2,0097%</text:p>
          </table:table-cell>
          <table:table-cell office:value-type="percentage" office:value="-0.012036224417421" calcext:value-type="percentage">
            <text:p>-1,2036%</text:p>
          </table:table-cell>
          <table:table-cell office:value-type="percentage" office:value="-0.0118845536003803" calcext:value-type="percentage">
            <text:p>-1,1885%</text:p>
          </table:table-cell>
          <table:table-cell office:value-type="percentage" office:value="-0.00792233169856238" calcext:value-type="percentage">
            <text:p>-0,7922%</text:p>
          </table:table-cell>
          <table:table-cell office:value-type="percentage" office:value="-0.00731268544549757" calcext:value-type="percentage">
            <text:p>-0,731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percentage" office:value="-0.0125333410408059" calcext:value-type="percentage">
            <text:p>-1,2533%</text:p>
          </table:table-cell>
          <table:table-cell office:value-type="percentage" office:value="-0.0162434189479863" calcext:value-type="percentage">
            <text:p>-1,6243%</text:p>
          </table:table-cell>
          <table:table-cell office:value-type="percentage" office:value="-0.00257741615476403" calcext:value-type="percentage">
            <text:p>-0,2577%</text:p>
          </table:table-cell>
          <table:table-cell office:value-type="percentage" office:value="-0.0141971351303277" calcext:value-type="percentage">
            <text:p>-1,4197%</text:p>
          </table:table-cell>
          <table:table-cell office:value-type="percentage" office:value="-0.0118304201838892" calcext:value-type="percentage">
            <text:p>-1,183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19</text:p>
          </table:table-cell>
          <table:table-cell office:value-type="percentage" office:value="-0.00961548970591342" calcext:value-type="percentage">
            <text:p>-0,9615%</text:p>
          </table:table-cell>
          <table:table-cell office:value-type="percentage" office:value="-0.00584810914991274" calcext:value-type="percentage">
            <text:p>-0,5848%</text:p>
          </table:table-cell>
          <table:table-cell office:value-type="percentage" office:value="-0.0215331575936164" calcext:value-type="percentage">
            <text:p>-2,1533%</text:p>
          </table:table-cell>
          <table:table-cell office:value-type="percentage" office:value="-0.00810068942168463" calcext:value-type="percentage">
            <text:p>-0,8101%</text:p>
          </table:table-cell>
          <table:table-cell office:value-type="percentage" office:value="-0.0124245792315021" calcext:value-type="percentage">
            <text:p>-1,242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0</text:p>
          </table:table-cell>
          <table:table-cell office:value-type="percentage" office:value="0.0174758151890877" calcext:value-type="percentage">
            <text:p>1,7476%</text:p>
          </table:table-cell>
          <table:table-cell office:value-type="percentage" office:value="0.0131489162067744" calcext:value-type="percentage">
            <text:p>1,3149%</text:p>
          </table:table-cell>
          <table:table-cell office:value-type="percentage" office:value="0.00352102998629933" calcext:value-type="percentage">
            <text:p>0,3521%</text:p>
          </table:table-cell>
          <table:table-cell office:value-type="percentage" office:value="0.0117966052700005" calcext:value-type="percentage">
            <text:p>1,1797%</text:p>
          </table:table-cell>
          <table:table-cell office:value-type="percentage" office:value="0.00808714176614811" calcext:value-type="percentage">
            <text:p>0,808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1</text:p>
          </table:table-cell>
          <table:table-cell office:value-type="percentage" office:value="0.00190837327094773" calcext:value-type="percentage">
            <text:p>0,1908%</text:p>
          </table:table-cell>
          <table:table-cell office:value-type="percentage" office:value="0.00409826711402062" calcext:value-type="percentage">
            <text:p>0,4098%</text:p>
          </table:table-cell>
          <table:table-cell office:value-type="percentage" office:value="0.0105265410152873" calcext:value-type="percentage">
            <text:p>1,0527%</text:p>
          </table:table-cell>
          <table:table-cell office:value-type="percentage" office:value="0.00627812793883775" calcext:value-type="percentage">
            <text:p>0,6278%</text:p>
          </table:table-cell>
          <table:table-cell office:value-type="percentage" office:value="0.0042104927392923" calcext:value-type="percentage">
            <text:p>0,42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2</text:p>
          </table:table-cell>
          <table:table-cell office:value-type="percentage" office:value="-0.00990487652752026" calcext:value-type="percentage">
            <text:p>-0,9905%</text:p>
          </table:table-cell>
          <table:table-cell office:value-type="percentage" office:value="-0.0102039818405573" calcext:value-type="percentage">
            <text:p>-1,0204%</text:p>
          </table:table-cell>
          <table:table-cell office:value-type="percentage" office:value="-0.00260426415330206" calcext:value-type="percentage">
            <text:p>-0,2604%</text:p>
          </table:table-cell>
          <table:table-cell office:value-type="percentage" office:value="-0.0115865883563151" calcext:value-type="percentage">
            <text:p>-1,1587%</text:p>
          </table:table-cell>
          <table:table-cell office:value-type="percentage" office:value="0.00173113421054727" calcext:value-type="percentage">
            <text:p>0,17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3</text:p>
          </table:table-cell>
          <table:table-cell office:value-type="percentage" office:value="-0.00230849199441696" calcext:value-type="percentage">
            <text:p>-0,2308%</text:p>
          </table:table-cell>
          <table:table-cell office:value-type="percentage" office:value="-0.00274930065807766" calcext:value-type="percentage">
            <text:p>-0,2749%</text:p>
          </table:table-cell>
          <table:table-cell office:value-type="percentage" office:value="-0.0060921714357286" calcext:value-type="percentage">
            <text:p>-0,6092%</text:p>
          </table:table-cell>
          <table:table-cell office:value-type="percentage" office:value="-0.000901690083679574" calcext:value-type="percentage">
            <text:p>-0,0902%</text:p>
          </table:table-cell>
          <table:table-cell office:value-type="percentage" office:value="-0.00867242185703976" calcext:value-type="percentage">
            <text:p>-0,867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6</text:p>
          </table:table-cell>
          <table:table-cell office:value-type="percentage" office:value="0.0165831737033946" calcext:value-type="percentage">
            <text:p>1,6583%</text:p>
          </table:table-cell>
          <table:table-cell office:value-type="percentage" office:value="0.0175740900662074" calcext:value-type="percentage">
            <text:p>1,7574%</text:p>
          </table:table-cell>
          <table:table-cell office:value-type="percentage" office:value="0.00963212923103152" calcext:value-type="percentage">
            <text:p>0,9632%</text:p>
          </table:table-cell>
          <table:table-cell office:value-type="percentage" office:value="0.0090253909587541" calcext:value-type="percentage">
            <text:p>0,9025%</text:p>
          </table:table-cell>
          <table:table-cell office:value-type="percentage" office:value="0.00760477557515604" calcext:value-type="percentage">
            <text:p>0,76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7</text:p>
          </table:table-cell>
          <table:table-cell office:value-type="percentage" office:value="0.00986324787208304" calcext:value-type="percentage">
            <text:p>0,9863%</text:p>
          </table:table-cell>
          <table:table-cell office:value-type="percentage" office:value="0.00982058390491836" calcext:value-type="percentage">
            <text:p>0,9821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626110618957609" calcext:value-type="percentage">
            <text:p>0,6261%</text:p>
          </table:table-cell>
          <table:table-cell office:value-type="percentage" office:value="-0.0110472683406876" calcext:value-type="percentage">
            <text:p>-1,104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8</text:p>
          </table:table-cell>
          <table:table-cell office:value-type="percentage" office:value="0.0338092640406067" calcext:value-type="percentage">
            <text:p>3,3809%</text:p>
          </table:table-cell>
          <table:table-cell office:value-type="percentage" office:value="0.0325284596822986" calcext:value-type="percentage">
            <text:p>3,2528%</text:p>
          </table:table-cell>
          <table:table-cell office:value-type="percentage" office:value="0.0121422421912325" calcext:value-type="percentage">
            <text:p>1,2142%</text:p>
          </table:table-cell>
          <table:table-cell office:value-type="percentage" office:value="0.0266667603593531" calcext:value-type="percentage">
            <text:p>2,6667%</text:p>
          </table:table-cell>
          <table:table-cell office:value-type="percentage" office:value="0.0134336981992103" calcext:value-type="percentage">
            <text:p>1,34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29</text:p>
          </table:table-cell>
          <table:table-cell office:value-type="percentage" office:value="0.00763073397739644" calcext:value-type="percentage">
            <text:p>0,7631%</text:p>
          </table:table-cell>
          <table:table-cell office:value-type="percentage" office:value="-0.00519647960101455" calcext:value-type="percentage">
            <text:p>-0,5196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952390126576375" calcext:value-type="percentage">
            <text:p>-0,9524%</text:p>
          </table:table-cell>
          <table:table-cell office:value-type="percentage" office:value="-0.0048382243479087" calcext:value-type="percentage">
            <text:p>-0,483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7-30</text:p>
          </table:table-cell>
          <table:table-cell office:value-type="percentage" office:value="-0.00937595588327156" calcext:value-type="percentage">
            <text:p>-0,9376%</text:p>
          </table:table-cell>
          <table:table-cell office:value-type="percentage" office:value="-0.0107737602938863" calcext:value-type="percentage">
            <text:p>-1,0774%</text:p>
          </table:table-cell>
          <table:table-cell office:value-type="percentage" office:value="-0.022279321175509" calcext:value-type="percentage">
            <text:p>-2,2279%</text:p>
          </table:table-cell>
          <table:table-cell office:value-type="percentage" office:value="-0.0236013877137207" calcext:value-type="percentage">
            <text:p>-2,3601%</text:p>
          </table:table-cell>
          <table:table-cell office:value-type="percentage" office:value="-0.0308255420728069" calcext:value-type="percentage">
            <text:p>-3,08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02</text:p>
          </table:table-cell>
          <table:table-cell office:value-type="percentage" office:value="0.00928777631285094" calcext:value-type="percentage">
            <text:p>0,9288%</text:p>
          </table:table-cell>
          <table:table-cell office:value-type="percentage" office:value="0.00610869914509249" calcext:value-type="percentage">
            <text:p>0,6109%</text:p>
          </table:table-cell>
          <table:table-cell office:value-type="percentage" office:value="0.0210341999538071" calcext:value-type="percentage">
            <text:p>2,1034%</text:p>
          </table:table-cell>
          <table:table-cell office:value-type="percentage" office:value="0.0196956298328093" calcext:value-type="percentage">
            <text:p>1,9696%</text:p>
          </table:table-cell>
          <table:table-cell office:value-type="percentage" office:value="0.00587023095048478" calcext:value-type="percentage">
            <text:p>0,587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03</text:p>
          </table:table-cell>
          <table:table-cell office:value-type="percentage" office:value="0.00830029378446029" calcext:value-type="percentage">
            <text:p>0,8300%</text:p>
          </table:table-cell>
          <table:table-cell office:value-type="percentage" office:value="0.00984581364448878" calcext:value-type="percentage">
            <text:p>0,9846%</text:p>
          </table:table-cell>
          <table:table-cell office:value-type="percentage" office:value="0.00171669089530724" calcext:value-type="percentage">
            <text:p>0,1717%</text:p>
          </table:table-cell>
          <table:table-cell office:value-type="percentage" office:value="0.0122915094861016" calcext:value-type="percentage">
            <text:p>1,2292%</text:p>
          </table:table-cell>
          <table:table-cell office:value-type="percentage" office:value="0.00866009337555918" calcext:value-type="percentage">
            <text:p>0,866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04</text:p>
          </table:table-cell>
          <table:table-cell office:value-type="percentage" office:value="-0.0293486062449345" calcext:value-type="percentage">
            <text:p>-2,9349%</text:p>
          </table:table-cell>
          <table:table-cell office:value-type="percentage" office:value="-0.0279492995037217" calcext:value-type="percentage">
            <text:p>-2,7949%</text:p>
          </table:table-cell>
          <table:table-cell office:value-type="percentage" office:value="-0.0171379072097513" calcext:value-type="percentage">
            <text:p>-1,7138%</text:p>
          </table:table-cell>
          <table:table-cell office:value-type="percentage" office:value="-0.0225497956101531" calcext:value-type="percentage">
            <text:p>-2,2550%</text:p>
          </table:table-cell>
          <table:table-cell office:value-type="percentage" office:value="-0.0143716063668806" calcext:value-type="percentage">
            <text:p>-1,437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05</text:p>
          </table:table-cell>
          <table:table-cell office:value-type="percentage" office:value="0.00958706159122924" calcext:value-type="percentage">
            <text:p>0,9587%</text:p>
          </table:table-cell>
          <table:table-cell office:value-type="percentage" office:value="0.00300902688589866" calcext:value-type="percentage">
            <text:p>0,3009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266186541359747" calcext:value-type="percentage">
            <text:p>0,2662%</text:p>
          </table:table-cell>
          <table:table-cell office:value-type="percentage" office:value="-0.00137929902053346" calcext:value-type="percentage">
            <text:p>-0,13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06</text:p>
          </table:table-cell>
          <table:table-cell office:value-type="percentage" office:value="0.0208181706831527" calcext:value-type="percentage">
            <text:p>2,0818%</text:p>
          </table:table-cell>
          <table:table-cell office:value-type="percentage" office:value="0.0279999981877024" calcext:value-type="percentage">
            <text:p>2,8000%</text:p>
          </table:table-cell>
          <table:table-cell office:value-type="percentage" office:value="0.01918036748612" calcext:value-type="percentage">
            <text:p>1,9180%</text:p>
          </table:table-cell>
          <table:table-cell office:value-type="percentage" office:value="0.018584109089097" calcext:value-type="percentage">
            <text:p>1,8584%</text:p>
          </table:table-cell>
          <table:table-cell office:value-type="percentage" office:value="0.00967665025116538" calcext:value-type="percentage">
            <text:p>0,967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09</text:p>
          </table:table-cell>
          <table:table-cell office:value-type="percentage" office:value="0.00715546685643798" calcext:value-type="percentage">
            <text:p>0,7155%</text:p>
          </table:table-cell>
          <table:table-cell office:value-type="percentage" office:value="0.0116730880540283" calcext:value-type="percentage">
            <text:p>1,1673%</text:p>
          </table:table-cell>
          <table:table-cell office:value-type="percentage" office:value="0.0111207278609111" calcext:value-type="percentage">
            <text:p>1,1121%</text:p>
          </table:table-cell>
          <table:table-cell office:value-type="percentage" office:value="0.00434402110120269" calcext:value-type="percentage">
            <text:p>0,4344%</text:p>
          </table:table-cell>
          <table:table-cell office:value-type="percentage" office:value="0.00170181581304463" calcext:value-type="percentage">
            <text:p>0,17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0</text:p>
          </table:table-cell>
          <table:table-cell office:value-type="percentage" office:value="-0.0131437484633045" calcext:value-type="percentage">
            <text:p>-1,3144%</text:p>
          </table:table-cell>
          <table:table-cell office:value-type="percentage" office:value="-0.0189101941747573" calcext:value-type="percentage">
            <text:p>-1,8910%</text:p>
          </table:table-cell>
          <table:table-cell office:value-type="percentage" office:value="-0.0135364185450808" calcext:value-type="percentage">
            <text:p>-1,3536%</text:p>
          </table:table-cell>
          <table:table-cell office:value-type="percentage" office:value="-0.00778543484746996" calcext:value-type="percentage">
            <text:p>-0,7785%</text:p>
          </table:table-cell>
          <table:table-cell office:value-type="percentage" office:value="-0.0066412505385347" calcext:value-type="percentage">
            <text:p>-0,66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1</text:p>
          </table:table-cell>
          <table:table-cell office:value-type="percentage" office:value="0.0107991277509083" calcext:value-type="percentage">
            <text:p>1,0799%</text:p>
          </table:table-cell>
          <table:table-cell office:value-type="percentage" office:value="0.0111074805106852" calcext:value-type="percentage">
            <text:p>1,1107%</text:p>
          </table:table-cell>
          <table:table-cell office:value-type="percentage" office:value="0.0197256001612631" calcext:value-type="percentage">
            <text:p>1,9726%</text:p>
          </table:table-cell>
          <table:table-cell office:value-type="percentage" office:value="0.0148212298593333" calcext:value-type="percentage">
            <text:p>1,4821%</text:p>
          </table:table-cell>
          <table:table-cell office:value-type="percentage" office:value="-0.00119474313022705" calcext:value-type="percentage">
            <text:p>-0,11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2</text:p>
          </table:table-cell>
          <table:table-cell office:value-type="percentage" office:value="-0.0170940040677512" calcext:value-type="percentage">
            <text:p>-1,7094%</text:p>
          </table:table-cell>
          <table:table-cell office:value-type="percentage" office:value="-0.018739901893759" calcext:value-type="percentage">
            <text:p>-1,8740%</text:p>
          </table:table-cell>
          <table:table-cell office:value-type="percentage" office:value="-0.0311185496418671" calcext:value-type="percentage">
            <text:p>-3,1119%</text:p>
          </table:table-cell>
          <table:table-cell office:value-type="percentage" office:value="-0.0171821899389702" calcext:value-type="percentage">
            <text:p>-1,7182%</text:p>
          </table:table-cell>
          <table:table-cell office:value-type="percentage" office:value="-0.0111014616241725" calcext:value-type="percentage">
            <text:p>-1,11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3</text:p>
          </table:table-cell>
          <table:table-cell office:value-type="percentage" office:value="0.0115941704160718" calcext:value-type="percentage">
            <text:p>1,1594%</text:p>
          </table:table-cell>
          <table:table-cell office:value-type="percentage" office:value="0.0135000998366361" calcext:value-type="percentage">
            <text:p>1,3500%</text:p>
          </table:table-cell>
          <table:table-cell office:value-type="percentage" office:value="0.00781236898854876" calcext:value-type="percentage">
            <text:p>0,7812%</text:p>
          </table:table-cell>
          <table:table-cell office:value-type="percentage" office:value="0.00611897940627526" calcext:value-type="percentage">
            <text:p>0,6119%</text:p>
          </table:table-cell>
          <table:table-cell office:value-type="percentage" office:value="0.00408447320237615" calcext:value-type="percentage">
            <text:p>0,408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6</text:p>
          </table:table-cell>
          <table:table-cell office:value-type="percentage" office:value="-0.0131635382538484" calcext:value-type="percentage">
            <text:p>-1,3164%</text:p>
          </table:table-cell>
          <table:table-cell office:value-type="percentage" office:value="-0.0109583830125476" calcext:value-type="percentage">
            <text:p>-1,0958%</text:p>
          </table:table-cell>
          <table:table-cell office:value-type="percentage" office:value="-0.0105990915856711" calcext:value-type="percentage">
            <text:p>-1,0599%</text:p>
          </table:table-cell>
          <table:table-cell office:value-type="percentage" office:value="-0.00894827137535914" calcext:value-type="percentage">
            <text:p>-0,8948%</text:p>
          </table:table-cell>
          <table:table-cell office:value-type="percentage" office:value="-0.0166179843886661" calcext:value-type="percentage">
            <text:p>-1,661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7</text:p>
          </table:table-cell>
          <table:table-cell office:value-type="percentage" office:value="0.00145709289281371" calcext:value-type="percentage">
            <text:p>0,1457%</text:p>
          </table:table-cell>
          <table:table-cell office:value-type="percentage" office:value="-0.00362552829632312" calcext:value-type="percentage">
            <text:p>-0,3626%</text:p>
          </table:table-cell>
          <table:table-cell office:value-type="percentage" office:value="-0.0165938280819139" calcext:value-type="percentage">
            <text:p>-1,6594%</text:p>
          </table:table-cell>
          <table:table-cell office:value-type="percentage" office:value="-0.0131925954318647" calcext:value-type="percentage">
            <text:p>-1,3193%</text:p>
          </table:table-cell>
          <table:table-cell office:value-type="percentage" office:value="-0.0107064943782513" calcext:value-type="percentage">
            <text:p>-1,070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8</text:p>
          </table:table-cell>
          <table:table-cell office:value-type="percentage" office:value="0.0040014926197034" calcext:value-type="percentage">
            <text:p>0,4001%</text:p>
          </table:table-cell>
          <table:table-cell office:value-type="percentage" office:value="0.00198487307272521" calcext:value-type="percentage">
            <text:p>0,1985%</text:p>
          </table:table-cell>
          <table:table-cell office:value-type="percentage" office:value="0.01598576049309" calcext:value-type="percentage">
            <text:p>1,5986%</text:p>
          </table:table-cell>
          <table:table-cell office:value-type="percentage" office:value="0.0026738107008959" calcext:value-type="percentage">
            <text:p>0,2674%</text:p>
          </table:table-cell>
          <table:table-cell office:value-type="percentage" office:value="-0.0106951418102863" calcext:value-type="percentage">
            <text:p>-1,06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19</text:p>
          </table:table-cell>
          <table:table-cell office:value-type="percentage" office:value="-0.0101448499903379" calcext:value-type="percentage">
            <text:p>-1,0145%</text:p>
          </table:table-cell>
          <table:table-cell office:value-type="percentage" office:value="-0.0128756702910449" calcext:value-type="percentage">
            <text:p>-1,2876%</text:p>
          </table:table-cell>
          <table:table-cell office:value-type="percentage" office:value="-0.00699302244977917" calcext:value-type="percentage">
            <text:p>-0,6993%</text:p>
          </table:table-cell>
          <table:table-cell office:value-type="percentage" office:value="-0.00799995503505757" calcext:value-type="percentage">
            <text:p>-0,8000%</text:p>
          </table:table-cell>
          <table:table-cell office:value-type="percentage" office:value="0.00447519353926085" calcext:value-type="percentage">
            <text:p>0,447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20</text:p>
          </table:table-cell>
          <table:table-cell office:value-type="percentage" office:value="0.00549041796256322" calcext:value-type="percentage">
            <text:p>0,5490%</text:p>
          </table:table-cell>
          <table:table-cell office:value-type="percentage" office:value="-0.00367888054230048" calcext:value-type="percentage">
            <text:p>-0,3679%</text:p>
          </table:table-cell>
          <table:table-cell office:value-type="percentage" office:value="-0.000880165934522004" calcext:value-type="percentage">
            <text:p>-0,0880%</text:p>
          </table:table-cell>
          <table:table-cell office:value-type="percentage" office:value="0.00179209485594067" calcext:value-type="percentage">
            <text:p>0,1792%</text:p>
          </table:table-cell>
          <table:table-cell office:value-type="percentage" office:value="0.00757905517859436" calcext:value-type="percentage">
            <text:p>0,75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23</text:p>
          </table:table-cell>
          <table:table-cell office:value-type="percentage" office:value="0.00982895749991997" calcext:value-type="percentage">
            <text:p>0,9829%</text:p>
          </table:table-cell>
          <table:table-cell office:value-type="percentage" office:value="0.0107418689739878" calcext:value-type="percentage">
            <text:p>1,0742%</text:p>
          </table:table-cell>
          <table:table-cell office:value-type="percentage" office:value="0.000880941309052474" calcext:value-type="percentage">
            <text:p>0,0881%</text:p>
          </table:table-cell>
          <table:table-cell office:value-type="percentage" office:value="0.00447217898670171" calcext:value-type="percentage">
            <text:p>0,4472%</text:p>
          </table:table-cell>
          <table:table-cell office:value-type="percentage" office:value="-0.0049215183011021" calcext:value-type="percentage">
            <text:p>-0,492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24</text:p>
          </table:table-cell>
          <table:table-cell office:value-type="percentage" office:value="0.0209083690834952" calcext:value-type="percentage">
            <text:p>2,0908%</text:p>
          </table:table-cell>
          <table:table-cell office:value-type="percentage" office:value="0.0278976840688057" calcext:value-type="percentage">
            <text:p>2,7898%</text:p>
          </table:table-cell>
          <table:table-cell office:value-type="percentage" office:value="0.0176056301854539" calcext:value-type="percentage">
            <text:p>1,7606%</text:p>
          </table:table-cell>
          <table:table-cell office:value-type="percentage" office:value="0.0213714391149344" calcext:value-type="percentage">
            <text:p>2,1371%</text:p>
          </table:table-cell>
          <table:table-cell office:value-type="percentage" office:value="0.0233161944974121" calcext:value-type="percentage">
            <text:p>2,33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25</text:p>
          </table:table-cell>
          <table:table-cell office:value-type="percentage" office:value="0.00776843417169393" calcext:value-type="percentage">
            <text:p>0,7768%</text:p>
          </table:table-cell>
          <table:table-cell office:value-type="percentage" office:value="0.00129242387626505" calcext:value-type="percentage">
            <text:p>0,1292%</text:p>
          </table:table-cell>
          <table:table-cell office:value-type="percentage" office:value="0.000865022283031314" calcext:value-type="percentage">
            <text:p>0,0865%</text:p>
          </table:table-cell>
          <table:table-cell office:value-type="percentage" office:value="0.00174357505145784" calcext:value-type="percentage">
            <text:p>0,1744%</text:p>
          </table:table-cell>
          <table:table-cell office:value-type="percentage" office:value="0.00504945470880358" calcext:value-type="percentage">
            <text:p>0,504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26</text:p>
          </table:table-cell>
          <table:table-cell office:value-type="percentage" office:value="-0.0164681503307972" calcext:value-type="percentage">
            <text:p>-1,6468%</text:p>
          </table:table-cell>
          <table:table-cell office:value-type="percentage" office:value="-0.0242013254131183" calcext:value-type="percentage">
            <text:p>-2,4201%</text:p>
          </table:table-cell>
          <table:table-cell office:value-type="percentage" office:value="-0.0121000974977811" calcext:value-type="percentage">
            <text:p>-1,2100%</text:p>
          </table:table-cell>
          <table:table-cell office:value-type="percentage" office:value="-0.0252393581556606" calcext:value-type="percentage">
            <text:p>-2,5239%</text:p>
          </table:table-cell>
          <table:table-cell office:value-type="percentage" office:value="-0.017331854524988" calcext:value-type="percentage">
            <text:p>-1,733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27</text:p>
          </table:table-cell>
          <table:table-cell office:value-type="percentage" office:value="0.0128251493227227" calcext:value-type="percentage">
            <text:p>1,2825%</text:p>
          </table:table-cell>
          <table:table-cell office:value-type="percentage" office:value="0.0171956695108855" calcext:value-type="percentage">
            <text:p>1,7196%</text:p>
          </table:table-cell>
          <table:table-cell office:value-type="percentage" office:value="0.0139981944620526" calcext:value-type="percentage">
            <text:p>1,3998%</text:p>
          </table:table-cell>
          <table:table-cell office:value-type="percentage" office:value="0.0178571211428724" calcext:value-type="percentage">
            <text:p>1,7857%</text:p>
          </table:table-cell>
          <table:table-cell office:value-type="percentage" office:value="0.0164583403524139" calcext:value-type="percentage">
            <text:p>1,64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30</text:p>
          </table:table-cell>
          <table:table-cell office:value-type="percentage" office:value="-0.00175888916625977" calcext:value-type="percentage">
            <text:p>-0,1759%</text:p>
          </table:table-cell>
          <table:table-cell office:value-type="percentage" office:value="-0.00715205004736386" calcext:value-type="percentage">
            <text:p>-0,7152%</text:p>
          </table:table-cell>
          <table:table-cell office:value-type="percentage" office:value="-0.0103537335426546" calcext:value-type="percentage">
            <text:p>-1,0354%</text:p>
          </table:table-cell>
          <table:table-cell office:value-type="percentage" office:value="-0.0070175525426841" calcext:value-type="percentage">
            <text:p>-0,7018%</text:p>
          </table:table-cell>
          <table:table-cell office:value-type="percentage" office:value="-0.00777275062563187" calcext:value-type="percentage">
            <text:p>-0,777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8-31</text:p>
          </table:table-cell>
          <table:table-cell office:value-type="percentage" office:value="0.00880912207611151" calcext:value-type="percentage">
            <text:p>0,8809%</text:p>
          </table:table-cell>
          <table:table-cell office:value-type="percentage" office:value="0.0130975561582505" calcext:value-type="percentage">
            <text:p>1,3098%</text:p>
          </table:table-cell>
          <table:table-cell office:value-type="percentage" office:value="0.0113338645137271" calcext:value-type="percentage">
            <text:p>1,1334%</text:p>
          </table:table-cell>
          <table:table-cell office:value-type="percentage" office:value="0.0212015257824911" calcext:value-type="percentage">
            <text:p>2,1202%</text:p>
          </table:table-cell>
          <table:table-cell office:value-type="percentage" office:value="-0.00800901954234179" calcext:value-type="percentage">
            <text:p>-0,800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01</text:p>
          </table:table-cell>
          <table:table-cell office:value-type="percentage" office:value="0.0176481156231483" calcext:value-type="percentage">
            <text:p>1,7648%</text:p>
          </table:table-cell>
          <table:table-cell office:value-type="percentage" office:value="0.00436538867370717" calcext:value-type="percentage">
            <text:p>0,4365%</text:p>
          </table:table-cell>
          <table:table-cell office:value-type="percentage" office:value="0.0164075895350999" calcext:value-type="percentage">
            <text:p>1,6408%</text:p>
          </table:table-cell>
          <table:table-cell office:value-type="percentage" office:value="0.0103985169692458" calcext:value-type="percentage">
            <text:p>1,0399%</text:p>
          </table:table-cell>
          <table:table-cell office:value-type="percentage" office:value="0.00517759574342702" calcext:value-type="percentage">
            <text:p>0,517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02</text:p>
          </table:table-cell>
          <table:table-cell office:value-type="percentage" office:value="-0.0391483838111851" calcext:value-type="percentage">
            <text:p>-3,9148%</text:p>
          </table:table-cell>
          <table:table-cell office:value-type="percentage" office:value="-0.0360592264260829" calcext:value-type="percentage">
            <text:p>-3,6059%</text:p>
          </table:table-cell>
          <table:table-cell office:value-type="percentage" office:value="-0.0288869361641298" calcext:value-type="percentage">
            <text:p>-2,8887%</text:p>
          </table:table-cell>
          <table:table-cell office:value-type="percentage" office:value="-0.0334476268907929" calcext:value-type="percentage">
            <text:p>-3,3448%</text:p>
          </table:table-cell>
          <table:table-cell office:value-type="percentage" office:value="-0.0227729572179972" calcext:value-type="percentage">
            <text:p>-2,277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03</text:p>
          </table:table-cell>
          <table:table-cell office:value-type="percentage" office:value="-0.0178699563630216" calcext:value-type="percentage">
            <text:p>-1,7870%</text:p>
          </table:table-cell>
          <table:table-cell office:value-type="percentage" office:value="-0.00567795989856834" calcext:value-type="percentage">
            <text:p>-0,5678%</text:p>
          </table:table-cell>
          <table:table-cell office:value-type="percentage" office:value="-0.00874898114571709" calcext:value-type="percentage">
            <text:p>-0,8749%</text:p>
          </table:table-cell>
          <table:table-cell office:value-type="percentage" office:value="-0.00177463520238597" calcext:value-type="percentage">
            <text:p>-0,1775%</text:p>
          </table:table-cell>
          <table:table-cell office:value-type="percentage" office:value="0.00219409138047766" calcext:value-type="percentage">
            <text:p>0,219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06</text:p>
          </table:table-cell>
          <table:table-cell office:value-type="percentage" office:value="0.0221980681947143" calcext:value-type="percentage">
            <text:p>2,2198%</text:p>
          </table:table-cell>
          <table:table-cell office:value-type="percentage" office:value="0.0127644815826691" calcext:value-type="percentage">
            <text:p>1,2764%</text:p>
          </table:table-cell>
          <table:table-cell office:value-type="percentage" office:value="0.0220652464698878" calcext:value-type="percentage">
            <text:p>2,2065%</text:p>
          </table:table-cell>
          <table:table-cell office:value-type="percentage" office:value="0.0186666668968571" calcext:value-type="percentage">
            <text:p>1,8667%</text:p>
          </table:table-cell>
          <table:table-cell office:value-type="percentage" office:value="0.0080045838215046" calcext:value-type="percentage">
            <text:p>0,80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08</text:p>
          </table:table-cell>
          <table:table-cell office:value-type="percentage" office:value="-0.0533997929062959" calcext:value-type="percentage">
            <text:p>-5,3400%</text:p>
          </table:table-cell>
          <table:table-cell office:value-type="percentage" office:value="-0.0474296237825398" calcext:value-type="percentage">
            <text:p>-4,7430%</text:p>
          </table:table-cell>
          <table:table-cell office:value-type="percentage" office:value="-0.0492226888924512" calcext:value-type="percentage">
            <text:p>-4,9223%</text:p>
          </table:table-cell>
          <table:table-cell office:value-type="percentage" office:value="-0.047120407312929" calcext:value-type="percentage">
            <text:p>-4,7120%</text:p>
          </table:table-cell>
          <table:table-cell office:value-type="percentage" office:value="-0.0378046814684099" calcext:value-type="percentage">
            <text:p>-3,78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09</text:p>
          </table:table-cell>
          <table:table-cell office:value-type="percentage" office:value="0.0146671627111683" calcext:value-type="percentage">
            <text:p>1,4667%</text:p>
          </table:table-cell>
          <table:table-cell office:value-type="percentage" office:value="0.0132312190174275" calcext:value-type="percentage">
            <text:p>1,3231%</text:p>
          </table:table-cell>
          <table:table-cell office:value-type="percentage" office:value="0.00999080898481486" calcext:value-type="percentage">
            <text:p>0,9991%</text:p>
          </table:table-cell>
          <table:table-cell office:value-type="percentage" office:value="0.0201465709636959" calcext:value-type="percentage">
            <text:p>2,0147%</text:p>
          </table:table-cell>
          <table:table-cell office:value-type="percentage" office:value="0.0171761614629715" calcext:value-type="percentage">
            <text:p>1,717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10</text:p>
          </table:table-cell>
          <table:table-cell office:value-type="percentage" office:value="-0.00667166692883703" calcext:value-type="percentage">
            <text:p>-0,6672%</text:p>
          </table:table-cell>
          <table:table-cell office:value-type="percentage" office:value="-0.00996562004657775" calcext:value-type="percentage">
            <text:p>-0,9966%</text:p>
          </table:table-cell>
          <table:table-cell office:value-type="percentage" office:value="-0.000899270918285677" calcext:value-type="percentage">
            <text:p>-0,0899%</text:p>
          </table:table-cell>
          <table:table-cell office:value-type="percentage" office:value="-0.0143627560033112" calcext:value-type="percentage">
            <text:p>-1,4363%</text:p>
          </table:table-cell>
          <table:table-cell office:value-type="percentage" office:value="-0.0093185738681183" calcext:value-type="percentage">
            <text:p>-0,931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13</text:p>
          </table:table-cell>
          <table:table-cell office:value-type="percentage" office:value="0.0130597160557966" calcext:value-type="percentage">
            <text:p>1,3060%</text:p>
          </table:table-cell>
          <table:table-cell office:value-type="percentage" office:value="0.0124957409046704" calcext:value-type="percentage">
            <text:p>1,2496%</text:p>
          </table:table-cell>
          <table:table-cell office:value-type="percentage" office:value="0.00630064972692179" calcext:value-type="percentage">
            <text:p>0,6301%</text:p>
          </table:table-cell>
          <table:table-cell office:value-type="percentage" office:value="0.0136612534157115" calcext:value-type="percentage">
            <text:p>1,3661%</text:p>
          </table:table-cell>
          <table:table-cell office:value-type="percentage" office:value="0.0185324536688658" calcext:value-type="percentage">
            <text:p>1,853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14</text:p>
          </table:table-cell>
          <table:table-cell office:value-type="percentage" office:value="-0.0081030989059504" calcext:value-type="percentage">
            <text:p>-0,8103%</text:p>
          </table:table-cell>
          <table:table-cell office:value-type="percentage" office:value="-0.00617079536154586" calcext:value-type="percentage">
            <text:p>-0,6171%</text:p>
          </table:table-cell>
          <table:table-cell office:value-type="percentage" office:value="0.0187836002946979" calcext:value-type="percentage">
            <text:p>1,8784%</text:p>
          </table:table-cell>
          <table:table-cell office:value-type="percentage" office:value="-0.00628930817610063" calcext:value-type="percentage">
            <text:p>-0,6289%</text:p>
          </table:table-cell>
          <table:table-cell office:value-type="percentage" office:value="-0.00191574172708842" calcext:value-type="percentage">
            <text:p>-0,19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15</text:p>
          </table:table-cell>
          <table:table-cell office:value-type="percentage" office:value="-0.0137394005088187" calcext:value-type="percentage">
            <text:p>-1,3739%</text:p>
          </table:table-cell>
          <table:table-cell office:value-type="percentage" office:value="-0.016212410561386" calcext:value-type="percentage">
            <text:p>-1,6212%</text:p>
          </table:table-cell>
          <table:table-cell office:value-type="percentage" office:value="-0.0201931890062818" calcext:value-type="percentage">
            <text:p>-2,0193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96229159673269" calcext:value-type="percentage">
            <text:p>-0,962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16</text:p>
          </table:table-cell>
          <table:table-cell office:value-type="percentage" office:value="0.000753075422625926" calcext:value-type="percentage">
            <text:p>0,0753%</text:p>
          </table:table-cell>
          <table:table-cell office:value-type="percentage" office:value="-0.000701270452478142" calcext:value-type="percentage">
            <text:p>-0,0701%</text:p>
          </table:table-cell>
          <table:table-cell office:value-type="percentage" office:value="0.00268814304470388" calcext:value-type="percentage">
            <text:p>0,2688%</text:p>
          </table:table-cell>
          <table:table-cell office:value-type="percentage" office:value="0.00542499242248362" calcext:value-type="percentage">
            <text:p>0,5425%</text:p>
          </table:table-cell>
          <table:table-cell office:value-type="percentage" office:value="-0.0110287407767918" calcext:value-type="percentage">
            <text:p>-1,102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17</text:p>
          </table:table-cell>
          <table:table-cell office:value-type="percentage" office:value="-0.027088055035308" calcext:value-type="percentage">
            <text:p>-2,7088%</text:p>
          </table:table-cell>
          <table:table-cell office:value-type="percentage" office:value="-0.0238597240403499" calcext:value-type="percentage">
            <text:p>-2,3860%</text:p>
          </table:table-cell>
          <table:table-cell office:value-type="percentage" office:value="-0.0187667276543525" calcext:value-type="percentage">
            <text:p>-1,8767%</text:p>
          </table:table-cell>
          <table:table-cell office:value-type="percentage" office:value="-0.021582795384159" calcext:value-type="percentage">
            <text:p>-2,1583%</text:p>
          </table:table-cell>
          <table:table-cell office:value-type="percentage" office:value="-0.0206952914916428" calcext:value-type="percentage">
            <text:p>-2,06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0</text:p>
          </table:table-cell>
          <table:table-cell office:value-type="percentage" office:value="-0.0185615481789115" calcext:value-type="percentage">
            <text:p>-1,8562%</text:p>
          </table:table-cell>
          <table:table-cell office:value-type="percentage" office:value="-0.0226455666992126" calcext:value-type="percentage">
            <text:p>-2,2646%</text:p>
          </table:table-cell>
          <table:table-cell office:value-type="percentage" office:value="-0.0300546742824321" calcext:value-type="percentage">
            <text:p>-3,0055%</text:p>
          </table:table-cell>
          <table:table-cell office:value-type="percentage" office:value="-0.0174632229884639" calcext:value-type="percentage">
            <text:p>-1,7463%</text:p>
          </table:table-cell>
          <table:table-cell office:value-type="percentage" office:value="-0.023286282181283" calcext:value-type="percentage">
            <text:p>-2,32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1</text:p>
          </table:table-cell>
          <table:table-cell office:value-type="percentage" office:value="-0.00078785943940396" calcext:value-type="percentage">
            <text:p>-0,0788%</text:p>
          </table:table-cell>
          <table:table-cell office:value-type="percentage" office:value="-0.00257436385191356" calcext:value-type="percentage">
            <text:p>-0,2574%</text:p>
          </table:table-cell>
          <table:table-cell office:value-type="percentage" office:value="0.0169014089642867" calcext:value-type="percentage">
            <text:p>1,6901%</text:p>
          </table:table-cell>
          <table:table-cell office:value-type="percentage" office:value="-0.0046772555582778" calcext:value-type="percentage">
            <text:p>-0,4677%</text:p>
          </table:table-cell>
          <table:table-cell office:value-type="percentage" office:value="0.012917570100327" calcext:value-type="percentage">
            <text:p>1,291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2</text:p>
          </table:table-cell>
          <table:table-cell office:value-type="percentage" office:value="0.02405351005647" calcext:value-type="percentage">
            <text:p>2,4054%</text:p>
          </table:table-cell>
          <table:table-cell office:value-type="percentage" office:value="0.0232300732685979" calcext:value-type="percentage">
            <text:p>2,3230%</text:p>
          </table:table-cell>
          <table:table-cell office:value-type="percentage" office:value="0.0156972376562301" calcext:value-type="percentage">
            <text:p>1,5697%</text:p>
          </table:table-cell>
          <table:table-cell office:value-type="percentage" office:value="0.0197369333755855" calcext:value-type="percentage">
            <text:p>1,9737%</text:p>
          </table:table-cell>
          <table:table-cell office:value-type="percentage" office:value="0.0184308390022676" calcext:value-type="percentage">
            <text:p>1,84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3</text:p>
          </table:table-cell>
          <table:table-cell office:value-type="percentage" office:value="0.0338852688144855" calcext:value-type="percentage">
            <text:p>3,3885%</text:p>
          </table:table-cell>
          <table:table-cell office:value-type="percentage" office:value="0.0345944396655287" calcext:value-type="percentage">
            <text:p>3,4594%</text:p>
          </table:table-cell>
          <table:table-cell office:value-type="percentage" office:value="0.0190907900999839" calcext:value-type="percentage">
            <text:p>1,9091%</text:p>
          </table:table-cell>
          <table:table-cell office:value-type="percentage" office:value="0.0258063597993361" calcext:value-type="percentage">
            <text:p>2,5806%</text:p>
          </table:table-cell>
          <table:table-cell office:value-type="percentage" office:value="0.015870753994407" calcext:value-type="percentage">
            <text:p>1,587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4</text:p>
          </table:table-cell>
          <table:table-cell office:value-type="percentage" office:value="-0.0134077947903" calcext:value-type="percentage">
            <text:p>-1,3408%</text:p>
          </table:table-cell>
          <table:table-cell office:value-type="percentage" office:value="-0.0139323898740777" calcext:value-type="percentage">
            <text:p>-1,3932%</text:p>
          </table:table-cell>
          <table:table-cell office:value-type="percentage" office:value="-0.0124888883346047" calcext:value-type="percentage">
            <text:p>-1,2489%</text:p>
          </table:table-cell>
          <table:table-cell office:value-type="percentage" office:value="-0.0143755740099631" calcext:value-type="percentage">
            <text:p>-1,4376%</text:p>
          </table:table-cell>
          <table:table-cell office:value-type="percentage" office:value="-0.00684703324449432" calcext:value-type="percentage">
            <text:p>-0,684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7</text:p>
          </table:table-cell>
          <table:table-cell office:value-type="percentage" office:value="0.0264250213719477" calcext:value-type="percentage">
            <text:p>2,6425%</text:p>
          </table:table-cell>
          <table:table-cell office:value-type="percentage" office:value="0.0261392073215143" calcext:value-type="percentage">
            <text:p>2,6139%</text:p>
          </table:table-cell>
          <table:table-cell office:value-type="percentage" office:value="0.0135502536260037" calcext:value-type="percentage">
            <text:p>1,3550%</text:p>
          </table:table-cell>
          <table:table-cell office:value-type="percentage" office:value="0.0255241571140372" calcext:value-type="percentage">
            <text:p>2,5524%</text:p>
          </table:table-cell>
          <table:table-cell office:value-type="percentage" office:value="0.00264823495140498" calcext:value-type="percentage">
            <text:p>0,264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8</text:p>
          </table:table-cell>
          <table:table-cell office:value-type="percentage" office:value="-0.0250091614913027" calcext:value-type="percentage">
            <text:p>-2,5009%</text:p>
          </table:table-cell>
          <table:table-cell office:value-type="percentage" office:value="-0.0227194491337918" calcext:value-type="percentage">
            <text:p>-2,2719%</text:p>
          </table:table-cell>
          <table:table-cell office:value-type="percentage" office:value="-0.01247775645782" calcext:value-type="percentage">
            <text:p>-1,2478%</text:p>
          </table:table-cell>
          <table:table-cell office:value-type="percentage" office:value="-0.0195556051232467" calcext:value-type="percentage">
            <text:p>-1,9556%</text:p>
          </table:table-cell>
          <table:table-cell office:value-type="percentage" office:value="-0.0304535009640527" calcext:value-type="percentage">
            <text:p>-3,04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29</text:p>
          </table:table-cell>
          <table:table-cell office:value-type="percentage" office:value="0.015465847413576" calcext:value-type="percentage">
            <text:p>1,5466%</text:p>
          </table:table-cell>
          <table:table-cell office:value-type="percentage" office:value="0.017964146107589" calcext:value-type="percentage">
            <text:p>1,7964%</text:p>
          </table:table-cell>
          <table:table-cell office:value-type="percentage" office:value="0.0171480924945342" calcext:value-type="percentage">
            <text:p>1,7148%</text:p>
          </table:table-cell>
          <table:table-cell office:value-type="percentage" office:value="0.0190390738279933" calcext:value-type="percentage">
            <text:p>1,9039%</text:p>
          </table:table-cell>
          <table:table-cell office:value-type="percentage" office:value="0.00892630126039728" calcext:value-type="percentage">
            <text:p>0,89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9-30</text:p>
          </table:table-cell>
          <table:table-cell office:value-type="percentage" office:value="0.00297173035367826" calcext:value-type="percentage">
            <text:p>0,2972%</text:p>
          </table:table-cell>
          <table:table-cell office:value-type="percentage" office:value="0.00103800744334803" calcext:value-type="percentage">
            <text:p>0,1038%</text:p>
          </table:table-cell>
          <table:table-cell office:value-type="percentage" office:value="0.00177451748441149" calcext:value-type="percentage">
            <text:p>0,1775%</text:p>
          </table:table-cell>
          <table:table-cell office:value-type="percentage" office:value="-0.00889677224819452" calcext:value-type="percentage">
            <text:p>-0,8897%</text:p>
          </table:table-cell>
          <table:table-cell office:value-type="percentage" office:value="-0.00115204262557711" calcext:value-type="percentage">
            <text:p>-0,115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01</text:p>
          </table:table-cell>
          <table:table-cell office:value-type="percentage" office:value="0.0320549063783748" calcext:value-type="percentage">
            <text:p>3,2055%</text:p>
          </table:table-cell>
          <table:table-cell office:value-type="percentage" office:value="0.0261110202930004" calcext:value-type="percentage">
            <text:p>2,6111%</text:p>
          </table:table-cell>
          <table:table-cell office:value-type="percentage" office:value="0.0159433992686278" calcext:value-type="percentage">
            <text:p>1,5943%</text:p>
          </table:table-cell>
          <table:table-cell office:value-type="percentage" office:value="0.0251345614843816" calcext:value-type="percentage">
            <text:p>2,5135%</text:p>
          </table:table-cell>
          <table:table-cell office:value-type="percentage" office:value="0.0173095810919184" calcext:value-type="percentage">
            <text:p>1,73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04</text:p>
          </table:table-cell>
          <table:table-cell office:value-type="percentage" office:value="-0.200718169620495" calcext:value-type="percentage">
            <text:p>-20,0718%</text:p>
          </table:table-cell>
          <table:table-cell office:value-type="percentage" office:value="-0.179642719751292" calcext:value-type="percentage">
            <text:p>-17,9643%</text:p>
          </table:table-cell>
          <table:table-cell office:value-type="percentage" office:value="-0.0209242618307349" calcext:value-type="percentage">
            <text:p>-2,0924%</text:p>
          </table:table-cell>
          <table:table-cell office:value-type="percentage" office:value="-0.0227670639881432" calcext:value-type="percentage">
            <text:p>-2,2767%</text:p>
          </table:table-cell>
          <table:table-cell office:value-type="percentage" office:value="-0.0222054915854739" calcext:value-type="percentage">
            <text:p>-2,22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05</text:p>
          </table:table-cell>
          <table:table-cell office:value-type="percentage" office:value="0.00628929997141303" calcext:value-type="percentage">
            <text:p>0,6289%</text:p>
          </table:table-cell>
          <table:table-cell office:value-type="percentage" office:value="0.0242398806496598" calcext:value-type="percentage">
            <text:p>2,4240%</text:p>
          </table:table-cell>
          <table:table-cell office:value-type="percentage" office:value="0.00979525935106551" calcext:value-type="percentage">
            <text:p>0,9795%</text:p>
          </table:table-cell>
          <table:table-cell office:value-type="percentage" office:value="0.0152329504269517" calcext:value-type="percentage">
            <text:p>1,5233%</text:p>
          </table:table-cell>
          <table:table-cell office:value-type="percentage" office:value="0.000588805449620811" calcext:value-type="percentage">
            <text:p>0,058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06</text:p>
          </table:table-cell>
          <table:table-cell office:value-type="percentage" office:value="0.00625016474980722" calcext:value-type="percentage">
            <text:p>0,6250%</text:p>
          </table:table-cell>
          <table:table-cell office:value-type="percentage" office:value="0.00320906497654772" calcext:value-type="percentage">
            <text:p>0,3209%</text:p>
          </table:table-cell>
          <table:table-cell office:value-type="percentage" office:value="0.00440920912652598" calcext:value-type="percentage">
            <text:p>0,4409%</text:p>
          </table:table-cell>
          <table:table-cell office:value-type="percentage" office:value="0.00353047479443269" calcext:value-type="percentage">
            <text:p>0,3530%</text:p>
          </table:table-cell>
          <table:table-cell office:value-type="percentage" office:value="0.000923427909250485" calcext:value-type="percentage">
            <text:p>0,092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07</text:p>
          </table:table-cell>
          <table:table-cell office:value-type="percentage" office:value="-0.0155280135272221" calcext:value-type="percentage">
            <text:p>-1,5528%</text:p>
          </table:table-cell>
          <table:table-cell office:value-type="percentage" office:value="-0.0211915270377121" calcext:value-type="percentage">
            <text:p>-2,1192%</text:p>
          </table:table-cell>
          <table:table-cell office:value-type="percentage" office:value="-0.0131694747970628" calcext:value-type="percentage">
            <text:p>-1,3169%</text:p>
          </table:table-cell>
          <table:table-cell office:value-type="percentage" office:value="-0.0193492137460182" calcext:value-type="percentage">
            <text:p>-1,9349%</text:p>
          </table:table-cell>
          <table:table-cell office:value-type="percentage" office:value="0.000226121562952208" calcext:value-type="percentage">
            <text:p>0,02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08</text:p>
          </table:table-cell>
          <table:table-cell office:value-type="percentage" office:value="0.00540773411369044" calcext:value-type="percentage">
            <text:p>0,5408%</text:p>
          </table:table-cell>
          <table:table-cell office:value-type="percentage" office:value="0.00735292607871796" calcext:value-type="percentage">
            <text:p>0,7353%</text:p>
          </table:table-cell>
          <table:table-cell office:value-type="percentage" office:value="0.0097865439555338" calcext:value-type="percentage">
            <text:p>0,9787%</text:p>
          </table:table-cell>
          <table:table-cell office:value-type="percentage" office:value="0.0152466130250473" calcext:value-type="percentage">
            <text:p>1,5247%</text:p>
          </table:table-cell>
          <table:table-cell office:value-type="percentage" office:value="0.0203282542840348" calcext:value-type="percentage">
            <text:p>2,032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11</text:p>
          </table:table-cell>
          <table:table-cell office:value-type="percentage" office:value="-0.0197219979094221" calcext:value-type="percentage">
            <text:p>-1,9722%</text:p>
          </table:table-cell>
          <table:table-cell office:value-type="percentage" office:value="-0.0174371662517536" calcext:value-type="percentage">
            <text:p>-1,7437%</text:p>
          </table:table-cell>
          <table:table-cell office:value-type="percentage" office:value="-0.0123349243800183" calcext:value-type="percentage">
            <text:p>-1,2335%</text:p>
          </table:table-cell>
          <table:table-cell office:value-type="percentage" office:value="-0.0150176448061404" calcext:value-type="percentage">
            <text:p>-1,5018%</text:p>
          </table:table-cell>
          <table:table-cell office:value-type="percentage" office:value="-0.00578731399501919" calcext:value-type="percentage">
            <text:p>-0,578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13</text:p>
          </table:table-cell>
          <table:table-cell office:value-type="percentage" office:value="-0.000914594635936128" calcext:value-type="percentage">
            <text:p>-0,0915%</text:p>
          </table:table-cell>
          <table:table-cell office:value-type="percentage" office:value="0.00123814534476341" calcext:value-type="percentage">
            <text:p>0,1238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0.0017937345492347" calcext:value-type="percentage">
            <text:p>0,1794%</text:p>
          </table:table-cell>
          <table:table-cell office:value-type="percentage" office:value="0.0113745765733642" calcext:value-type="percentage">
            <text:p>1,137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14</text:p>
          </table:table-cell>
          <table:table-cell office:value-type="percentage" office:value="-0.00778019640497174" calcext:value-type="percentage">
            <text:p>-0,7780%</text:p>
          </table:table-cell>
          <table:table-cell office:value-type="percentage" office:value="-0.00494645694641227" calcext:value-type="percentage">
            <text:p>-0,4946%</text:p>
          </table:table-cell>
          <table:table-cell office:value-type="percentage" office:value="-0.0124888883346047" calcext:value-type="percentage">
            <text:p>-1,2489%</text:p>
          </table:table-cell>
          <table:table-cell office:value-type="percentage" office:value="-0.0116382679632387" calcext:value-type="percentage">
            <text:p>-1,1638%</text:p>
          </table:table-cell>
          <table:table-cell office:value-type="percentage" office:value="-0.00238859117190804" calcext:value-type="percentage">
            <text:p>-0,238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15</text:p>
          </table:table-cell>
          <table:table-cell office:value-type="percentage" office:value="0.0193726662954914" calcext:value-type="percentage">
            <text:p>1,9373%</text:p>
          </table:table-cell>
          <table:table-cell office:value-type="percentage" office:value="0.0256835508606432" calcext:value-type="percentage">
            <text:p>2,5684%</text:p>
          </table:table-cell>
          <table:table-cell office:value-type="percentage" office:value="0.0153569190285894" calcext:value-type="percentage">
            <text:p>1,5357%</text:p>
          </table:table-cell>
          <table:table-cell office:value-type="percentage" office:value="0.0190217393694658" calcext:value-type="percentage">
            <text:p>1,9022%</text:p>
          </table:table-cell>
          <table:table-cell office:value-type="percentage" office:value="0.0129257410434245" calcext:value-type="percentage">
            <text:p>1,29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18</text:p>
          </table:table-cell>
          <table:table-cell office:value-type="percentage" office:value="0.0117647646254302" calcext:value-type="percentage">
            <text:p>1,1765%</text:p>
          </table:table-cell>
          <table:table-cell office:value-type="percentage" office:value="0.00686586851940652" calcext:value-type="percentage">
            <text:p>0,6866%</text:p>
          </table:table-cell>
          <table:table-cell office:value-type="percentage" office:value="0.0088967874703354" calcext:value-type="percentage">
            <text:p>0,8897%</text:p>
          </table:table-cell>
          <table:table-cell office:value-type="percentage" office:value="0.00711107420389823" calcext:value-type="percentage">
            <text:p>0,7111%</text:p>
          </table:table-cell>
          <table:table-cell office:value-type="percentage" office:value="-0.0019189170330054" calcext:value-type="percentage">
            <text:p>-0,191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19</text:p>
          </table:table-cell>
          <table:table-cell office:value-type="percentage" office:value="-0.0259392385138765" calcext:value-type="percentage">
            <text:p>-2,5939%</text:p>
          </table:table-cell>
          <table:table-cell office:value-type="percentage" office:value="-0.0236662144362947" calcext:value-type="percentage">
            <text:p>-2,3666%</text:p>
          </table:table-cell>
          <table:table-cell office:value-type="percentage" office:value="-0.0379188902775488" calcext:value-type="percentage">
            <text:p>-3,7919%</text:p>
          </table:table-cell>
          <table:table-cell office:value-type="percentage" office:value="-0.0370697282057251" calcext:value-type="percentage">
            <text:p>-3,7070%</text:p>
          </table:table-cell>
          <table:table-cell office:value-type="percentage" office:value="-0.0328153948334324" calcext:value-type="percentage">
            <text:p>-3,281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0</text:p>
          </table:table-cell>
          <table:table-cell office:value-type="percentage" office:value="0.0266300004470985" calcext:value-type="percentage">
            <text:p>2,6630%</text:p>
          </table:table-cell>
          <table:table-cell office:value-type="percentage" office:value="0.0267050596096428" calcext:value-type="percentage">
            <text:p>2,6705%</text:p>
          </table:table-cell>
          <table:table-cell office:value-type="percentage" office:value="0.0238313577465861" calcext:value-type="percentage">
            <text:p>2,3831%</text:p>
          </table:table-cell>
          <table:table-cell office:value-type="percentage" office:value="0.0210816793350908" calcext:value-type="percentage">
            <text:p>2,1082%</text:p>
          </table:table-cell>
          <table:table-cell office:value-type="percentage" office:value="0.00102102590514397" calcext:value-type="percentage">
            <text:p>0,102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1</text:p>
          </table:table-cell>
          <table:table-cell office:value-type="percentage" office:value="-0.0134168952758527" calcext:value-type="percentage">
            <text:p>-1,3417%</text:p>
          </table:table-cell>
          <table:table-cell office:value-type="percentage" office:value="-0.0204081853684968" calcext:value-type="percentage">
            <text:p>-2,0408%</text:p>
          </table:table-cell>
          <table:table-cell office:value-type="percentage" office:value="-0.0420769730341626" calcext:value-type="percentage">
            <text:p>-4,2077%</text:p>
          </table:table-cell>
          <table:table-cell office:value-type="percentage" office:value="-0.0269300803324042" calcext:value-type="percentage">
            <text:p>-2,6930%</text:p>
          </table:table-cell>
          <table:table-cell office:value-type="percentage" office:value="-0.0275395808134602" calcext:value-type="percentage">
            <text:p>-2,754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2</text:p>
          </table:table-cell>
          <table:table-cell office:value-type="percentage" office:value="-0.0371712875290118" calcext:value-type="percentage">
            <text:p>-3,7171%</text:p>
          </table:table-cell>
          <table:table-cell office:value-type="percentage" office:value="-0.0383987368133093" calcext:value-type="percentage">
            <text:p>-3,8399%</text:p>
          </table:table-cell>
          <table:table-cell office:value-type="percentage" office:value="-0.0177569990851201" calcext:value-type="percentage">
            <text:p>-1,7757%</text:p>
          </table:table-cell>
          <table:table-cell office:value-type="percentage" office:value="-0.0285977618457373" calcext:value-type="percentage">
            <text:p>-2,8598%</text:p>
          </table:table-cell>
          <table:table-cell office:value-type="percentage" office:value="-0.0133568478210424" calcext:value-type="percentage">
            <text:p>-1,33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5</text:p>
          </table:table-cell>
          <table:table-cell office:value-type="percentage" office:value="0.022598785604663" calcext:value-type="percentage">
            <text:p>2,2599%</text:p>
          </table:table-cell>
          <table:table-cell office:value-type="percentage" office:value="0.0195412402287023" calcext:value-type="percentage">
            <text:p>1,9541%</text:p>
          </table:table-cell>
          <table:table-cell office:value-type="percentage" office:value="0.0199809393023844" calcext:value-type="percentage">
            <text:p>1,9981%</text:p>
          </table:table-cell>
          <table:table-cell office:value-type="percentage" office:value="0.0132953469790076" calcext:value-type="percentage">
            <text:p>1,3295%</text:p>
          </table:table-cell>
          <table:table-cell office:value-type="percentage" office:value="0.0227572062918642" calcext:value-type="percentage">
            <text:p>2,275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6</text:p>
          </table:table-cell>
          <table:table-cell office:value-type="percentage" office:value="-0.009208039769947" calcext:value-type="percentage">
            <text:p>-0,9208%</text:p>
          </table:table-cell>
          <table:table-cell office:value-type="percentage" office:value="-0.0108334007287729" calcext:value-type="percentage">
            <text:p>-1,0833%</text:p>
          </table:table-cell>
          <table:table-cell office:value-type="percentage" office:value="-0.0111939997748539" calcext:value-type="percentage">
            <text:p>-1,1194%</text:p>
          </table:table-cell>
          <table:table-cell office:value-type="percentage" office:value="-0.0187440909350712" calcext:value-type="percentage">
            <text:p>-1,8744%</text:p>
          </table:table-cell>
          <table:table-cell office:value-type="percentage" office:value="-0.0211102423768569" calcext:value-type="percentage">
            <text:p>-2,11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7</text:p>
          </table:table-cell>
          <table:table-cell office:value-type="percentage" office:value="0.00325269354547641" calcext:value-type="percentage">
            <text:p>0,3253%</text:p>
          </table:table-cell>
          <table:table-cell office:value-type="percentage" office:value="0.00758220632692552" calcext:value-type="percentage">
            <text:p>0,7582%</text:p>
          </table:table-cell>
          <table:table-cell office:value-type="percentage" office:value="0.00943395189537255" calcext:value-type="percentage">
            <text:p>0,9434%</text:p>
          </table:table-cell>
          <table:table-cell office:value-type="percentage" office:value="0.00477562856354208" calcext:value-type="percentage">
            <text:p>0,4776%</text:p>
          </table:table-cell>
          <table:table-cell office:value-type="percentage" office:value="-0.000535613606464924" calcext:value-type="percentage">
            <text:p>-0,053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8</text:p>
          </table:table-cell>
          <table:table-cell office:value-type="percentage" office:value="-0.00648438533290596" calcext:value-type="percentage">
            <text:p>-0,6484%</text:p>
          </table:table-cell>
          <table:table-cell office:value-type="percentage" office:value="-0.00209029225216284" calcext:value-type="percentage">
            <text:p>-0,2090%</text:p>
          </table:table-cell>
          <table:table-cell office:value-type="percentage" office:value="-0.0168224297369441" calcext:value-type="percentage">
            <text:p>-1,6822%</text:p>
          </table:table-cell>
          <table:table-cell office:value-type="percentage" office:value="-0.00475293033367996" calcext:value-type="percentage">
            <text:p>-0,4753%</text:p>
          </table:table-cell>
          <table:table-cell office:value-type="percentage" office:value="-0.00618636179874577" calcext:value-type="percentage">
            <text:p>-0,61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0-29</text:p>
          </table:table-cell>
          <table:table-cell office:value-type="percentage" office:value="-0.0195804820638528" calcext:value-type="percentage">
            <text:p>-1,9580%</text:p>
          </table:table-cell>
          <table:table-cell office:value-type="percentage" office:value="-0.0234604255203349" calcext:value-type="percentage">
            <text:p>-2,3460%</text:p>
          </table:table-cell>
          <table:table-cell office:value-type="percentage" office:value="-0.0180608260625486" calcext:value-type="percentage">
            <text:p>-1,8061%</text:p>
          </table:table-cell>
          <table:table-cell office:value-type="percentage" office:value="-0.0210124688723402" calcext:value-type="percentage">
            <text:p>-2,1012%</text:p>
          </table:table-cell>
          <table:table-cell office:value-type="percentage" office:value="-0.0208504801097393" calcext:value-type="percentage">
            <text:p>-2,085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01</text:p>
          </table:table-cell>
          <table:table-cell office:value-type="percentage" office:value="0.0360574619455134" calcext:value-type="percentage">
            <text:p>3,6057%</text:p>
          </table:table-cell>
          <table:table-cell office:value-type="percentage" office:value="0.0398263105395773" calcext:value-type="percentage">
            <text:p>3,9826%</text:p>
          </table:table-cell>
          <table:table-cell office:value-type="percentage" office:value="0.0183930191827737" calcext:value-type="percentage">
            <text:p>1,8393%</text:p>
          </table:table-cell>
          <table:table-cell office:value-type="percentage" office:value="0.0253658408104547" calcext:value-type="percentage">
            <text:p>2,5366%</text:p>
          </table:table-cell>
          <table:table-cell office:value-type="percentage" office:value="0.0198065719171796" calcext:value-type="percentage">
            <text:p>1,980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03</text:p>
          </table:table-cell>
          <table:table-cell office:value-type="percentage" office:value="0.0110242922893751" calcext:value-type="percentage">
            <text:p>1,1024%</text:p>
          </table:table-cell>
          <table:table-cell office:value-type="percentage" office:value="0.00949632871792971" calcext:value-type="percentage">
            <text:p>0,9496%</text:p>
          </table:table-cell>
          <table:table-cell office:value-type="percentage" office:value="0.0152091458276364" calcext:value-type="percentage">
            <text:p>1,5209%</text:p>
          </table:table-cell>
          <table:table-cell office:value-type="percentage" office:value="0.00856328661226136" calcext:value-type="percentage">
            <text:p>0,8563%</text:p>
          </table:table-cell>
          <table:table-cell office:value-type="percentage" office:value="0.000625290144101065" calcext:value-type="percentage">
            <text:p>0,062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04</text:p>
          </table:table-cell>
          <table:table-cell office:value-type="percentage" office:value="-0.0495229057445533" calcext:value-type="percentage">
            <text:p>-4,9523%</text:p>
          </table:table-cell>
          <table:table-cell office:value-type="percentage" office:value="-0.0527607518044082" calcext:value-type="percentage">
            <text:p>-5,2761%</text:p>
          </table:table-cell>
          <table:table-cell office:value-type="percentage" office:value="-0.0280898564876803" calcext:value-type="percentage">
            <text:p>-2,8090%</text:p>
          </table:table-cell>
          <table:table-cell office:value-type="percentage" office:value="-0.0330188687888183" calcext:value-type="percentage">
            <text:p>-3,3019%</text:p>
          </table:table-cell>
          <table:table-cell office:value-type="percentage" office:value="-0.0208773208858423" calcext:value-type="percentage">
            <text:p>-2,087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05</text:p>
          </table:table-cell>
          <table:table-cell office:value-type="percentage" office:value="-0.0124283772172215" calcext:value-type="percentage">
            <text:p>-1,2428%</text:p>
          </table:table-cell>
          <table:table-cell office:value-type="percentage" office:value="-0.0120898810388203" calcext:value-type="percentage">
            <text:p>-1,2090%</text:p>
          </table:table-cell>
          <table:table-cell office:value-type="percentage" office:value="-0.00481699695347226" calcext:value-type="percentage">
            <text:p>-0,4817%</text:p>
          </table:table-cell>
          <table:table-cell office:value-type="percentage" office:value="-0.00780483765589024" calcext:value-type="percentage">
            <text:p>-0,7805%</text:p>
          </table:table-cell>
          <table:table-cell office:value-type="percentage" office:value="0.0136541213785635" calcext:value-type="percentage">
            <text:p>1,36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08</text:p>
          </table:table-cell>
          <table:table-cell office:value-type="percentage" office:value="-0.00242005386511102" calcext:value-type="percentage">
            <text:p>-0,2420%</text:p>
          </table:table-cell>
          <table:table-cell office:value-type="percentage" office:value="-0.00524471406227245" calcext:value-type="percentage">
            <text:p>-0,5245%</text:p>
          </table:table-cell>
          <table:table-cell office:value-type="percentage" office:value="-0.0116167129463634" calcext:value-type="percentage">
            <text:p>-1,1617%</text:p>
          </table:table-cell>
          <table:table-cell office:value-type="percentage" office:value="-0.00196658195261201" calcext:value-type="percentage">
            <text:p>-0,1967%</text:p>
          </table:table-cell>
          <table:table-cell office:value-type="percentage" office:value="-0.000410211401969063" calcext:value-type="percentage">
            <text:p>-0,04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09</text:p>
          </table:table-cell>
          <table:table-cell office:value-type="percentage" office:value="-0.010674519324713" calcext:value-type="percentage">
            <text:p>-1,0675%</text:p>
          </table:table-cell>
          <table:table-cell office:value-type="percentage" office:value="-0.0101054108253513" calcext:value-type="percentage">
            <text:p>-1,0105%</text:p>
          </table:table-cell>
          <table:table-cell office:value-type="percentage" office:value="-0.00881488773786276" calcext:value-type="percentage">
            <text:p>-0,8815%</text:p>
          </table:table-cell>
          <table:table-cell office:value-type="percentage" office:value="-0.0108374657597813" calcext:value-type="percentage">
            <text:p>-1,0837%</text:p>
          </table:table-cell>
          <table:table-cell office:value-type="percentage" office:value="0.00719596109981779" calcext:value-type="percentage">
            <text:p>0,719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0</text:p>
          </table:table-cell>
          <table:table-cell office:value-type="percentage" office:value="0.0250123088803236" calcext:value-type="percentage">
            <text:p>2,5012%</text:p>
          </table:table-cell>
          <table:table-cell office:value-type="percentage" office:value="0.0252996142332504" calcext:value-type="percentage">
            <text:p>2,5300%</text:p>
          </table:table-cell>
          <table:table-cell office:value-type="percentage" office:value="0.0187747896334818" calcext:value-type="percentage">
            <text:p>1,8775%</text:p>
          </table:table-cell>
          <table:table-cell office:value-type="percentage" office:value="0.0229083809847699" calcext:value-type="percentage">
            <text:p>2,2908%</text:p>
          </table:table-cell>
          <table:table-cell office:value-type="percentage" office:value="0.00410290424977489" calcext:value-type="percentage">
            <text:p>0,410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1</text:p>
          </table:table-cell>
          <table:table-cell office:value-type="percentage" office:value="0.000478397205545766" calcext:value-type="percentage">
            <text:p>0,0478%</text:p>
          </table:table-cell>
          <table:table-cell office:value-type="percentage" office:value="-0.00216452678207801" calcext:value-type="percentage">
            <text:p>-0,2165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292110252614097" calcext:value-type="percentage">
            <text:p>-0,2921%</text:p>
          </table:table-cell>
          <table:table-cell office:value-type="percentage" office:value="0.0165804771251699" calcext:value-type="percentage">
            <text:p>1,658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2</text:p>
          </table:table-cell>
          <table:table-cell office:value-type="percentage" office:value="-0.00143469036719524" calcext:value-type="percentage">
            <text:p>-0,1435%</text:p>
          </table:table-cell>
          <table:table-cell office:value-type="percentage" office:value="-0.0021692221214562" calcext:value-type="percentage">
            <text:p>-0,2169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0976711514090622" calcext:value-type="percentage">
            <text:p>-0,0977%</text:p>
          </table:table-cell>
          <table:table-cell office:value-type="percentage" office:value="-0.0131167324205153" calcext:value-type="percentage">
            <text:p>-1,311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6</text:p>
          </table:table-cell>
          <table:table-cell office:value-type="percentage" office:value="-0.0110152504671597" calcext:value-type="percentage">
            <text:p>-1,1015%</text:p>
          </table:table-cell>
          <table:table-cell office:value-type="percentage" office:value="-0.0104347842154792" calcext:value-type="percentage">
            <text:p>-1,0435%</text:p>
          </table:table-cell>
          <table:table-cell office:value-type="percentage" office:value="-0.0193987145242934" calcext:value-type="percentage">
            <text:p>-1,9399%</text:p>
          </table:table-cell>
          <table:table-cell office:value-type="percentage" office:value="-0.0185727190536638" calcext:value-type="percentage">
            <text:p>-1,8573%</text:p>
          </table:table-cell>
          <table:table-cell office:value-type="percentage" office:value="-0.0169689216645346" calcext:value-type="percentage">
            <text:p>-1,696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7</text:p>
          </table:table-cell>
          <table:table-cell office:value-type="percentage" office:value="-0.00145284778304888" calcext:value-type="percentage">
            <text:p>-0,1453%</text:p>
          </table:table-cell>
          <table:table-cell office:value-type="percentage" office:value="0.00395431702454463" calcext:value-type="percentage">
            <text:p>0,3954%</text:p>
          </table:table-cell>
          <table:table-cell office:value-type="percentage" office:value="0.00494564125571917" calcext:value-type="percentage">
            <text:p>0,4946%</text:p>
          </table:table-cell>
          <table:table-cell office:value-type="percentage" office:value="-0.000995974510326181" calcext:value-type="percentage">
            <text:p>-0,0996%</text:p>
          </table:table-cell>
          <table:table-cell office:value-type="percentage" office:value="-0.014955792857963" calcext:value-type="percentage">
            <text:p>-1,495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8</text:p>
          </table:table-cell>
          <table:table-cell office:value-type="percentage" office:value="-0.0169738017790682" calcext:value-type="percentage">
            <text:p>-1,6974%</text:p>
          </table:table-cell>
          <table:table-cell office:value-type="percentage" office:value="-0.0166301500220317" calcext:value-type="percentage">
            <text:p>-1,6630%</text:p>
          </table:table-cell>
          <table:table-cell office:value-type="percentage" office:value="-0.0127953285421484" calcext:value-type="percentage">
            <text:p>-1,2795%</text:p>
          </table:table-cell>
          <table:table-cell office:value-type="percentage" office:value="-0.00697915953619177" calcext:value-type="percentage">
            <text:p>-0,6979%</text:p>
          </table:table-cell>
          <table:table-cell office:value-type="percentage" office:value="-0.00408956238768277" calcext:value-type="percentage">
            <text:p>-0,409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19</text:p>
          </table:table-cell>
          <table:table-cell office:value-type="percentage" office:value="-0.00197344570395275" calcext:value-type="percentage">
            <text:p>-0,1973%</text:p>
          </table:table-cell>
          <table:table-cell office:value-type="percentage" office:value="-0.00845578045078243" calcext:value-type="percentage">
            <text:p>-0,8456%</text:p>
          </table:table-cell>
          <table:table-cell office:value-type="percentage" office:value="0.0089730811437525" calcext:value-type="percentage">
            <text:p>0,8973%</text:p>
          </table:table-cell>
          <table:table-cell office:value-type="percentage" office:value="-0.00100397436174937" calcext:value-type="percentage">
            <text:p>-0,1004%</text:p>
          </table:table-cell>
          <table:table-cell office:value-type="percentage" office:value="0.00498419882173939" calcext:value-type="percentage">
            <text:p>0,498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22</text:p>
          </table:table-cell>
          <table:table-cell office:value-type="percentage" office:value="-0.00127456708941565" calcext:value-type="percentage">
            <text:p>-0,1275%</text:p>
          </table:table-cell>
          <table:table-cell office:value-type="percentage" office:value="0.00247786134329075" calcext:value-type="percentage">
            <text:p>0,2478%</text:p>
          </table:table-cell>
          <table:table-cell office:value-type="percentage" office:value="-0.0158102027377579" calcext:value-type="percentage">
            <text:p>-1,5810%</text:p>
          </table:table-cell>
          <table:table-cell office:value-type="percentage" office:value="-0.0100502237910602" calcext:value-type="percentage">
            <text:p>-1,0050%</text:p>
          </table:table-cell>
          <table:table-cell office:value-type="percentage" office:value="-0.00886106662784492" calcext:value-type="percentage">
            <text:p>-0,886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23</text:p>
          </table:table-cell>
          <table:table-cell office:value-type="percentage" office:value="0.00852560568219252" calcext:value-type="percentage">
            <text:p>0,8526%</text:p>
          </table:table-cell>
          <table:table-cell office:value-type="percentage" office:value="0.0167648756334484" calcext:value-type="percentage">
            <text:p>1,6765%</text:p>
          </table:table-cell>
          <table:table-cell office:value-type="percentage" office:value="0.0140561702894195" calcext:value-type="percentage">
            <text:p>1,4056%</text:p>
          </table:table-cell>
          <table:table-cell office:value-type="percentage" office:value="0.00913697146012593" calcext:value-type="percentage">
            <text:p>0,9137%</text:p>
          </table:table-cell>
          <table:table-cell office:value-type="percentage" office:value="0.0150897945594486" calcext:value-type="percentage">
            <text:p>1,509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24</text:p>
          </table:table-cell>
          <table:table-cell office:value-type="percentage" office:value="0.0268522240092104" calcext:value-type="percentage">
            <text:p>2,6852%</text:p>
          </table:table-cell>
          <table:table-cell office:value-type="percentage" office:value="0.0267379906590353" calcext:value-type="percentage">
            <text:p>2,6738%</text:p>
          </table:table-cell>
          <table:table-cell office:value-type="percentage" office:value="0.0155571717386105" calcext:value-type="percentage">
            <text:p>1,5557%</text:p>
          </table:table-cell>
          <table:table-cell office:value-type="percentage" office:value="0.0158115127696423" calcext:value-type="percentage">
            <text:p>1,5812%</text:p>
          </table:table-cell>
          <table:table-cell office:value-type="percentage" office:value="0.00820929357630007" calcext:value-type="percentage">
            <text:p>0,820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25</text:p>
          </table:table-cell>
          <table:table-cell office:value-type="percentage" office:value="0.00871670993173734" calcext:value-type="percentage">
            <text:p>0,8717%</text:p>
          </table:table-cell>
          <table:table-cell office:value-type="percentage" office:value="0.00911452874755492" calcext:value-type="percentage">
            <text:p>0,9115%</text:p>
          </table:table-cell>
          <table:table-cell office:value-type="percentage" office:value="0.00198013148186615" calcext:value-type="percentage">
            <text:p>0,1980%</text:p>
          </table:table-cell>
          <table:table-cell office:value-type="percentage" office:value="0.00905440200725494" calcext:value-type="percentage">
            <text:p>0,9054%</text:p>
          </table:table-cell>
          <table:table-cell office:value-type="percentage" office:value="0.0124098206938783" calcext:value-type="percentage">
            <text:p>1,241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26</text:p>
          </table:table-cell>
          <table:table-cell office:value-type="percentage" office:value="-0.0225635209056568" calcext:value-type="percentage">
            <text:p>-2,2564%</text:p>
          </table:table-cell>
          <table:table-cell office:value-type="percentage" office:value="-0.018924747885544" calcext:value-type="percentage">
            <text:p>-1,8925%</text:p>
          </table:table-cell>
          <table:table-cell office:value-type="percentage" office:value="-0.0207509535111646" calcext:value-type="percentage">
            <text:p>-2,0751%</text:p>
          </table:table-cell>
          <table:table-cell office:value-type="percentage" office:value="-0.0199401865887913" calcext:value-type="percentage">
            <text:p>-1,9940%</text:p>
          </table:table-cell>
          <table:table-cell office:value-type="percentage" office:value="-0.033900067100774" calcext:value-type="percentage">
            <text:p>-3,39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29</text:p>
          </table:table-cell>
          <table:table-cell office:value-type="percentage" office:value="-0.00392925318967019" calcext:value-type="percentage">
            <text:p>-0,3929%</text:p>
          </table:table-cell>
          <table:table-cell office:value-type="percentage" office:value="-0.00657604812487944" calcext:value-type="percentage">
            <text:p>-0,6576%</text:p>
          </table:table-cell>
          <table:table-cell office:value-type="percentage" office:value="0.00403628790778643" calcext:value-type="percentage">
            <text:p>0,4036%</text:p>
          </table:table-cell>
          <table:table-cell office:value-type="percentage" office:value="-0.00101736730898616" calcext:value-type="percentage">
            <text:p>-0,1017%</text:p>
          </table:table-cell>
          <table:table-cell office:value-type="percentage" office:value="0.00577163875410869" calcext:value-type="percentage">
            <text:p>0,577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1-30</text:p>
          </table:table-cell>
          <table:table-cell office:value-type="percentage" office:value="-0.008875835727851" calcext:value-type="percentage">
            <text:p>-0,8876%</text:p>
          </table:table-cell>
          <table:table-cell office:value-type="percentage" office:value="-0.01235658639287" calcext:value-type="percentage">
            <text:p>-1,2357%</text:p>
          </table:table-cell>
          <table:table-cell office:value-type="percentage" office:value="-0.0241205628451595" calcext:value-type="percentage">
            <text:p>-2,4121%</text:p>
          </table:table-cell>
          <table:table-cell office:value-type="percentage" office:value="-0.015274882760945" calcext:value-type="percentage">
            <text:p>-1,5275%</text:p>
          </table:table-cell>
          <table:table-cell office:value-type="percentage" office:value="-0.00874394537708867" calcext:value-type="percentage">
            <text:p>-0,874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1</text:p>
          </table:table-cell>
          <table:table-cell office:value-type="percentage" office:value="-0.00360264357221318" calcext:value-type="percentage">
            <text:p>-0,3603%</text:p>
          </table:table-cell>
          <table:table-cell office:value-type="percentage" office:value="-0.00636566137100414" calcext:value-type="percentage">
            <text:p>-0,6366%</text:p>
          </table:table-cell>
          <table:table-cell office:value-type="percentage" office:value="0.00655853041660626" calcext:value-type="percentage">
            <text:p>0,6559%</text:p>
          </table:table-cell>
          <table:table-cell office:value-type="percentage" office:value="-0.00274412662784529" calcext:value-type="percentage">
            <text:p>-0,2744%</text:p>
          </table:table-cell>
          <table:table-cell office:value-type="percentage" office:value="-0.0111857920816366" calcext:value-type="percentage">
            <text:p>-1,118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2</text:p>
          </table:table-cell>
          <table:table-cell office:value-type="percentage" office:value="0.032483738685424" calcext:value-type="percentage">
            <text:p>3,2484%</text:p>
          </table:table-cell>
          <table:table-cell office:value-type="percentage" office:value="0.0378037884133975" calcext:value-type="percentage">
            <text:p>3,7804%</text:p>
          </table:table-cell>
          <table:table-cell office:value-type="percentage" office:value="0.0307692503317809" calcext:value-type="percentage">
            <text:p>3,0769%</text:p>
          </table:table-cell>
          <table:table-cell office:value-type="percentage" office:value="0.0291060016946059" calcext:value-type="percentage">
            <text:p>2,9106%</text:p>
          </table:table-cell>
          <table:table-cell office:value-type="percentage" office:value="0.0366261473579756" calcext:value-type="percentage">
            <text:p>3,66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3</text:p>
          </table:table-cell>
          <table:table-cell office:value-type="percentage" office:value="0.00193615275037651" calcext:value-type="percentage">
            <text:p>0,1936%</text:p>
          </table:table-cell>
          <table:table-cell office:value-type="percentage" office:value="-0.00346920752640123" calcext:value-type="percentage">
            <text:p>-0,3469%</text:p>
          </table:table-cell>
          <table:table-cell office:value-type="percentage" office:value="-0.0119402868936969" calcext:value-type="percentage">
            <text:p>-1,1940%</text:p>
          </table:table-cell>
          <table:table-cell office:value-type="percentage" office:value="-0.00505042818051837" calcext:value-type="percentage">
            <text:p>-0,5050%</text:p>
          </table:table-cell>
          <table:table-cell office:value-type="percentage" office:value="0" calcext:value-type="percentage">
            <text:p>0,00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6</text:p>
          </table:table-cell>
          <table:table-cell office:value-type="percentage" office:value="0.00869557445376579" calcext:value-type="percentage">
            <text:p>0,8696%</text:p>
          </table:table-cell>
          <table:table-cell office:value-type="percentage" office:value="0.0117493674126243" calcext:value-type="percentage">
            <text:p>1,1749%</text:p>
          </table:table-cell>
          <table:table-cell office:value-type="percentage" office:value="0.00604224210457582" calcext:value-type="percentage">
            <text:p>0,6042%</text:p>
          </table:table-cell>
          <table:table-cell office:value-type="percentage" office:value="0.0121827290265726" calcext:value-type="percentage">
            <text:p>1,2183%</text:p>
          </table:table-cell>
          <table:table-cell office:value-type="percentage" office:value="0.022906974518025" calcext:value-type="percentage">
            <text:p>2,290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7</text:p>
          </table:table-cell>
          <table:table-cell office:value-type="percentage" office:value="-0.013409903762017" calcext:value-type="percentage">
            <text:p>-1,3410%</text:p>
          </table:table-cell>
          <table:table-cell office:value-type="percentage" office:value="-0.01247315765709" calcext:value-type="percentage">
            <text:p>-1,2473%</text:p>
          </table:table-cell>
          <table:table-cell office:value-type="percentage" office:value="0" calcext:value-type="percentage">
            <text:p>0,0000%</text:p>
          </table:table-cell>
          <table:table-cell office:value-type="percentage" office:value="-0.00902709630665954" calcext:value-type="percentage">
            <text:p>-0,9027%</text:p>
          </table:table-cell>
          <table:table-cell office:value-type="percentage" office:value="0.00654133016404801" calcext:value-type="percentage">
            <text:p>0,65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8</text:p>
          </table:table-cell>
          <table:table-cell office:value-type="percentage" office:value="-0.00922332672520376" calcext:value-type="percentage">
            <text:p>-0,9223%</text:p>
          </table:table-cell>
          <table:table-cell office:value-type="percentage" office:value="-0.00958185200901307" calcext:value-type="percentage">
            <text:p>-0,9582%</text:p>
          </table:table-cell>
          <table:table-cell office:value-type="percentage" office:value="-0.00300297634219404" calcext:value-type="percentage">
            <text:p>-0,3003%</text:p>
          </table:table-cell>
          <table:table-cell office:value-type="percentage" office:value="0.00303641018458523" calcext:value-type="percentage">
            <text:p>0,3036%</text:p>
          </table:table-cell>
          <table:table-cell office:value-type="percentage" office:value="0.00500195243496537" calcext:value-type="percentage">
            <text:p>0,50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09</text:p>
          </table:table-cell>
          <table:table-cell office:value-type="percentage" office:value="-0.0225379268942514" calcext:value-type="percentage">
            <text:p>-2,2538%</text:p>
          </table:table-cell>
          <table:table-cell office:value-type="percentage" office:value="-0.0268250051227493" calcext:value-type="percentage">
            <text:p>-2,6825%</text:p>
          </table:table-cell>
          <table:table-cell office:value-type="percentage" office:value="-0.0130522202754031" calcext:value-type="percentage">
            <text:p>-1,3052%</text:p>
          </table:table-cell>
          <table:table-cell office:value-type="percentage" office:value="-0.0232088340845323" calcext:value-type="percentage">
            <text:p>-2,3209%</text:p>
          </table:table-cell>
          <table:table-cell office:value-type="percentage" office:value="-0.0166981201894613" calcext:value-type="percentage">
            <text:p>-1,66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12-10</text:p>
          </table:table-cell>
          <table:table-cell office:value-type="percentage" office:value="0.000501168979992084" calcext:value-type="percentage">
            <text:p>0,0501%</text:p>
          </table:table-cell>
          <table:table-cell office:value-type="percentage" office:value="0.00135565692648987" calcext:value-type="percentage">
            <text:p>0,1356%</text:p>
          </table:table-cell>
          <table:table-cell office:value-type="percentage" office:value="0.00305185485290238" calcext:value-type="percentage">
            <text:p>0,3052%</text:p>
          </table:table-cell>
          <table:table-cell office:value-type="percentage" office:value="0.00206606440690527" calcext:value-type="percentage">
            <text:p>0,2066%</text:p>
          </table:table-cell>
          <table:table-cell office:value-type="percentage" office:value="0.0124751860458552" calcext:value-type="percentage">
            <text:p>1,2475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%</number:text>
    </number:percentage-style>
    <number:percentage-style style:name="N108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23:10:47.169957942</dc:date>
    <meta:editing-duration>PT3M19S</meta:editing-duration>
    <meta:editing-cycles>1</meta:editing-cycles>
    <meta:document-statistic meta:table-count="1" meta:cell-count="1686" meta:object-count="0"/>
    <meta:generator>LibreOffice/7.2.2.2$Linux_X86_64 LibreOffice_project/20$Build-2</meta:generator>
  </office:meta>
</office:document-meta>
</file>